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ales-y-videos-afectado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Nombre de la lección</text:p>
          </table:table-cell>
          <table:table-cell office:value-type="string" calcext:value-type="string">
            <text:p>Canal del que lo han tomado</text:p>
          </table:table-cell>
          <table:table-cell office:value-type="string" calcext:value-type="string">
            <text:p>URL del vídeo original</text:p>
          </table:table-cell>
          <table:table-cell office:value-type="string" calcext:value-type="string">
            <text:p>Nombre del curso donde lo han metido</text:p>
          </table:table-cell>
          <table:table-cell office:value-type="string" calcext:value-type="string">
            <text:p>URL del curso donde lo han metido</text:p>
          </table:table-cell>
          <table:table-cell office:value-type="string" calcext:value-type="string">
            <text:p>CursoId</text:p>
          </table:table-cell>
          <table:table-cell office:value-type="string" calcext:value-type="string">
            <text:p>LeccionI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observables</text:p>
          </table:table-cell>
          <table:table-cell office:value-type="string" calcext:value-type="string">
            <text:p>10 Minutos Programando</text:p>
          </table:table-cell>
          <table:table-cell office:value-type="string" calcext:value-type="string">
            <text:p>https://www.youtube.com/watch?v=ct6q_ao2q5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9" calcext:value-type="float">
            <text:p>1007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 versus hojas de cálculo</text:p>
          </table:table-cell>
          <table:table-cell office:value-type="string" calcext:value-type="string">
            <text:p>365 Data Science</text:p>
          </table:table-cell>
          <table:table-cell office:value-type="string" calcext:value-type="string">
            <text:p>https://www.youtube.com/watch?v=x4Xt0M1mHb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8665" calcext:value-type="float">
            <text:p>108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Node.js</text:p>
          </table:table-cell>
          <table:table-cell office:value-type="string" calcext:value-type="string">
            <text:p>404 Not Found</text:p>
          </table:table-cell>
          <table:table-cell office:value-type="string" calcext:value-type="string">
            <text:p>https://www.youtube.com/watch?v=czFj5zoI5uc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70" calcext:value-type="float">
            <text:p>1562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 Ion-card</text:p>
          </table:table-cell>
          <table:table-cell office:value-type="string" calcext:value-type="string">
            <text:p>A Promagar</text:p>
          </table:table-cell>
          <table:table-cell office:value-type="string" calcext:value-type="string">
            <text:p>https://www.youtube.com/watch?v=SkrIdgN6c1g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0" calcext:value-type="float">
            <text:p>143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</text:p>
          </table:table-cell>
          <table:table-cell office:value-type="string" calcext:value-type="string">
            <text:p>Abel OS</text:p>
          </table:table-cell>
          <table:table-cell office:value-type="string" calcext:value-type="string">
            <text:p>https://www.youtube.com/watch?v=_A3IWqnhla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4" calcext:value-type="float">
            <text:p>918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dos de Independencia de Pruebas</text:p>
          </table:table-cell>
          <table:table-cell office:value-type="string" calcext:value-type="string">
            <text:p>Abiztar</text:p>
          </table:table-cell>
          <table:table-cell office:value-type="string" calcext:value-type="string">
            <text:p>https://www.youtube.com/watch?v=41hhlji8SN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7" calcext:value-type="float">
            <text:p>98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programación y lenguaje C#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https://www.youtube.com/watch?v=rr5nZq61WI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1" calcext:value-type="float">
            <text:p>1529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Introducción a Go</text:p>
          </table:table-cell>
          <table:table-cell office:value-type="string" calcext:value-type="string">
            <text:p>Abstractio Naturae</text:p>
          </table:table-cell>
          <table:table-cell office:value-type="string" calcext:value-type="string">
            <text:p>https://www.youtube.com/watch?v=Gwb5z31-H-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29" calcext:value-type="float">
            <text:p>143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plot()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J_gNWxRG2J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6" calcext:value-type="float">
            <text:p>1011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points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tVreUxYjPQ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7" calcext:value-type="float">
            <text:p>101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 de burbujas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RlhvZ-90Pm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8" calcext:value-type="float">
            <text:p>1011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 de girasol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AgjOjJs3TX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9" calcext:value-type="float">
            <text:p>1011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: función jitter</text:p>
          </table:table-cell>
          <table:table-cell office:value-type="string" calcext:value-type="string">
            <text:p>Academatica</text:p>
          </table:table-cell>
          <table:table-cell office:value-type="string" calcext:value-type="string">
            <text:p>https://www.youtube.com/watch?v=SRa8MkpxU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201" calcext:value-type="float">
            <text:p>1012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SH</text:p>
          </table:table-cell>
          <table:table-cell office:value-type="string" calcext:value-type="string">
            <text:p>Academia de Hostinger</text:p>
          </table:table-cell>
          <table:table-cell office:value-type="string" calcext:value-type="string">
            <text:p>https://www.youtube.com/watch?v=uoTh2zmiLGU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8" calcext:value-type="float">
            <text:p>1402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damentos de un proyecto</text:p>
          </table:table-cell>
          <table:table-cell office:value-type="string" calcext:value-type="string">
            <text:p>AcademiaEBC</text:p>
          </table:table-cell>
          <table:table-cell office:value-type="string" calcext:value-type="string">
            <text:p>https://www.youtube.com/watch?v=_7v1Wq6tGOY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3" calcext:value-type="float">
            <text:p>114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alcular porcentajes</text:p>
          </table:table-cell>
          <table:table-cell office:value-type="string" calcext:value-type="string">
            <text:p>Acadevor</text:p>
          </table:table-cell>
          <table:table-cell office:value-type="string" calcext:value-type="string">
            <text:p>https://www.youtube.com/watch?v=7v-9Jpse_Cw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4" calcext:value-type="float">
            <text:p>1053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piedades particulares de una tabl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www.youtube.com/watch?v=wv1D1yXAEzk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6" calcext:value-type="float">
            <text:p>1449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empresas</text:p>
          </table:table-cell>
          <table:table-cell office:value-type="string" calcext:value-type="string">
            <text:p>Actividades económicas</text:p>
          </table:table-cell>
          <table:table-cell office:value-type="string" calcext:value-type="string">
            <text:p>https://www.youtube.com/watch?v=a475QKk-aIs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0" calcext:value-type="float">
            <text:p>866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s cookies</text:p>
          </table:table-cell>
          <table:table-cell office:value-type="string" calcext:value-type="string">
            <text:p>Ada Lovecode - Didacticode</text:p>
          </table:table-cell>
          <table:table-cell office:value-type="string" calcext:value-type="string">
            <text:p>https://www.youtube.com/watch?v=1PVH9EU_3R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9" calcext:value-type="float">
            <text:p>996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okies en Javascript</text:p>
          </table:table-cell>
          <table:table-cell office:value-type="string" calcext:value-type="string">
            <text:p>Ada Lovecode - Didacticode</text:p>
          </table:table-cell>
          <table:table-cell office:value-type="string" calcext:value-type="string">
            <text:p>https://www.youtube.com/watch?v=k7pteU48rpc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30" calcext:value-type="float">
            <text:p>996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ilar aplicaciones en Access</text:p>
          </table:table-cell>
          <table:table-cell office:value-type="string" calcext:value-type="string">
            <text:p>Adamaris Carolina Rivas Herrera</text:p>
          </table:table-cell>
          <table:table-cell office:value-type="string" calcext:value-type="string">
            <text:p>https://www.youtube.com/watch?v=4L9c1yY8ID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62" calcext:value-type="float">
            <text:p>1449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ptimizar los modelos de dato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UWg3uy9_mf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90" calcext:value-type="float">
            <text:p>105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columnas calculada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FIGEG64Bzh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93" calcext:value-type="float">
            <text:p>105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medidas calculadas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6DYfm3h6UD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4" calcext:value-type="float">
            <text:p>105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xplorar los datos de tiempo</text:p>
          </table:table-cell>
          <table:table-cell office:value-type="string" calcext:value-type="string">
            <text:p>AddKw</text:p>
          </table:table-cell>
          <table:table-cell office:value-type="string" calcext:value-type="string">
            <text:p>https://www.youtube.com/watch?v=Nx2r8gCoVvg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5" calcext:value-type="float">
            <text:p>105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lazar HTML con CSS</text:p>
          </table:table-cell>
          <table:table-cell office:value-type="string" calcext:value-type="string">
            <text:p>Adrian Gallardo - Desarrollador WEB</text:p>
          </table:table-cell>
          <table:table-cell office:value-type="string" calcext:value-type="string">
            <text:p>https://www.youtube.com/watch?v=qROhR9k7ID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2" calcext:value-type="float">
            <text:p>1527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uenta en Shopify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8ZntGaeDH94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2" calcext:value-type="float">
            <text:p>1020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Shopify?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_GNiqgIorc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305" calcext:value-type="float">
            <text:p>102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campañas de anuncios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FabniprAJgk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77" calcext:value-type="float">
            <text:p>146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render el comercio electrónico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tuG6f6BIdVc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7" calcext:value-type="float">
            <text:p>1599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la pasarela de pago de Shopify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U7zJ4Izdwk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0" calcext:value-type="float">
            <text:p>1599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roductos</text:p>
          </table:table-cell>
          <table:table-cell office:value-type="string" calcext:value-type="string">
            <text:p>Adrián Sáenz</text:p>
          </table:table-cell>
          <table:table-cell office:value-type="string" calcext:value-type="string">
            <text:p>https://www.youtube.com/watch?v=b0p8As8SQ_o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2" calcext:value-type="float">
            <text:p>1599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Order by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cPKuDi3joi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2" calcext:value-type="float">
            <text:p>1014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Top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THaKrmiVkF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3" calcext:value-type="float">
            <text:p>1014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ke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zzn7AvMyyx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5" calcext:value-type="float">
            <text:p>101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usula Group by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P3q_EaC7Yh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9" calcext:value-type="float">
            <text:p>1014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Having</text:p>
          </table:table-cell>
          <table:table-cell office:value-type="string" calcext:value-type="string">
            <text:p>Aguilar Systems MX</text:p>
          </table:table-cell>
          <table:table-cell office:value-type="string" calcext:value-type="string">
            <text:p>https://www.youtube.com/watch?v=OOx9SENJj2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0" calcext:value-type="float">
            <text:p>1014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Visual Studio 2019 Community</text:p>
          </table:table-cell>
          <table:table-cell office:value-type="string" calcext:value-type="string">
            <text:p>Alberto Picazo</text:p>
          </table:table-cell>
          <table:table-cell office:value-type="string" calcext:value-type="string">
            <text:p>https://www.youtube.com/watch?v=K7utKxEvvrY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2317" calcext:value-type="float">
            <text:p>102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rivadas con Matlab</text:p>
          </table:table-cell>
          <table:table-cell office:value-type="string" calcext:value-type="string">
            <text:p>Alejandro Duarte</text:p>
          </table:table-cell>
          <table:table-cell office:value-type="string" calcext:value-type="string">
            <text:p>https://www.youtube.com/watch?v=sPKiUwax_H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9" calcext:value-type="float">
            <text:p>1015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gramas</text:p>
          </table:table-cell>
          <table:table-cell office:value-type="string" calcext:value-type="string">
            <text:p>Alejandro Esqueda</text:p>
          </table:table-cell>
          <table:table-cell office:value-type="string" calcext:value-type="string">
            <text:p>https://www.youtube.com/watch?v=y6Fxn9z1l4w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6" calcext:value-type="float">
            <text:p>1104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seño de paneles de control de administrador</text:p>
          </table:table-cell>
          <table:table-cell office:value-type="string" calcext:value-type="string">
            <text:p>Alejandro Nes WEB</text:p>
          </table:table-cell>
          <table:table-cell office:value-type="string" calcext:value-type="string">
            <text:p>https://www.youtube.com/watch?v=wqUu3BXump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1" calcext:value-type="float">
            <text:p>159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s</text:p>
          </table:table-cell>
          <table:table-cell office:value-type="string" calcext:value-type="string">
            <text:p>Alejandro Nes WEB</text:p>
          </table:table-cell>
          <table:table-cell office:value-type="string" calcext:value-type="string">
            <text:p>https://www.youtube.com/watch?v=a4EUpiPcfW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0" calcext:value-type="float">
            <text:p>143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Count</text:p>
          </table:table-cell>
          <table:table-cell office:value-type="string" calcext:value-type="string">
            <text:p>Alexander Tutoriales</text:p>
          </table:table-cell>
          <table:table-cell office:value-type="string" calcext:value-type="string">
            <text:p>https://www.youtube.com/watch?v=z7MJRrNm8c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2" calcext:value-type="float">
            <text:p>1014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l lenguaje de programación Javascript</text:p>
          </table:table-cell>
          <table:table-cell office:value-type="string" calcext:value-type="string">
            <text:p>Alexandra Gomez</text:p>
          </table:table-cell>
          <table:table-cell office:value-type="string" calcext:value-type="string">
            <text:p>https://www.youtube.com/watch?v=3bAQzReTFB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1" calcext:value-type="float">
            <text:p>99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encia, Especificidad y Cascada</text:p>
          </table:table-cell>
          <table:table-cell office:value-type="string" calcext:value-type="string">
            <text:p>AlexCG Design</text:p>
          </table:table-cell>
          <table:table-cell office:value-type="string" calcext:value-type="string">
            <text:p>https://www.youtube.com/watch?v=tfeC1VQxNmU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1" calcext:value-type="float">
            <text:p>1527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antillas Integradas</text:p>
          </table:table-cell>
          <table:table-cell office:value-type="string" calcext:value-type="string">
            <text:p>Alondra De La Cruz</text:p>
          </table:table-cell>
          <table:table-cell office:value-type="string" calcext:value-type="string">
            <text:p>https://www.youtube.com/watch?v=mgXcy2hcvFU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0" calcext:value-type="float">
            <text:p>108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 de 3 capas</text:p>
          </table:table-cell>
          <table:table-cell office:value-type="string" calcext:value-type="string">
            <text:p>Alonso Eduardo Caballero Quezada / ReYDeS</text:p>
          </table:table-cell>
          <table:table-cell office:value-type="string" calcext:value-type="string">
            <text:p>https://www.youtube.com/watch?v=m_JmhYYjdAA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89" calcext:value-type="float">
            <text:p>140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para recuperación después de un error</text:p>
          </table:table-cell>
          <table:table-cell office:value-type="string" calcext:value-type="string">
            <text:p>Andres Masis</text:p>
          </table:table-cell>
          <table:table-cell office:value-type="string" calcext:value-type="string">
            <text:p>https://www.youtube.com/watch?v=lR3caUQ9bL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08" calcext:value-type="float">
            <text:p>161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duct Owner</text:p>
          </table:table-cell>
          <table:table-cell office:value-type="string" calcext:value-type="string">
            <text:p>AngelDiazMaroto</text:p>
          </table:table-cell>
          <table:table-cell office:value-type="string" calcext:value-type="string">
            <text:p>https://www.youtube.com/watch?v=ZqrT1Yaqun4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5" calcext:value-type="float">
            <text:p>1143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beceras en HTTP</text:p>
          </table:table-cell>
          <table:table-cell office:value-type="string" calcext:value-type="string">
            <text:p>Angelica Fernandez</text:p>
          </table:table-cell>
          <table:table-cell office:value-type="string" calcext:value-type="string">
            <text:p>https://www.youtube.com/watch?v=koJuYKjldT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5" calcext:value-type="float">
            <text:p>1402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 de automóviles en 3D</text:p>
          </table:table-cell>
          <table:table-cell office:value-type="string" calcext:value-type="string">
            <text:p>Antartic Games</text:p>
          </table:table-cell>
          <table:table-cell office:value-type="string" calcext:value-type="string">
            <text:p>https://www.youtube.com/watch?v=f5qDc2Mnwt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8" calcext:value-type="float">
            <text:p>1529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simulación </text:p>
          </table:table-cell>
          <table:table-cell office:value-type="string" calcext:value-type="string">
            <text:p>Antonio Hoyos Chaverra</text:p>
          </table:table-cell>
          <table:table-cell office:value-type="string" calcext:value-type="string">
            <text:p>https://www.youtube.com/watch?v=WcWEXC8bmag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81" calcext:value-type="float">
            <text:p>950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básicas Oracle</text:p>
          </table:table-cell>
          <table:table-cell office:value-type="string" calcext:value-type="string">
            <text:p>Antonio Vega</text:p>
          </table:table-cell>
          <table:table-cell office:value-type="string" calcext:value-type="string">
            <text:p>https://www.youtube.com/watch?v=Nhi0Y3q820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5" calcext:value-type="float">
            <text:p>53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xión de scripts en Unity</text:p>
          </table:table-cell>
          <table:table-cell office:value-type="string" calcext:value-type="string">
            <text:p>Antony Morsas</text:p>
          </table:table-cell>
          <table:table-cell office:value-type="string" calcext:value-type="string">
            <text:p>https://www.youtube.com/watch?v=obOGP_BTkEQ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2" calcext:value-type="float">
            <text:p>1529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cutar páginas web desde un servidor web local </text:p>
          </table:table-cell>
          <table:table-cell office:value-type="string" calcext:value-type="string">
            <text:p>AoiTsuki Blog</text:p>
          </table:table-cell>
          <table:table-cell office:value-type="string" calcext:value-type="string">
            <text:p>https://www.youtube.com/watch?v=9bRLtoUe79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2" calcext:value-type="float">
            <text:p>918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oup by</text:p>
          </table:table-cell>
          <table:table-cell office:value-type="string" calcext:value-type="string">
            <text:p>Apasoft Training</text:p>
          </table:table-cell>
          <table:table-cell office:value-type="string" calcext:value-type="string">
            <text:p>https://www.youtube.com/watch?v=1D8KZUh8Ly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2" calcext:value-type="float">
            <text:p>151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Foreanea</text:p>
          </table:table-cell>
          <table:table-cell office:value-type="string" calcext:value-type="string">
            <text:p>Apasoft Training</text:p>
          </table:table-cell>
          <table:table-cell office:value-type="string" calcext:value-type="string">
            <text:p>https://www.youtube.com/watch?v=4BMl4dViNVo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8" calcext:value-type="float">
            <text:p>1515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ar informe en access</text:p>
          </table:table-cell>
          <table:table-cell office:value-type="string" calcext:value-type="string">
            <text:p>Aplicaciones Office</text:p>
          </table:table-cell>
          <table:table-cell office:value-type="string" calcext:value-type="string">
            <text:p>https://www.youtube.com/watch?v=TmX72Lbwwe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2" calcext:value-type="float">
            <text:p>1081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matemáticas</text:p>
          </table:table-cell>
          <table:table-cell office:value-type="string" calcext:value-type="string">
            <text:p>Apps con Swift</text:p>
          </table:table-cell>
          <table:table-cell office:value-type="string" calcext:value-type="string">
            <text:p>https://www.youtube.com/watch?v=NmLnvJptNF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9" calcext:value-type="float">
            <text:p>1021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lógicas</text:p>
          </table:table-cell>
          <table:table-cell office:value-type="string" calcext:value-type="string">
            <text:p>Apps con Swift</text:p>
          </table:table-cell>
          <table:table-cell office:value-type="string" calcext:value-type="string">
            <text:p>https://www.youtube.com/watch?v=Yv6GsXcF5Z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0" calcext:value-type="float">
            <text:p>1021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de Drawers en Ionic</text:p>
          </table:table-cell>
          <table:table-cell office:value-type="string" calcext:value-type="string">
            <text:p>Aprende Angular</text:p>
          </table:table-cell>
          <table:table-cell office:value-type="string" calcext:value-type="string">
            <text:p>https://www.youtube.com/watch?v=JaDBsjhTVD0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7" calcext:value-type="float">
            <text:p>1434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impacto de las Tics en las empresas</text:p>
          </table:table-cell>
          <table:table-cell office:value-type="string" calcext:value-type="string">
            <text:p>Aprendiz de Mercadotecnia</text:p>
          </table:table-cell>
          <table:table-cell office:value-type="string" calcext:value-type="string">
            <text:p>https://www.youtube.com/watch?v=z0YO1PAtn1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3" calcext:value-type="float">
            <text:p>146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ugins para membresías y contenido restringido</text:p>
          </table:table-cell>
          <table:table-cell office:value-type="string" calcext:value-type="string">
            <text:p>AQP Hosting A1</text:p>
          </table:table-cell>
          <table:table-cell office:value-type="string" calcext:value-type="string">
            <text:p>https://www.youtube.com/watch?v=iceIUWMFQP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2" calcext:value-type="float">
            <text:p>159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as redes inalámbricas </text:p>
          </table:table-cell>
          <table:table-cell office:value-type="string" calcext:value-type="string">
            <text:p>AREATECNOLOGIA</text:p>
          </table:table-cell>
          <table:table-cell office:value-type="string" calcext:value-type="string">
            <text:p>https://www.youtube.com/watch?v=XK5W1nq3WnY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2" calcext:value-type="float">
            <text:p>928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<text:s/>conceptos básicos Go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LxoZMMBWD7Q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19" calcext:value-type="float">
            <text:p>83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compuestos: Arreglos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6NnzJzRhtl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1" calcext:value-type="float">
            <text:p>1431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nteros en Go</text:p>
          </table:table-cell>
          <table:table-cell office:value-type="string" calcext:value-type="string">
            <text:p>Arnau Gómez</text:p>
          </table:table-cell>
          <table:table-cell office:value-type="string" calcext:value-type="string">
            <text:p>https://www.youtube.com/watch?v=D2InfdKMgl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3" calcext:value-type="float">
            <text:p>1431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ámetros y valores de retorno</text:p>
          </table:table-cell>
          <table:table-cell office:value-type="string" calcext:value-type="string">
            <text:p>Arturo Chapa</text:p>
          </table:table-cell>
          <table:table-cell office:value-type="string" calcext:value-type="string">
            <text:p>https://www.youtube.com/watch?v=sWLSaikhtz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5" calcext:value-type="float">
            <text:p>1633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cursividad en Go</text:p>
          </table:table-cell>
          <table:table-cell office:value-type="string" calcext:value-type="string">
            <text:p>ARUMALS</text:p>
          </table:table-cell>
          <table:table-cell office:value-type="string" calcext:value-type="string">
            <text:p>https://www.youtube.com/watch?v=8uMwPuy2T2w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2" calcext:value-type="float">
            <text:p>143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 simple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SMXjo5BOa5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4" calcext:value-type="float">
            <text:p>1080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tablas 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TyV3S4Y4yWU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28" calcext:value-type="float">
            <text:p>108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ulti-tablas en Access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OHrcy9X5Js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8" calcext:value-type="float">
            <text:p>108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tualización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lKsi_HD9j4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2" calcext:value-type="float">
            <text:p>1082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consultas en Access</text:p>
          </table:table-cell>
          <table:table-cell office:value-type="string" calcext:value-type="string">
            <text:p>aulaclic</text:p>
          </table:table-cell>
          <table:table-cell office:value-type="string" calcext:value-type="string">
            <text:p>https://www.youtube.com/watch?v=cl5_kYw2Ej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1" calcext:value-type="float">
            <text:p>1449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sicionar elementos y centrarlos</text:p>
          </table:table-cell>
          <table:table-cell office:value-type="string" calcext:value-type="string">
            <text:p>Aulaideal</text:p>
          </table:table-cell>
          <table:table-cell office:value-type="string" calcext:value-type="string">
            <text:p>https://www.youtube.com/watch?v=1V1kJKeYTp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201" calcext:value-type="float">
            <text:p>1442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calabilidad y rendimiento</text:p>
          </table:table-cell>
          <table:table-cell office:value-type="string" calcext:value-type="string">
            <text:p>Aulaideal</text:p>
          </table:table-cell>
          <table:table-cell office:value-type="string" calcext:value-type="string">
            <text:p>https://www.youtube.com/watch?v=vsAfkUvqZZ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3" calcext:value-type="float">
            <text:p>159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Power BI?</text:p>
          </table:table-cell>
          <table:table-cell office:value-type="string" calcext:value-type="string">
            <text:p>Avante Formación</text:p>
          </table:table-cell>
          <table:table-cell office:value-type="string" calcext:value-type="string">
            <text:p>https://www.youtube.com/watch?v=3UEI5ovGx4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0" calcext:value-type="float">
            <text:p>105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nú de opciones Ionic</text:p>
          </table:table-cell>
          <table:table-cell office:value-type="string" calcext:value-type="string">
            <text:p>AxolotechAcademy</text:p>
          </table:table-cell>
          <table:table-cell office:value-type="string" calcext:value-type="string">
            <text:p>https://www.youtube.com/watch?v=JeO0zLyQ8Wk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6" calcext:value-type="float">
            <text:p>1434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 de Drupal 8 | Cap 6 | Gestionar presentación de contenidos</text:p>
          </table:table-cell>
          <table:table-cell office:value-type="string" calcext:value-type="string">
            <text:p>B4N1</text:p>
          </table:table-cell>
          <table:table-cell office:value-type="string" calcext:value-type="string">
            <text:p>https://www.youtube.com/watch?v=AF9RVLdXCII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2" calcext:value-type="float">
            <text:p>83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de Ionic</text:p>
          </table:table-cell>
          <table:table-cell office:value-type="string" calcext:value-type="string">
            <text:p>Baljeet Singh</text:p>
          </table:table-cell>
          <table:table-cell office:value-type="string" calcext:value-type="string">
            <text:p>https://www.youtube.com/watch?v=0srvlUshgtI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4" calcext:value-type="float">
            <text:p>1434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Entidad-Relación</text:p>
          </table:table-cell>
          <table:table-cell office:value-type="string" calcext:value-type="string">
            <text:p>Base de Datos Para todos</text:p>
          </table:table-cell>
          <table:table-cell office:value-type="string" calcext:value-type="string">
            <text:p>https://www.youtube.com/watch?v=oXrC8HJKrco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4" calcext:value-type="float">
            <text:p>53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digo en lenguaje C vs código en lenguaje maquina </text:p>
          </table:table-cell>
          <table:table-cell office:value-type="string" calcext:value-type="string">
            <text:p>Ben Eater</text:p>
          </table:table-cell>
          <table:table-cell office:value-type="string" calcext:value-type="string">
            <text:p>https://www.youtube.com/watch?v=yOyaJXpAYZQ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06" calcext:value-type="float">
            <text:p>93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ndo los tipos de pruebas</text:p>
          </table:table-cell>
          <table:table-cell office:value-type="string" calcext:value-type="string">
            <text:p>Berenice Mendoza</text:p>
          </table:table-cell>
          <table:table-cell office:value-type="string" calcext:value-type="string">
            <text:p>https://www.youtube.com/watch?v=rOc_v1Uii9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0" calcext:value-type="float">
            <text:p>139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relacionales</text:p>
          </table:table-cell>
          <table:table-cell office:value-type="string" calcext:value-type="string">
            <text:p>BI-Talent</text:p>
          </table:table-cell>
          <table:table-cell office:value-type="string" calcext:value-type="string">
            <text:p>https://www.youtube.com/watch?v=2stSFi0A3N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5" calcext:value-type="float">
            <text:p>1517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básica de un documento HTML</text:p>
          </table:table-cell>
          <table:table-cell office:value-type="string" calcext:value-type="string">
            <text:p>Bifrost Diseño y Desarrollo Web</text:p>
          </table:table-cell>
          <table:table-cell office:value-type="string" calcext:value-type="string">
            <text:p>https://www.youtube.com/watch?v=0FYaJJ-bBz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0" calcext:value-type="float">
            <text:p>158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olución de problemas y conflictos de plugins</text:p>
          </table:table-cell>
          <table:table-cell office:value-type="string" calcext:value-type="string">
            <text:p>BigMasterWeb</text:p>
          </table:table-cell>
          <table:table-cell office:value-type="string" calcext:value-type="string">
            <text:p>https://www.youtube.com/watch?v=HdQyGmksBg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1" calcext:value-type="float">
            <text:p>159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programación orientada a objetos</text:p>
          </table:table-cell>
          <table:table-cell office:value-type="string" calcext:value-type="string">
            <text:p>BitBoss</text:p>
          </table:table-cell>
          <table:table-cell office:value-type="string" calcext:value-type="string">
            <text:p>https://www.youtube.com/watch?v=SI7O81GMG2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8" calcext:value-type="float">
            <text:p>996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icación de los principios fundamentales de la POO</text:p>
          </table:table-cell>
          <table:table-cell office:value-type="string" calcext:value-type="string">
            <text:p>BitBoss</text:p>
          </table:table-cell>
          <table:table-cell office:value-type="string" calcext:value-type="string">
            <text:p>https://www.youtube.com/watch?v=SI7O81GMG2A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1" calcext:value-type="float">
            <text:p>106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e.js</text:p>
          </table:table-cell>
          <table:table-cell office:value-type="string" calcext:value-type="string">
            <text:p>Bitech Studio</text:p>
          </table:table-cell>
          <table:table-cell office:value-type="string" calcext:value-type="string">
            <text:p>https://www.youtube.com/watch?v=xJzzu7MVZX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66" calcext:value-type="float">
            <text:p>1562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02 - Curso GO (GOLang) – De 0 a 100 - Elegir IDE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0skayP8J2l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22" calcext:value-type="float">
            <text:p>83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05 - Curso GO (GOLang) – De 0 a 100 - Variables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C60ga854H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26" calcext:value-type="float">
            <text:p>831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15 - Curso GO (GOLang) – De 0 a 100 - Estructuras de control: if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ZUY7h7NCc3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36" calcext:value-type="float">
            <text:p>83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17 - Curso GO (GOLang) – De 0 a 100 - Estructuras de control: switch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P9oAMtf_t3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38" calcext:value-type="float">
            <text:p>83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33 - Curso GO (GOLang) – De 0 a 100 - Panic y Recover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x-Epx0twtZ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54" calcext:value-type="float">
            <text:p>83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41 - Curso GO (GOLang) – De 0 a 100 - Manejo de Errores (Español)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wGMAA5dabY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83162" calcext:value-type="float">
            <text:p>83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inicio Go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VTFyy1xSTP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3" calcext:value-type="float">
            <text:p>143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servidor web en Go</text:p>
          </table:table-cell>
          <table:table-cell office:value-type="string" calcext:value-type="string">
            <text:p>Block AI</text:p>
          </table:table-cell>
          <table:table-cell office:value-type="string" calcext:value-type="string">
            <text:p>https://www.youtube.com/watch?v=Z21_2Zy1lO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9" calcext:value-type="float">
            <text:p>1431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tecnología de la información</text:p>
          </table:table-cell>
          <table:table-cell office:value-type="string" calcext:value-type="string">
            <text:p>Blog de tecnología y cultura</text:p>
          </table:table-cell>
          <table:table-cell office:value-type="string" calcext:value-type="string">
            <text:p>https://www.youtube.com/watch?v=CykW7S4h05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598" calcext:value-type="float">
            <text:p>1465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ndo servicios y componente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WgJx-kfTLTQ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8" calcext:value-type="float">
            <text:p>1007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ndo elementos de Firebase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pI3JSZhaCd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3" calcext:value-type="float">
            <text:p>1007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ando elementos de Firebase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Nt3wJUbENC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3" calcext:value-type="float">
            <text:p>1057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Ionic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duekybtjLck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06" calcext:value-type="float">
            <text:p>143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ones Material Design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X4cEHPX2ia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5" calcext:value-type="float">
            <text:p>913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damentos de Node.j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mG4U9t5nWG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71" calcext:value-type="float">
            <text:p>1562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cione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eyFlEH6cwFQ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17" calcext:value-type="float">
            <text:p>156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I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sB6Vc3gze3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21" calcext:value-type="float">
            <text:p>156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rmalización de bases de datos</text:p>
          </table:table-cell>
          <table:table-cell office:value-type="string" calcext:value-type="string">
            <text:p>Bluuweb</text:p>
          </table:table-cell>
          <table:table-cell office:value-type="string" calcext:value-type="string">
            <text:p>https://www.youtube.com/watch?v=D_Alt-GY-x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05" calcext:value-type="float">
            <text:p>161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Min-Max</text:p>
          </table:table-cell>
          <table:table-cell office:value-type="string" calcext:value-type="string">
            <text:p>Brain GM</text:p>
          </table:table-cell>
          <table:table-cell office:value-type="string" calcext:value-type="string">
            <text:p>https://www.youtube.com/watch?v=RyB5ssFHGL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4" calcext:value-type="float">
            <text:p>1014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interfaz de usuario en Unity</text:p>
          </table:table-cell>
          <table:table-cell office:value-type="string" calcext:value-type="string">
            <text:p>BravePixelG</text:p>
          </table:table-cell>
          <table:table-cell office:value-type="string" calcext:value-type="string">
            <text:p>https://www.youtube.com/watch?v=a0SV0CZ13Q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9" calcext:value-type="float">
            <text:p>1528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teligencia artificial</text:p>
          </table:table-cell>
          <table:table-cell office:value-type="string" calcext:value-type="string">
            <text:p>BravePixelG</text:p>
          </table:table-cell>
          <table:table-cell office:value-type="string" calcext:value-type="string">
            <text:p>https://www.youtube.com/watch?v=2cDXDUotpY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6" calcext:value-type="float">
            <text:p>1529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fectos de partículas en Unity</text:p>
          </table:table-cell>
          <table:table-cell office:value-type="string" calcext:value-type="string">
            <text:p>ButterGames</text:p>
          </table:table-cell>
          <table:table-cell office:value-type="string" calcext:value-type="string">
            <text:p>https://www.youtube.com/watch?v=hq985sM9WOw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3" calcext:value-type="float">
            <text:p>1529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previo de una plantilla Bootstrap</text:p>
          </table:table-cell>
          <table:table-cell office:value-type="string" calcext:value-type="string">
            <text:p>Byspel Tech - Programación de Software</text:p>
          </table:table-cell>
          <table:table-cell office:value-type="string" calcext:value-type="string">
            <text:p>https://www.youtube.com/watch?v=wZOPylWWhF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6" calcext:value-type="float">
            <text:p>918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rutas y navegación</text:p>
          </table:table-cell>
          <table:table-cell office:value-type="string" calcext:value-type="string">
            <text:p>campusMVP.es</text:p>
          </table:table-cell>
          <table:table-cell office:value-type="string" calcext:value-type="string">
            <text:p>https://www.youtube.com/watch?v=TbaQ42y8mo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7" calcext:value-type="float">
            <text:p>159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resiones aritméticas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jRfJ4j7Eh7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59" calcext:value-type="float">
            <text:p>1515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lógicos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FvkfzPPFx9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1" calcext:value-type="float">
            <text:p>1515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ivacion Esquema HR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EfbN7_1Sfe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1" calcext:value-type="float">
            <text:p>1517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del servicio (inicio y parada)</text:p>
          </table:table-cell>
          <table:table-cell office:value-type="string" calcext:value-type="string">
            <text:p>Carlos Alberto Cañón Romero</text:p>
          </table:table-cell>
          <table:table-cell office:value-type="string" calcext:value-type="string">
            <text:p>https://www.youtube.com/watch?v=j9Ru_a_O0J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3" calcext:value-type="float">
            <text:p>1402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labras de colores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zMY226yoS_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5" calcext:value-type="float">
            <text:p>1527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GB y RBGA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HCa_Cjdy65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6" calcext:value-type="float">
            <text:p>1527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xadecimales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p4LWgnLjsf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7" calcext:value-type="float">
            <text:p>1527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SL Y HSLA</text:p>
          </table:table-cell>
          <table:table-cell office:value-type="string" calcext:value-type="string">
            <text:p>Carlos Alfaro</text:p>
          </table:table-cell>
          <table:table-cell office:value-type="string" calcext:value-type="string">
            <text:p>https://www.youtube.com/watch?v=lfFLJTaCXWM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8" calcext:value-type="float">
            <text:p>1527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r la experiencia del usuario</text:p>
          </table:table-cell>
          <table:table-cell office:value-type="string" calcext:value-type="string">
            <text:p>Carlos Enrique | Shopify Developer</text:p>
          </table:table-cell>
          <table:table-cell office:value-type="string" calcext:value-type="string">
            <text:p>https://www.youtube.com/watch?v=6hIRVndTem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2" calcext:value-type="float">
            <text:p>1599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deo game development (Desarrollo de videojuegos)</text:p>
          </table:table-cell>
          <table:table-cell office:value-type="string" calcext:value-type="string">
            <text:p>Carlos Gonzalez Morcillo</text:p>
          </table:table-cell>
          <table:table-cell office:value-type="string" calcext:value-type="string">
            <text:p>https://www.youtube.com/watch?v=SEP-ccVfsr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0" calcext:value-type="float">
            <text:p>929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Visual Studio Code</text:p>
          </table:table-cell>
          <table:table-cell office:value-type="string" calcext:value-type="string">
            <text:p>Carlos Master Web</text:p>
          </table:table-cell>
          <table:table-cell office:value-type="string" calcext:value-type="string">
            <text:p>https://www.youtube.com/watch?v=h_c4pvAtqI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8" calcext:value-type="float">
            <text:p>1007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Git</text:p>
          </table:table-cell>
          <table:table-cell office:value-type="string" calcext:value-type="string">
            <text:p>Carlos Master Web</text:p>
          </table:table-cell>
          <table:table-cell office:value-type="string" calcext:value-type="string">
            <text:p>https://www.youtube.com/watch?v=WcYTcttEf50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3" calcext:value-type="float">
            <text:p>1032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llaves en Access</text:p>
          </table:table-cell>
          <table:table-cell office:value-type="string" calcext:value-type="string">
            <text:p>Carlos Mojica</text:p>
          </table:table-cell>
          <table:table-cell office:value-type="string" calcext:value-type="string">
            <text:p>https://www.youtube.com/watch?v=AfaMZ_Q4Zp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7" calcext:value-type="float">
            <text:p>1449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para consultas y automatización</text:p>
          </table:table-cell>
          <table:table-cell office:value-type="string" calcext:value-type="string">
            <text:p>Carlos Pineda Clases de Computación y Programación</text:p>
          </table:table-cell>
          <table:table-cell office:value-type="string" calcext:value-type="string">
            <text:p>https://www.youtube.com/watch?v=4XWtUuSkU-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0" calcext:value-type="float">
            <text:p>108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ontraseñas seguras y autenticación en dos pasos</text:p>
          </table:table-cell>
          <table:table-cell office:value-type="string" calcext:value-type="string">
            <text:p>Carlos SEO</text:p>
          </table:table-cell>
          <table:table-cell office:value-type="string" calcext:value-type="string">
            <text:p>https://www.youtube.com/watch?v=QE686Bl0Mu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0" calcext:value-type="float">
            <text:p>1591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Generales del manejo de prueba de softwares</text:p>
          </table:table-cell>
          <table:table-cell office:value-type="string" calcext:value-type="string">
            <text:p>Catch Exception Canal</text:p>
          </table:table-cell>
          <table:table-cell office:value-type="string" calcext:value-type="string">
            <text:p>https://www.youtube.com/watch?v=TEf8vJMyhs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4" calcext:value-type="float">
            <text:p>1392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Integración</text:p>
          </table:table-cell>
          <table:table-cell office:value-type="string" calcext:value-type="string">
            <text:p>Catch Exception Canal</text:p>
          </table:table-cell>
          <table:table-cell office:value-type="string" calcext:value-type="string">
            <text:p>https://www.youtube.com/watch?v=lnx5-s53Cw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2" calcext:value-type="float">
            <text:p>139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cluir y vincular Materialize CSS en un proyecto web</text:p>
          </table:table-cell>
          <table:table-cell office:value-type="string" calcext:value-type="string">
            <text:p>cazzcode</text:p>
          </table:table-cell>
          <table:table-cell office:value-type="string" calcext:value-type="string">
            <text:p>https://www.youtube.com/watch?v=5GzoBsD32f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3" calcext:value-type="float">
            <text:p>1584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olución histórica de la gestión de proyectos</text:p>
          </table:table-cell>
          <table:table-cell office:value-type="string" calcext:value-type="string">
            <text:p>CEC - IAEN</text:p>
          </table:table-cell>
          <table:table-cell office:value-type="string" calcext:value-type="string">
            <text:p>https://www.youtube.com/watch?v=MlyrriEzx3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298" calcext:value-type="float">
            <text:p>114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fluencia de la organización en la gestión de proyectos</text:p>
          </table:table-cell>
          <table:table-cell office:value-type="string" calcext:value-type="string">
            <text:p>CEC - IAEN</text:p>
          </table:table-cell>
          <table:table-cell office:value-type="string" calcext:value-type="string">
            <text:p>https://www.youtube.com/watch?v=HYy-9LR5gU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4" calcext:value-type="float">
            <text:p>114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dministrador de servidores</text:p>
          </table:table-cell>
          <table:table-cell office:value-type="string" calcext:value-type="string">
            <text:p>CECyT Digital Harbor</text:p>
          </table:table-cell>
          <table:table-cell office:value-type="string" calcext:value-type="string">
            <text:p>https://www.youtube.com/watch?v=ImnGRlIf4a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4" calcext:value-type="float">
            <text:p>1402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ar el plan para la dirección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1W9FbdYhXrw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7" calcext:value-type="float">
            <text:p>114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alcance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zlYkvC58iy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2" calcext:value-type="float">
            <text:p>114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r el alcance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_OuVzHNGjIA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3" calcext:value-type="float">
            <text:p>114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r la gestión del alcance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5HY4qLALPWQ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4" calcext:value-type="float">
            <text:p>114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 calidad del proyecto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YdQECHVm29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5" calcext:value-type="float">
            <text:p>114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ertificación PMP</text:p>
          </table:table-cell>
          <table:table-cell office:value-type="string" calcext:value-type="string">
            <text:p>CertCampus</text:p>
          </table:table-cell>
          <table:table-cell office:value-type="string" calcext:value-type="string">
            <text:p>https://www.youtube.com/watch?v=3gNPZMOyCF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2" calcext:value-type="float">
            <text:p>1143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a macro</text:p>
          </table:table-cell>
          <table:table-cell office:value-type="string" calcext:value-type="string">
            <text:p>CETCT Tlapa</text:p>
          </table:table-cell>
          <table:table-cell office:value-type="string" calcext:value-type="string">
            <text:p>https://www.youtube.com/watch?v=0uDQ-CP4uV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2" calcext:value-type="float">
            <text:p>108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Qué son las excepciones y su importancia</text:p>
          </table:table-cell>
          <table:table-cell office:value-type="string" calcext:value-type="string">
            <text:p>Charly Cimino</text:p>
          </table:table-cell>
          <table:table-cell office:value-type="string" calcext:value-type="string">
            <text:p>https://www.youtube.com/watch?v=njd0bZiQDm0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25" calcext:value-type="float">
            <text:p>1067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amperio</text:p>
          </table:table-cell>
          <table:table-cell office:value-type="string" calcext:value-type="string">
            <text:p>Charly Labs</text:p>
          </table:table-cell>
          <table:table-cell office:value-type="string" calcext:value-type="string">
            <text:p>https://www.youtube.com/watch?v=YTX2Trvrmp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5" calcext:value-type="float">
            <text:p>928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y estructura del protocolo HTTP</text:p>
          </table:table-cell>
          <table:table-cell office:value-type="string" calcext:value-type="string">
            <text:p>Clarkode</text:p>
          </table:table-cell>
          <table:table-cell office:value-type="string" calcext:value-type="string">
            <text:p>https://www.youtube.com/watch?v=VtJDucHz9S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2" calcext:value-type="float">
            <text:p>1402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eliminación</text:p>
          </table:table-cell>
          <table:table-cell office:value-type="string" calcext:value-type="string">
            <text:p>Clases Virtuales</text:p>
          </table:table-cell>
          <table:table-cell office:value-type="string" calcext:value-type="string">
            <text:p>https://www.youtube.com/watch?v=sJfkMI9bH3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0" calcext:value-type="float">
            <text:p>1082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osting gratuito</text:p>
          </table:table-cell>
          <table:table-cell office:value-type="string" calcext:value-type="string">
            <text:p>CMSyMas</text:p>
          </table:table-cell>
          <table:table-cell office:value-type="string" calcext:value-type="string">
            <text:p>https://www.youtube.com/watch?v=tAJeP7NkQl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2" calcext:value-type="float">
            <text:p>918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con parámetros</text:p>
          </table:table-cell>
          <table:table-cell office:value-type="string" calcext:value-type="string">
            <text:p>Code Hive</text:p>
          </table:table-cell>
          <table:table-cell office:value-type="string" calcext:value-type="string">
            <text:p>https://www.youtube.com/watch?v=e3EyqGnb6X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7" calcext:value-type="float">
            <text:p>996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orientada a objetos en JavaScript</text:p>
          </table:table-cell>
          <table:table-cell office:value-type="string" calcext:value-type="string">
            <text:p>Code Hive</text:p>
          </table:table-cell>
          <table:table-cell office:value-type="string" calcext:value-type="string">
            <text:p>https://www.youtube.com/watch?v=Rrxv7eGQEGw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9" calcext:value-type="float">
            <text:p>996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ágenes, Pixeles y RGB</text:p>
          </table:table-cell>
          <table:table-cell office:value-type="string" calcext:value-type="string">
            <text:p>Code.org</text:p>
          </table:table-cell>
          <table:table-cell office:value-type="string" calcext:value-type="string">
            <text:p>https://www.youtube.com/watch?v=15aqFQQVBWU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5" calcext:value-type="float">
            <text:p>951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do el mundo debería saber programar</text:p>
          </table:table-cell>
          <table:table-cell office:value-type="string" calcext:value-type="string">
            <text:p>Code.org</text:p>
          </table:table-cell>
          <table:table-cell office:value-type="string" calcext:value-type="string">
            <text:p>https://www.youtube.com/watch?v=dU1xS07N-F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9" calcext:value-type="float">
            <text:p>109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Grid </text:p>
          </table:table-cell>
          <table:table-cell office:value-type="string" calcext:value-type="string">
            <text:p>CodeLag</text:p>
          </table:table-cell>
          <table:table-cell office:value-type="string" calcext:value-type="string">
            <text:p>https://www.youtube.com/watch?v=vtoCPKQuVU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19" calcext:value-type="float">
            <text:p>91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49Td6B-_-F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1" calcext:value-type="float">
            <text:p>1007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LF/Else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_BnyzMF5VV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5" calcext:value-type="float">
            <text:p>1057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uting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DiZ08Tzihq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8" calcext:value-type="float">
            <text:p>1057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uterLink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ZDEWs5rhfH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9" calcext:value-type="float">
            <text:p>1057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cio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Lez9ZAEAYsM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0" calcext:value-type="float">
            <text:p>1057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 dinámica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fCFsE4nL6Z0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2" calcext:value-type="float">
            <text:p>1057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Bootstrap en un proyecto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IZxsjf5nIl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78" calcext:value-type="float">
            <text:p>1592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formularios dinámicos</text:p>
          </table:table-cell>
          <table:table-cell office:value-type="string" calcext:value-type="string">
            <text:p>Coders Free</text:p>
          </table:table-cell>
          <table:table-cell office:value-type="string" calcext:value-type="string">
            <text:p>https://www.youtube.com/watch?v=DupxC_fvEO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9" calcext:value-type="float">
            <text:p>159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clases de offset para desplazar columnas horizontalmente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Z1FAemjxB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1" calcext:value-type="float">
            <text:p>91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 etiqueta &lt;blockquote&gt; para resaltar y enfatizar párrafos de texto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V-0wFT3fvg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31" calcext:value-type="float">
            <text:p>913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para cambiar la tipografía y los colores en el diseño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G6B6Qw0IyJ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4" calcext:value-type="float">
            <text:p>1584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configuración de la rejilla principal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miLlEj-vZ9c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5" calcext:value-type="float">
            <text:p>158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push y pull para cambiar el orden de las columnas en dispositivos específicos.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wVNtk_Xq0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1" calcext:value-type="float">
            <text:p>158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ineaciones de Texto, Objetos y Contenido Flotante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hR1nCykpq6o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3" calcext:value-type="float">
            <text:p>1584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adicionales para personalizar y modificar las clases "row" y "container"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IscekHH5M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4" calcext:value-type="float">
            <text:p>1584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ón de efectos de profundidad y sombras en elementos utilizando las clases de Materialize CS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FPSho9T1meY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5" calcext:value-type="float">
            <text:p>1584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CSS para hacer que las imágenes sean adaptables y responsiv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V-qXzCTdrC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6" calcext:value-type="float">
            <text:p>1584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las clases de Materialize CSS para estilizar y diseñar tabl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rM5dr-wYh-Y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8" calcext:value-type="float">
            <text:p>158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contenido colapsable utilizando las clases de Materialize CS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HH0cnOzSeH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0" calcext:value-type="float">
            <text:p>158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 tooltips para proporcionar información adicional sobre elemento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gm2W7P40sA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1" calcext:value-type="float">
            <text:p>1584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os de autenticación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bwTkh58mv9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9" calcext:value-type="float">
            <text:p>1013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Cadena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fECrNsyl-4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6" calcext:value-type="float">
            <text:p>101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CodeStack</text:p>
          </table:table-cell>
          <table:table-cell office:value-type="string" calcext:value-type="string">
            <text:p>https://www.youtube.com/watch?v=cUwtCd84-o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6" calcext:value-type="float">
            <text:p>1014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mar a funciones desde otra función</text:p>
          </table:table-cell>
          <table:table-cell office:value-type="string" calcext:value-type="string">
            <text:p>Codificandolo</text:p>
          </table:table-cell>
          <table:table-cell office:value-type="string" calcext:value-type="string">
            <text:p>https://www.youtube.com/watch?v=p5O9aU3_5_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2" calcext:value-type="float">
            <text:p>997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los de textos</text:p>
          </table:table-cell>
          <table:table-cell office:value-type="string" calcext:value-type="string">
            <text:p>Código AV</text:p>
          </table:table-cell>
          <table:table-cell office:value-type="string" calcext:value-type="string">
            <text:p>https://www.youtube.com/watch?v=mxphnL5t75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7" calcext:value-type="float">
            <text:p>1527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s de sitios webs con funcionalidades asíncronas</text:p>
          </table:table-cell>
          <table:table-cell office:value-type="string" calcext:value-type="string">
            <text:p>Código con Juan</text:p>
          </table:table-cell>
          <table:table-cell office:value-type="string" calcext:value-type="string">
            <text:p>https://www.youtube.com/watch?v=SH3OAAh1fG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5" calcext:value-type="float">
            <text:p>99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cloud o en la nube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Lju2-YcsdO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2" calcext:value-type="float">
            <text:p>1617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línea de comandos para el control del servicio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itDrFPM3Kdw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3" calcext:value-type="float">
            <text:p>161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web services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nslghYXw4cg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9" calcext:value-type="float">
            <text:p>1617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 un Servidor web en Visual Studio Code paso a paso con Live Server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HIFPUGVFEf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802" calcext:value-type="float">
            <text:p>1618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eb Server Video Streaming con Raspberry Pi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fCTc1sBQwi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804" calcext:value-type="float">
            <text:p>1618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ipulación Slider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Z74MYeWnsDM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85579" calcext:value-type="float">
            <text:p>855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ck layout práctica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95xETIpAf1g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85582" calcext:value-type="float">
            <text:p>855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iUKChj6mb_o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3" calcext:value-type="float">
            <text:p>1565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DX2EzxBZml8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4" calcext:value-type="float">
            <text:p>1565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2lpq7mEpx_I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597" calcext:value-type="float">
            <text:p>1565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torno de desarrollo 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oggj94z6tsQ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0" calcext:value-type="float">
            <text:p>156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a aplicacion con Xamarin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TFDxeMET7N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1" calcext:value-type="float">
            <text:p>156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XAML vs Código C#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BHu1OZkRlx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2" calcext:value-type="float">
            <text:p>156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ata binding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UDZ-QqEHOIk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3" calcext:value-type="float">
            <text:p>156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nding Context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Y3iIIIFFwQU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4" calcext:value-type="float">
            <text:p>156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ck Layout en XAML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tczmLUCt0Jw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5" calcext:value-type="float">
            <text:p>156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id en XAML</text:p>
          </table:table-cell>
          <table:table-cell office:value-type="string" calcext:value-type="string">
            <text:p>Código Empírico</text:p>
          </table:table-cell>
          <table:table-cell office:value-type="string" calcext:value-type="string">
            <text:p>https://www.youtube.com/watch?v=uhISG2QhgbA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https://edutin.com/curso-de-xamarin-3865</text:p>
          </table:table-cell>
          <table:table-cell office:value-type="float" office:value="3865" calcext:value-type="float">
            <text:p>3865</text:p>
          </table:table-cell>
          <table:table-cell office:value-type="float" office:value="156606" calcext:value-type="float">
            <text:p>1566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For</text:p>
          </table:table-cell>
          <table:table-cell office:value-type="string" calcext:value-type="string">
            <text:p>Código JS</text:p>
          </table:table-cell>
          <table:table-cell office:value-type="string" calcext:value-type="string">
            <text:p>https://www.youtube.com/watch?v=m2l9rsAHp8Q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7" calcext:value-type="float">
            <text:p>1057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bases de datos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yoeV4Ex8C8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1" calcext:value-type="float">
            <text:p>1013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 relacionales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MRmmPJId5-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5" calcext:value-type="float">
            <text:p>1013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entidad-rel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u2bXiPJf9o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6" calcext:value-type="float">
            <text:p>1013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ado de base de datos (sin normalizar)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te-i37IIFe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7" calcext:value-type="float">
            <text:p>1013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rmaliz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bO18omSzeR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8" calcext:value-type="float">
            <text:p>1013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nguaje SQL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dnP8_0PJmv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3" calcext:value-type="float">
            <text:p>101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rmalización</text:p>
          </table:table-cell>
          <table:table-cell office:value-type="string" calcext:value-type="string">
            <text:p>CodigoCompilado</text:p>
          </table:table-cell>
          <table:table-cell office:value-type="string" calcext:value-type="string">
            <text:p>https://www.youtube.com/watch?v=bO18omSzeR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4" calcext:value-type="float">
            <text:p>1517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tipos de datos en Go 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CIIbEzXoPJ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1" calcext:value-type="float">
            <text:p>1431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py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uwLGPDHrWu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4" calcext:value-type="float">
            <text:p>1431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L1_Jr0gIbF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7" calcext:value-type="float">
            <text:p>143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o get: Manejador de paquete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0rKjgjZRsg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4" calcext:value-type="float">
            <text:p>143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paquetes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TKT3oN-Ffv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5" calcext:value-type="float">
            <text:p>1431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archivos en G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mxxpz5iDSW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6" calcext:value-type="float">
            <text:p>1431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cutar páginas Webs en servidore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S0MW45jXjV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60" calcext:value-type="float">
            <text:p>1431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quA5nX8mce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2" calcext:value-type="float">
            <text:p>1432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atributos de instancia y métodos de acces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vxV5dWqhc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2" calcext:value-type="float">
            <text:p>1612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Ruby rails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fGIqJ6YnWl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9" calcext:value-type="float">
            <text:p>1612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orientada a objetos (POO)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ka4JSBgf7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4" calcext:value-type="float">
            <text:p>1633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y propiedades para manipular strings en Swift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lSp03bDKzo8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8" calcext:value-type="float">
            <text:p>1633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con diccionario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vMOq3B8HAZ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62" calcext:value-type="float">
            <text:p>163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bases de datos con chatGPT y SQL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raSALoU2NT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96" calcext:value-type="float">
            <text:p>16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base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NhLv3WHI_BI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9" calcext:value-type="float">
            <text:p>1040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ull request y revisión de código en Github</text:p>
          </table:table-cell>
          <table:table-cell office:value-type="string" calcext:value-type="string">
            <text:p>codigofacilito</text:p>
          </table:table-cell>
          <table:table-cell office:value-type="string" calcext:value-type="string">
            <text:p>https://www.youtube.com/watch?v=Zqft6yNRuNs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9" calcext:value-type="float">
            <text:p>1633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sh y Pop</text:p>
          </table:table-cell>
          <table:table-cell office:value-type="string" calcext:value-type="string">
            <text:p>CodigoInteractivo</text:p>
          </table:table-cell>
          <table:table-cell office:value-type="string" calcext:value-type="string">
            <text:p>https://www.youtube.com/watch?v=eiTjrfWokzs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4" calcext:value-type="float">
            <text:p>1434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</text:p>
          </table:table-cell>
          <table:table-cell office:value-type="string" calcext:value-type="string">
            <text:p>CodigoMentor</text:p>
          </table:table-cell>
          <table:table-cell office:value-type="string" calcext:value-type="string">
            <text:p>https://www.youtube.com/watch?v=5i--7rnEmzI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0" calcext:value-type="float">
            <text:p>1527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ATBGLm7wC2w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4" calcext:value-type="float">
            <text:p>1013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paldo y restauración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RhFsROl6lW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5" calcext:value-type="float">
            <text:p>1013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gudGtEa_Pw0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9" calcext:value-type="float">
            <text:p>1013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multitablas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E9m_ii37pN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0" calcext:value-type="float">
            <text:p>1013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stas, procedimientos almacenados y Triggers en MySQL</text:p>
          </table:table-cell>
          <table:table-cell office:value-type="string" calcext:value-type="string">
            <text:p>Códigos de Programación - MR</text:p>
          </table:table-cell>
          <table:table-cell office:value-type="string" calcext:value-type="string">
            <text:p>https://www.youtube.com/watch?v=peFOijUfGO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1" calcext:value-type="float">
            <text:p>1013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</text:p>
          </table:table-cell>
          <table:table-cell office:value-type="string" calcext:value-type="string">
            <text:p>CodingTube</text:p>
          </table:table-cell>
          <table:table-cell office:value-type="string" calcext:value-type="string">
            <text:p>https://www.youtube.com/watch?v=10hVKeSwx88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16" calcext:value-type="float">
            <text:p>996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istente de búsqueda</text:p>
          </table:table-cell>
          <table:table-cell office:value-type="string" calcext:value-type="string">
            <text:p>COMPUTACIÓN E INFORMÁTICA</text:p>
          </table:table-cell>
          <table:table-cell office:value-type="string" calcext:value-type="string">
            <text:p>https://www.youtube.com/watch?v=YZfLOSSvQS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3" calcext:value-type="float">
            <text:p>1081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corrido por el Museo de la Historia de la Computación en Mountain View, California</text:p>
          </table:table-cell>
          <table:table-cell office:value-type="string" calcext:value-type="string">
            <text:p>Computer History Museum</text:p>
          </table:table-cell>
          <table:table-cell office:value-type="string" calcext:value-type="string">
            <text:p>https://www.youtube.com/watch?v=m13Jrk-cUmo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6" calcext:value-type="float">
            <text:p>928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Swift?</text:p>
          </table:table-cell>
          <table:table-cell office:value-type="string" calcext:value-type="string">
            <text:p>ComputerHoy.com</text:p>
          </table:table-cell>
          <table:table-cell office:value-type="string" calcext:value-type="string">
            <text:p>https://www.youtube.com/watch?v=Hz4XiQCIcj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2" calcext:value-type="float">
            <text:p>102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Unity</text:p>
          </table:table-cell>
          <table:table-cell office:value-type="string" calcext:value-type="string">
            <text:p>ComputerHoy.com</text:p>
          </table:table-cell>
          <table:table-cell office:value-type="string" calcext:value-type="string">
            <text:p>https://www.youtube.com/watch?v=1SXyHcrgSg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7" calcext:value-type="float">
            <text:p>1528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uring &amp; The Halting Problem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macM_MtS_w4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79" calcext:value-type="float">
            <text:p>950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CII, UTF-8, y Unicode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MijmeoH9LT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4" calcext:value-type="float">
            <text:p>928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 el interior de una CPU</text:p>
          </table:table-cell>
          <table:table-cell office:value-type="string" calcext:value-type="string">
            <text:p>Computerphile</text:p>
          </table:table-cell>
          <table:table-cell office:value-type="string" calcext:value-type="string">
            <text:p>https://www.youtube.com/watch?v=IAkj32VPcU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0" calcext:value-type="float">
            <text:p>929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aprender a programar</text:p>
          </table:table-cell>
          <table:table-cell office:value-type="string" calcext:value-type="string">
            <text:p>Concatenare Conoscenza</text:p>
          </table:table-cell>
          <table:table-cell office:value-type="string" calcext:value-type="string">
            <text:p>https://www.youtube.com/watch?v=28JKwGTiyM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5" calcext:value-type="float">
            <text:p>1545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</text:p>
          </table:table-cell>
          <table:table-cell office:value-type="string" calcext:value-type="string">
            <text:p>Conduce Tu Empresa</text:p>
          </table:table-cell>
          <table:table-cell office:value-type="string" calcext:value-type="string">
            <text:p>https://www.youtube.com/watch?v=J76ECjWVRxE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5" calcext:value-type="float">
            <text:p>86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empresarial</text:p>
          </table:table-cell>
          <table:table-cell office:value-type="string" calcext:value-type="string">
            <text:p>Conociendo Más</text:p>
          </table:table-cell>
          <table:table-cell office:value-type="string" calcext:value-type="string">
            <text:p>https://www.youtube.com/watch?v=xtc6cqg49E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5" calcext:value-type="float">
            <text:p>146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C#</text:p>
          </table:table-cell>
          <table:table-cell office:value-type="string" calcext:value-type="string">
            <text:p>Coverity, Inc.</text:p>
          </table:table-cell>
          <table:table-cell office:value-type="string" calcext:value-type="string">
            <text:p>https://www.youtube.com/watch?v=KghBX_T_ow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7" calcext:value-type="float">
            <text:p>100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de números y letras con binarios 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1GSjbWt0c9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1" calcext:value-type="float">
            <text:p>928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unidad central de procesamiento (CPU)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FZGugFqdr6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7" calcext:value-type="float">
            <text:p>928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ertas lógicas y Lógica booleana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gI-qXk7XojA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9" calcext:value-type="float">
            <text:p>928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moria y Almacenamiento</text:p>
          </table:table-cell>
          <table:table-cell office:value-type="string" calcext:value-type="string">
            <text:p>CrashCourse</text:p>
          </table:table-cell>
          <table:table-cell office:value-type="string" calcext:value-type="string">
            <text:p>https://www.youtube.com/watch?v=TQCr9RV7tw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3" calcext:value-type="float">
            <text:p>929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ata management (Administración de datos)</text:p>
          </table:table-cell>
          <table:table-cell office:value-type="string" calcext:value-type="string">
            <text:p>Credenciales Alternativas TEC</text:p>
          </table:table-cell>
          <table:table-cell office:value-type="string" calcext:value-type="string">
            <text:p>https://www.youtube.com/watch?v=OlLgrSoaT9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3" calcext:value-type="float">
            <text:p>929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l Scrum</text:p>
          </table:table-cell>
          <table:table-cell office:value-type="string" calcext:value-type="string">
            <text:p>Cristian Henao</text:p>
          </table:table-cell>
          <table:table-cell office:value-type="string" calcext:value-type="string">
            <text:p>https://www.youtube.com/watch?v=HhC75IonpOU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4" calcext:value-type="float">
            <text:p>114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geniería de requisitos</text:p>
          </table:table-cell>
          <table:table-cell office:value-type="string" calcext:value-type="string">
            <text:p>Cristian Mejia</text:p>
          </table:table-cell>
          <table:table-cell office:value-type="string" calcext:value-type="string">
            <text:p>https://www.youtube.com/watch?v=tyPfteOOKXg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5" calcext:value-type="float">
            <text:p>1004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FTP</text:p>
          </table:table-cell>
          <table:table-cell office:value-type="string" calcext:value-type="string">
            <text:p>CRISTIAN VARON</text:p>
          </table:table-cell>
          <table:table-cell office:value-type="string" calcext:value-type="string">
            <text:p>https://www.youtube.com/watch?v=e4Q85MWaYJ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58" calcext:value-type="float">
            <text:p>918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l reparto de carga</text:p>
          </table:table-cell>
          <table:table-cell office:value-type="string" calcext:value-type="string">
            <text:p>CRN Desarrollo Informático y Comunicaciones</text:p>
          </table:table-cell>
          <table:table-cell office:value-type="string" calcext:value-type="string">
            <text:p>https://www.youtube.com/watch?v=oCsdbl6CW1A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2" calcext:value-type="float">
            <text:p>140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electricidad</text:p>
          </table:table-cell>
          <table:table-cell office:value-type="string" calcext:value-type="string">
            <text:p>CuriosaMente</text:p>
          </table:table-cell>
          <table:table-cell office:value-type="string" calcext:value-type="string">
            <text:p>https://www.youtube.com/watch?v=8mSokZu2Vf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4" calcext:value-type="float">
            <text:p>928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 de datos anexados</text:p>
          </table:table-cell>
          <table:table-cell office:value-type="string" calcext:value-type="string">
            <text:p>Cursos Editorial Luis Bonilla</text:p>
          </table:table-cell>
          <table:table-cell office:value-type="string" calcext:value-type="string">
            <text:p>https://www.youtube.com/watch?v=Et_d7sPDH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23" calcext:value-type="float">
            <text:p>1081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antillas en Go para generar páginas dinámicas</text:p>
          </table:table-cell>
          <table:table-cell office:value-type="string" calcext:value-type="string">
            <text:p>CURSOS EN LINEA</text:p>
          </table:table-cell>
          <table:table-cell office:value-type="string" calcext:value-type="string">
            <text:p>https://www.youtube.com/watch?v=dRMr7m4vlM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88" calcext:value-type="float">
            <text:p>1616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administración</text:p>
          </table:table-cell>
          <table:table-cell office:value-type="string" calcext:value-type="string">
            <text:p>CURSOS FACILITOS</text:p>
          </table:table-cell>
          <table:table-cell office:value-type="string" calcext:value-type="string">
            <text:p>https://www.youtube.com/watch?v=sZKw0Rvugh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1" calcext:value-type="float">
            <text:p>866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control</text:p>
          </table:table-cell>
          <table:table-cell office:value-type="string" calcext:value-type="string">
            <text:p>CURSOS FACILITOS</text:p>
          </table:table-cell>
          <table:table-cell office:value-type="string" calcext:value-type="string">
            <text:p>https://www.youtube.com/watch?v=YKhUXmfzYZs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63" calcext:value-type="float">
            <text:p>866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del comercio electrónico y ventas</text:p>
          </table:table-cell>
          <table:table-cell office:value-type="string" calcext:value-type="string">
            <text:p>Cyberclick • Marketing Digital</text:p>
          </table:table-cell>
          <table:table-cell office:value-type="string" calcext:value-type="string">
            <text:p>https://www.youtube.com/watch?v=iNcx5W_3rs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309" calcext:value-type="float">
            <text:p>102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ditorías de seguridad periódicas</text:p>
          </table:table-cell>
          <table:table-cell office:value-type="string" calcext:value-type="string">
            <text:p>CyberSeguridadBinaria</text:p>
          </table:table-cell>
          <table:table-cell office:value-type="string" calcext:value-type="string">
            <text:p>https://www.youtube.com/watch?v=rPRkv2odD-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9" calcext:value-type="float">
            <text:p>1591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almacenamiento de información electrónica</text:p>
          </table:table-cell>
          <table:table-cell office:value-type="string" calcext:value-type="string">
            <text:p>Dane Hartman</text:p>
          </table:table-cell>
          <table:table-cell office:value-type="string" calcext:value-type="string">
            <text:p>https://www.youtube.com/watch?v=HRmfXA4EUB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1" calcext:value-type="float">
            <text:p>929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laces de navegación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uADlr3LMvc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197" calcext:value-type="float">
            <text:p>144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or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bJiXCOmHylM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7" calcext:value-type="float">
            <text:p>1592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erta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BJ1VLe5DEI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8" calcext:value-type="float">
            <text:p>159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 básico: Boton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qNLSSNgo8k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1" calcext:value-type="float">
            <text:p>159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upación de botone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hxDkp4ZApI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2" calcext:value-type="float">
            <text:p>1592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rra de navegación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dHkQMz33Go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4" calcext:value-type="float">
            <text:p>159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ales y diálogos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G0FYHtsQgaA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6" calcext:value-type="float">
            <text:p>1592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rusel </text:p>
          </table:table-cell>
          <table:table-cell office:value-type="string" calcext:value-type="string">
            <text:p>Dani Code</text:p>
          </table:table-cell>
          <table:table-cell office:value-type="string" calcext:value-type="string">
            <text:p>https://www.youtube.com/watch?v=T-viClZTZKc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7" calcext:value-type="float">
            <text:p>159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ces en Go</text:p>
          </table:table-cell>
          <table:table-cell office:value-type="string" calcext:value-type="string">
            <text:p>Daniel del futuro</text:p>
          </table:table-cell>
          <table:table-cell office:value-type="string" calcext:value-type="string">
            <text:p>https://www.youtube.com/watch?v=HPqyNdhKnx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2" calcext:value-type="float">
            <text:p>1431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k y Pull request en Github</text:p>
          </table:table-cell>
          <table:table-cell office:value-type="string" calcext:value-type="string">
            <text:p>Daniel del futuro</text:p>
          </table:table-cell>
          <table:table-cell office:value-type="string" calcext:value-type="string">
            <text:p>https://www.youtube.com/watch?v=xl3nxfbGkz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1" calcext:value-type="float">
            <text:p>103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Angular y creación de nuevo proyecto</text:p>
          </table:table-cell>
          <table:table-cell office:value-type="string" calcext:value-type="string">
            <text:p>Daniel Meoño Guevara</text:p>
          </table:table-cell>
          <table:table-cell office:value-type="string" calcext:value-type="string">
            <text:p>https://www.youtube.com/watch?v=TE5LzcSyKW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0" calcext:value-type="float">
            <text:p>1007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diagrama de casos de usos</text:p>
          </table:table-cell>
          <table:table-cell office:value-type="string" calcext:value-type="string">
            <text:p>Daniel R. Anccasi</text:p>
          </table:table-cell>
          <table:table-cell office:value-type="string" calcext:value-type="string">
            <text:p>https://www.youtube.com/watch?v=ZmdVeF0iQJw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7" calcext:value-type="float">
            <text:p>1004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diagrama de clases</text:p>
          </table:table-cell>
          <table:table-cell office:value-type="string" calcext:value-type="string">
            <text:p>Daniel R. Anccasi</text:p>
          </table:table-cell>
          <table:table-cell office:value-type="string" calcext:value-type="string">
            <text:p>https://www.youtube.com/watch?v=NM7i89tF3Ks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8" calcext:value-type="float">
            <text:p>1004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pleo de la declaración elsif para manejar múltiples condiciones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ot3vGS1gsrI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89" calcext:value-type="float">
            <text:p>106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clase?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jT_7ShLUEe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7" calcext:value-type="float">
            <text:p>106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clases en Ruby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zfqxRlHqPOg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18" calcext:value-type="float">
            <text:p>1612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crear un Objeto?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a9thlTG5-FU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19" calcext:value-type="float">
            <text:p>1612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con cadena de texto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SQIH3ZU0bg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7" calcext:value-type="float">
            <text:p>1633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 If, els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cwAuDAWh4c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8" calcext:value-type="float">
            <text:p>100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witch-Cas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UE6B-VU2B8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0" calcext:value-type="float">
            <text:p>1001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whil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3VKdy0Xuc9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2" calcext:value-type="float">
            <text:p>100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do while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B8nbCUTMJ0w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3" calcext:value-type="float">
            <text:p>100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for en C#</text:p>
          </table:table-cell>
          <table:table-cell office:value-type="string" calcext:value-type="string">
            <text:p>Danisable Programacion</text:p>
          </table:table-cell>
          <table:table-cell office:value-type="string" calcext:value-type="string">
            <text:p>https://www.youtube.com/watch?v=FE-vf4hwsw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4" calcext:value-type="float">
            <text:p>100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esentación de Power BI Mobile</text:p>
          </table:table-cell>
          <table:table-cell office:value-type="string" calcext:value-type="string">
            <text:p>DAT206x</text:p>
          </table:table-cell>
          <table:table-cell office:value-type="string" calcext:value-type="string">
            <text:p>https://www.youtube.com/watch?v=Yr8UuZFsjm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7" calcext:value-type="float">
            <text:p>1053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quetes</text:p>
          </table:table-cell>
          <table:table-cell office:value-type="string" calcext:value-type="string">
            <text:p>Datademia</text:p>
          </table:table-cell>
          <table:table-cell office:value-type="string" calcext:value-type="string">
            <text:p>https://www.youtube.com/watch?v=oC3LxzMi0t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8" calcext:value-type="float">
            <text:p>1011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mulación de Monte Carlo</text:p>
          </table:table-cell>
          <table:table-cell office:value-type="string" calcext:value-type="string">
            <text:p>dataminingincae</text:p>
          </table:table-cell>
          <table:table-cell office:value-type="string" calcext:value-type="string">
            <text:p>https://www.youtube.com/watch?v=PH6q9D8iy2E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82" calcext:value-type="float">
            <text:p>950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nstalar Power BI Desktop</text:p>
          </table:table-cell>
          <table:table-cell office:value-type="string" calcext:value-type="string">
            <text:p>datdata</text:p>
          </table:table-cell>
          <table:table-cell office:value-type="string" calcext:value-type="string">
            <text:p>https://www.youtube.com/watch?v=Ri7GiZL6vtQ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1" calcext:value-type="float">
            <text:p>1052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r Xcode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LcgImN4s7V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4" calcext:value-type="float">
            <text:p>1021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ring literale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jqHa3vBDZt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6" calcext:value-type="float">
            <text:p>1021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ring literales multilínea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pG6izwIdx1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8" calcext:value-type="float">
            <text:p>1021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es especiale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bUQ6GmBaaX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9" calcext:value-type="float">
            <text:p>1021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icializar string vacío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TnR1zvhqq1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0" calcext:value-type="float">
            <text:p>1021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utabilidad de los Strings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klZ9EbWMWG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1" calcext:value-type="float">
            <text:p>1021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ando con caracteres </text:p>
          </table:table-cell>
          <table:table-cell office:value-type="string" calcext:value-type="string">
            <text:p>David Giordana</text:p>
          </table:table-cell>
          <table:table-cell office:value-type="string" calcext:value-type="string">
            <text:p>https://www.youtube.com/watch?v=rAZtyGOcaHg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2" calcext:value-type="float">
            <text:p>1021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iciar nuestro primer repositorio</text:p>
          </table:table-cell>
          <table:table-cell office:value-type="string" calcext:value-type="string">
            <text:p>David Guevara</text:p>
          </table:table-cell>
          <table:table-cell office:value-type="string" calcext:value-type="string">
            <text:p>https://www.youtube.com/watch?v=BZlov_au1j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6" calcext:value-type="float">
            <text:p>1040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dros combinados y subformularios</text:p>
          </table:table-cell>
          <table:table-cell office:value-type="string" calcext:value-type="string">
            <text:p>David Toscano</text:p>
          </table:table-cell>
          <table:table-cell office:value-type="string" calcext:value-type="string">
            <text:p>https://www.youtube.com/watch?v=ZWXZhGLkfS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4" calcext:value-type="float">
            <text:p>108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ción</text:p>
          </table:table-cell>
          <table:table-cell office:value-type="string" calcext:value-type="string">
            <text:p>David Toscano</text:p>
          </table:table-cell>
          <table:table-cell office:value-type="string" calcext:value-type="string">
            <text:p>https://www.youtube.com/watch?v=dxj-7DTxOb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7" calcext:value-type="float">
            <text:p>1081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tantes</text:p>
          </table:table-cell>
          <table:table-cell office:value-type="string" calcext:value-type="string">
            <text:p>De Programación y Tecnología</text:p>
          </table:table-cell>
          <table:table-cell office:value-type="string" calcext:value-type="string">
            <text:p>https://www.youtube.com/watch?v=b77JwfHhid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6" calcext:value-type="float">
            <text:p>1545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</text:p>
          </table:table-cell>
          <table:table-cell office:value-type="string" calcext:value-type="string">
            <text:p>De Programación y Tecnología</text:p>
          </table:table-cell>
          <table:table-cell office:value-type="string" calcext:value-type="string">
            <text:p>https://www.youtube.com/watch?v=gdrh2ZeI4F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2" calcext:value-type="float">
            <text:p>1545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vedad y collid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GQwlFWkXmRk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6" calcext:value-type="float">
            <text:p>1648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anejar los collid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zsjxnV5GC9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7" calcext:value-type="float">
            <text:p>1648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olliders desde un script C#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zsjxnV5GC9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8" calcext:value-type="float">
            <text:p>1648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anejar triggers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mgcjjwsTZPU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69" calcext:value-type="float">
            <text:p>1648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liders y rigidbod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l6z6UeywGs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0" calcext:value-type="float">
            <text:p>1648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int effector 2D elementos de explosión magnet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7XUSEWfRNP8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1" calcext:value-type="float">
            <text:p>1648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Joint hinge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SVM_XY5lKA0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2" calcext:value-type="float">
            <text:p>1648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ísica de personajes en 3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WI3SK6jCvjI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3" calcext:value-type="float">
            <text:p>1648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de Unity addexplosionforc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nZWzcDEy3Eg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4" calcext:value-type="float">
            <text:p>1648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addforc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MZv61L9gEw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5" calcext:value-type="float">
            <text:p>1648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ycast de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Ts49b6inHdo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6" calcext:value-type="float">
            <text:p>1648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ísica debug en Unity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qqdmFBU0Rxw</text:p>
          </table:table-cell>
          <table:table-cell office:value-type="string" calcext:value-type="string">
            <text:p>Físicas en Unity</text:p>
          </table:table-cell>
          <table:table-cell office:value-type="string" calcext:value-type="string">
            <text:p>https://edutin.com/curso-de-fisica-para-videojuegos-con-unity</text:p>
          </table:table-cell>
          <table:table-cell office:value-type="float" office:value="12462" calcext:value-type="float">
            <text:p>12462</text:p>
          </table:table-cell>
          <table:table-cell office:value-type="float" office:value="164877" calcext:value-type="float">
            <text:p>1648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proyecto en Unity 3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R9z44cPzQk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0" calcext:value-type="float">
            <text:p>1648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neración de partícula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c4FOfys98o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1" calcext:value-type="float">
            <text:p>1648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humo en 3D a partir de herramientas gráfica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QPSwSZ5fTE0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2" calcext:value-type="float">
            <text:p>1648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ner elemento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b5Nu4gn4Fwk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3" calcext:value-type="float">
            <text:p>1648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ner flipbook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2Pbit_FTsmQ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4" calcext:value-type="float">
            <text:p>1648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lid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bEUyjWlPsDg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5" calcext:value-type="float">
            <text:p>1648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YwzOQi-txj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6" calcext:value-type="float">
            <text:p>1648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yOChleHCWJY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7" calcext:value-type="float">
            <text:p>1648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juegos artificiale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Oil-lu87AmI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8" calcext:value-type="float">
            <text:p>1648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explosión en visual effect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5G85wIhOxrc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49" calcext:value-type="float">
            <text:p>1648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a cola del cohete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vGoaUYoIwn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0" calcext:value-type="float">
            <text:p>1648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agua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Ld8gO8t-Bj0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1" calcext:value-type="float">
            <text:p>1648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hader graph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AGS2OohLZ6I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2" calcext:value-type="float">
            <text:p>1648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a textura agua shader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XjbmuI4KI1A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3" calcext:value-type="float">
            <text:p>1648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upo de nodo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neG526WGJi8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4" calcext:value-type="float">
            <text:p>1648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 de agua 2D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gZMdvbQvl8o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5" calcext:value-type="float">
            <text:p>1648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e shaders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jw0JpU3If0Y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6" calcext:value-type="float">
            <text:p>1648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cKDBSBN2qaE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7" calcext:value-type="float">
            <text:p>1648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padeo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RonSk8AOw9A</text:p>
          </table:table-cell>
          <table:table-cell office:value-type="string" calcext:value-type="string">
            <text:p>Efectos visuales 3D en Unity</text:p>
          </table:table-cell>
          <table:table-cell office:value-type="string" calcext:value-type="string">
            <text:p>https://edutin.com/curso-de-efectos-visuales-en-unity-3d</text:p>
          </table:table-cell>
          <table:table-cell office:value-type="float" office:value="12461" calcext:value-type="float">
            <text:p>12461</text:p>
          </table:table-cell>
          <table:table-cell office:value-type="float" office:value="164858" calcext:value-type="float">
            <text:p>1648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ar Automóvil</text:p>
          </table:table-cell>
          <table:table-cell office:value-type="string" calcext:value-type="string">
            <text:p>Debuggers</text:p>
          </table:table-cell>
          <table:table-cell office:value-type="string" calcext:value-type="string">
            <text:p>https://www.youtube.com/watch?v=TCeJcihBkZ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9" calcext:value-type="float">
            <text:p>1529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APIs y servicios externos</text:p>
          </table:table-cell>
          <table:table-cell office:value-type="string" calcext:value-type="string">
            <text:p>DecodeCMS</text:p>
          </table:table-cell>
          <table:table-cell office:value-type="string" calcext:value-type="string">
            <text:p>https://www.youtube.com/watch?v=q17B-PEH7O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4" calcext:value-type="float">
            <text:p>159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o Crear Cinemáticas</text:p>
          </table:table-cell>
          <table:table-cell office:value-type="string" calcext:value-type="string">
            <text:p>DédaloLab</text:p>
          </table:table-cell>
          <table:table-cell office:value-type="string" calcext:value-type="string">
            <text:p>https://www.youtube.com/watch?v=Pw5qrNcIa2o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2" calcext:value-type="float">
            <text:p>1529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frado de vistas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R4C-VZ5ZT0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1" calcext:value-type="float">
            <text:p>1014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pdate y delete con vistas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Sq1O1BwSn1g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3" calcext:value-type="float">
            <text:p>101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Case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anaEKG-1-_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4" calcext:value-type="float">
            <text:p>1014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If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JZIEevYaY0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5" calcext:value-type="float">
            <text:p>1014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 almacenados (teoría)</text:p>
          </table:table-cell>
          <table:table-cell office:value-type="string" calcext:value-type="string">
            <text:p>deividcoptero Programación</text:p>
          </table:table-cell>
          <table:table-cell office:value-type="string" calcext:value-type="string">
            <text:p>https://www.youtube.com/watch?v=nx3y3VAEFjU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7" calcext:value-type="float">
            <text:p>1014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variables</text:p>
          </table:table-cell>
          <table:table-cell office:value-type="string" calcext:value-type="string">
            <text:p>Denis Abarca</text:p>
          </table:table-cell>
          <table:table-cell office:value-type="string" calcext:value-type="string">
            <text:p>https://www.youtube.com/watch?v=0bH6OxUfxXw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1" calcext:value-type="float">
            <text:p>1610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Web más populares</text:p>
          </table:table-cell>
          <table:table-cell office:value-type="string" calcext:value-type="string">
            <text:p>DesarrolladorSoft</text:p>
          </table:table-cell>
          <table:table-cell office:value-type="string" calcext:value-type="string">
            <text:p>https://www.youtube.com/watch?v=v73_2FnJRO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8" calcext:value-type="float">
            <text:p>143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de cadena</text:p>
          </table:table-cell>
          <table:table-cell office:value-type="string" calcext:value-type="string">
            <text:p>Developers Studio</text:p>
          </table:table-cell>
          <table:table-cell office:value-type="string" calcext:value-type="string">
            <text:p>https://www.youtube.com/watch?v=pfMUHPUeqO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0" calcext:value-type="float">
            <text:p>151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</text:p>
          </table:table-cell>
          <table:table-cell office:value-type="string" calcext:value-type="string">
            <text:p>Developers Studio</text:p>
          </table:table-cell>
          <table:table-cell office:value-type="string" calcext:value-type="string">
            <text:p>https://www.youtube.com/watch?v=4Qvmc53Dpa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3" calcext:value-type="float">
            <text:p>1517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programación </text:p>
          </table:table-cell>
          <table:table-cell office:value-type="string" calcext:value-type="string">
            <text:p>Developers Tools</text:p>
          </table:table-cell>
          <table:table-cell office:value-type="string" calcext:value-type="string">
            <text:p>https://www.youtube.com/watch?v=QMJZdbLjavk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9" calcext:value-type="float">
            <text:p>1545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gular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0IxXZPJA3mU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7" calcext:value-type="float">
            <text:p>1007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tillas gratuitas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9UI_KvxIvb0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9" calcext:value-type="float">
            <text:p>159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 de datos</text:p>
          </table:table-cell>
          <table:table-cell office:value-type="string" calcext:value-type="string">
            <text:p>Develoteca - Oscar Uh</text:p>
          </table:table-cell>
          <table:table-cell office:value-type="string" calcext:value-type="string">
            <text:p>https://www.youtube.com/watch?v=6S8A-1jBD5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7" calcext:value-type="float">
            <text:p>1402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base de datos en PostgreSQL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B_lqjZGwVi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595" calcext:value-type="float">
            <text:p>101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suarios de BD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hCs9K_e1Ki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2" calcext:value-type="float">
            <text:p>101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mportar datos de Excel a Power BI</text:p>
          </table:table-cell>
          <table:table-cell office:value-type="string" calcext:value-type="string">
            <text:p>DevGuardian Code</text:p>
          </table:table-cell>
          <table:table-cell office:value-type="string" calcext:value-type="string">
            <text:p>https://www.youtube.com/watch?v=uHC7OHd0O1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34247" calcext:value-type="float">
            <text:p>1342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PostgreSQL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Lqh_zLrSqu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0" calcext:value-type="float">
            <text:p>101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una base de datos en PostgreSQL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ZTby4MxK6I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1" calcext:value-type="float">
            <text:p>101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tabla</text:p>
          </table:table-cell>
          <table:table-cell office:value-type="string" calcext:value-type="string">
            <text:p>DeVito</text:p>
          </table:table-cell>
          <table:table-cell office:value-type="string" calcext:value-type="string">
            <text:p>https://www.youtube.com/watch?v=Vi7lhlEt-D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3" calcext:value-type="float">
            <text:p>101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cronización con repositorios remotos utilizando git pull y git push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Xfu5AadKwS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402" calcext:value-type="float">
            <text:p>163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Drupal?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vCp9vFKKDgI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4" calcext:value-type="float">
            <text:p>833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desarrollo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5lVGz9JY3q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5" calcext:value-type="float">
            <text:p>83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Drupa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eWpl5tUJc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7" calcext:value-type="float">
            <text:p>83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o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Ky3H5E8EmH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08" calcext:value-type="float">
            <text:p>83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thAuto y Deve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oGhGuBfqqS8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0" calcext:value-type="float">
            <text:p>83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st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z2bq4Jf50n0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1" calcext:value-type="float">
            <text:p>83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miso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eWLVEsOG8M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3" calcext:value-type="float">
            <text:p>83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lusione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Ck2-kgWVwvc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83314" calcext:value-type="float">
            <text:p>83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en Window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ZDDXlolhw9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29" calcext:value-type="float">
            <text:p>158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configurar un Virtual Host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FTdyrLtYMf8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31" calcext:value-type="float">
            <text:p>1580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Drupal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Uj6R0YwRu6o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4" calcext:value-type="float">
            <text:p>1580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xonomí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CfcIaAtDm7g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5" calcext:value-type="float">
            <text:p>1580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loque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YLJyXnNZA0Q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8" calcext:value-type="float">
            <text:p>1580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nú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N6f35nSR-fY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89" calcext:value-type="float">
            <text:p>158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mas</text:p>
          </table:table-cell>
          <table:table-cell office:value-type="string" calcext:value-type="string">
            <text:p>dfbastidas</text:p>
          </table:table-cell>
          <table:table-cell office:value-type="string" calcext:value-type="string">
            <text:p>https://www.youtube.com/watch?v=JDWwjWQztqk</text:p>
          </table:table-cell>
          <table:table-cell office:value-type="string" calcext:value-type="string">
            <text:p>Drupal</text:p>
          </table:table-cell>
          <table:table-cell office:value-type="string" calcext:value-type="string">
            <text:p>https://edutin.com/curso-de-drupal-3781</text:p>
          </table:table-cell>
          <table:table-cell office:value-type="float" office:value="3781" calcext:value-type="float">
            <text:p>3781</text:p>
          </table:table-cell>
          <table:table-cell office:value-type="float" office:value="158092" calcext:value-type="float">
            <text:p>1580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una base de datos</text:p>
          </table:table-cell>
          <table:table-cell office:value-type="string" calcext:value-type="string">
            <text:p>Diego Alejandro Castillo Fuentes</text:p>
          </table:table-cell>
          <table:table-cell office:value-type="string" calcext:value-type="string">
            <text:p>https://www.youtube.com/watch?v=2WeF7EA8Tk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1" calcext:value-type="float">
            <text:p>1014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Numéricos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NS71jNNzoQ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7" calcext:value-type="float">
            <text:p>101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: Fecha y hora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Dh4puJfuLH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8" calcext:value-type="float">
            <text:p>101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Update y Delete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L6ihyPkBNG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8" calcext:value-type="float">
            <text:p>101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Insert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9R_6Ev734Y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9" calcext:value-type="float">
            <text:p>101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vistas</text:p>
          </table:table-cell>
          <table:table-cell office:value-type="string" calcext:value-type="string">
            <text:p>diego moisset de espanes</text:p>
          </table:table-cell>
          <table:table-cell office:value-type="string" calcext:value-type="string">
            <text:p>https://www.youtube.com/watch?v=a-xltKRyQD8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2" calcext:value-type="float">
            <text:p>1014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de una tabla [Delete]</text:p>
          </table:table-cell>
          <table:table-cell office:value-type="string" calcext:value-type="string">
            <text:p>DigitalEducas</text:p>
          </table:table-cell>
          <table:table-cell office:value-type="string" calcext:value-type="string">
            <text:p>https://www.youtube.com/watch?v=Ot5b2NkdJE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2" calcext:value-type="float">
            <text:p>1016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edición de galerías de imágenes</text:p>
          </table:table-cell>
          <table:table-cell office:value-type="string" calcext:value-type="string">
            <text:p>Dinahosting - Dominios y Hosting</text:p>
          </table:table-cell>
          <table:table-cell office:value-type="string" calcext:value-type="string">
            <text:p>https://www.youtube.com/watch?v=i0_hbER37a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0" calcext:value-type="float">
            <text:p>1591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gráfica de datos estadísticos</text:p>
          </table:table-cell>
          <table:table-cell office:value-type="string" calcext:value-type="string">
            <text:p>Diplomas UCC</text:p>
          </table:table-cell>
          <table:table-cell office:value-type="string" calcext:value-type="string">
            <text:p>https://www.youtube.com/watch?v=pT3OfSsdXC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6" calcext:value-type="float">
            <text:p>105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ígenes y evolución de la comunicación humana</text:p>
          </table:table-cell>
          <table:table-cell office:value-type="string" calcext:value-type="string">
            <text:p>Dirección de Educación en Línea</text:p>
          </table:table-cell>
          <table:table-cell office:value-type="string" calcext:value-type="string">
            <text:p>https://www.youtube.com/watch?v=LTP2_xKEPm8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1" calcext:value-type="float">
            <text:p>928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os interesados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6a-rd8d3no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1" calcext:value-type="float">
            <text:p>114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cronograma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30mtypNKl5c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6" calcext:value-type="float">
            <text:p>1143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onar los costos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0eba6-mK7_E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7" calcext:value-type="float">
            <text:p>114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onar los recursos del proyect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jQeXdW0clU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8" calcext:value-type="float">
            <text:p>114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s comunicaciones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N8sjKl2bIs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9" calcext:value-type="float">
            <text:p>114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l riesgo</text:p>
          </table:table-cell>
          <table:table-cell office:value-type="string" calcext:value-type="string">
            <text:p>Dirección de Gestión del Talento Humano-Capacitación</text:p>
          </table:table-cell>
          <table:table-cell office:value-type="string" calcext:value-type="string">
            <text:p>https://www.youtube.com/watch?v=ju-jDuu1GE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0" calcext:value-type="float">
            <text:p>114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brir y guardar en Access </text:p>
          </table:table-cell>
          <table:table-cell office:value-type="string" calcext:value-type="string">
            <text:p>DirectoAlGrano</text:p>
          </table:table-cell>
          <table:table-cell office:value-type="string" calcext:value-type="string">
            <text:p>https://www.youtube.com/watch?v=u8jkzBz4Hk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7" calcext:value-type="float">
            <text:p>1081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Angular: ¡Hola mundo!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ITIttb7uENw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1" calcext:value-type="float">
            <text:p>1007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strando y ocultando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WHO9t9SCma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2" calcext:value-type="float">
            <text:p>1007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 de nombr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s7TSIlNLgx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3" calcext:value-type="float">
            <text:p>1007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totipo lista de contac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OcQrz8lO6fs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74" calcext:value-type="float">
            <text:p>1007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SJezmFNDzy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5" calcext:value-type="float">
            <text:p>1057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PL/SQL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2b7USQneCP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19" calcext:value-type="float">
            <text:p>1529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ile, For y Loop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eef8wGLRaR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0" calcext:value-type="float">
            <text:p>1529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t Into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R8FawWqZe2Q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1" calcext:value-type="float">
            <text:p>1529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y procedimien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lRp2ReMONx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2" calcext:value-type="float">
            <text:p>1529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ando y creando excepcion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8hTu5cDv7b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3" calcext:value-type="float">
            <text:p>1529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ndo registr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Iam7wvz6dv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4" calcext:value-type="float">
            <text:p>1529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ndo registros con un bucle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wdOYhGEF_g4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5" calcext:value-type="float">
            <text:p>1529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ámetros de salida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_g2vapnFgN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6" calcext:value-type="float">
            <text:p>1529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re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VXmPNwz8YSA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7" calcext:value-type="float">
            <text:p>1529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res y procedimiento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KOADssiNgu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8" calcext:value-type="float">
            <text:p>1529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x8dxII-o1Z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29" calcext:value-type="float">
            <text:p>1529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itando tablas mutadas en triggers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nODXDZn7Nv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30" calcext:value-type="float">
            <text:p>1529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en y excepciones ORA</text:p>
          </table:table-cell>
          <table:table-cell office:value-type="string" calcext:value-type="string">
            <text:p>DiscoDurodeRoer</text:p>
          </table:table-cell>
          <table:table-cell office:value-type="string" calcext:value-type="string">
            <text:p>https://www.youtube.com/watch?v=n_VZxHQ-Mb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2931" calcext:value-type="float">
            <text:p>1529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Typescript</text:p>
          </table:table-cell>
          <table:table-cell office:value-type="string" calcext:value-type="string">
            <text:p>divcode</text:p>
          </table:table-cell>
          <table:table-cell office:value-type="string" calcext:value-type="string">
            <text:p>https://www.youtube.com/watch?v=LaQZ3yr7EYg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49" calcext:value-type="float">
            <text:p>1007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mer archivo en JavaScript</text:p>
          </table:table-cell>
          <table:table-cell office:value-type="string" calcext:value-type="string">
            <text:p>divcode</text:p>
          </table:table-cell>
          <table:table-cell office:value-type="string" calcext:value-type="string">
            <text:p>https://www.youtube.com/watch?v=QKvkfwmIzNQ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2" calcext:value-type="float">
            <text:p>99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PU</text:p>
          </table:table-cell>
          <table:table-cell office:value-type="string" calcext:value-type="string">
            <text:p>DiverTicDos</text:p>
          </table:table-cell>
          <table:table-cell office:value-type="string" calcext:value-type="string">
            <text:p>https://www.youtube.com/watch?v=60cFW_u8pwk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5" calcext:value-type="float">
            <text:p>1544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mbios en la interfaz de Scratch 3.0 VS Scratch 2.0</text:p>
          </table:table-cell>
          <table:table-cell office:value-type="string" calcext:value-type="string">
            <text:p>Docente Pro</text:p>
          </table:table-cell>
          <table:table-cell office:value-type="string" calcext:value-type="string">
            <text:p>https://www.youtube.com/watch?v=0_ZqyKaXLPw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1484" calcext:value-type="float">
            <text:p>1114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ipes personalizados</text:p>
          </table:table-cell>
          <table:table-cell office:value-type="string" calcext:value-type="string">
            <text:p>Domini Code</text:p>
          </table:table-cell>
          <table:table-cell office:value-type="string" calcext:value-type="string">
            <text:p>https://www.youtube.com/watch?v=hT8KUBY2BJ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6" calcext:value-type="float">
            <text:p>1609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icación del patrón de diseño Observable y el uso de BehaviorSubject y Subject en la comunicación entre componentes.</text:p>
          </table:table-cell>
          <table:table-cell office:value-type="string" calcext:value-type="string">
            <text:p>Domini Code</text:p>
          </table:table-cell>
          <table:table-cell office:value-type="string" calcext:value-type="string">
            <text:p>https://www.youtube.com/watch?v=rHSYqXW_wp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41" calcext:value-type="float">
            <text:p>1609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personajes en 3D</text:p>
          </table:table-cell>
          <table:table-cell office:value-type="string" calcext:value-type="string">
            <text:p>Don Pachi</text:p>
          </table:table-cell>
          <table:table-cell office:value-type="string" calcext:value-type="string">
            <text:p>https://www.youtube.com/watch?v=dyHEtPDlq3I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1" calcext:value-type="float">
            <text:p>1529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selector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SlD7lK8oTPU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2" calcext:value-type="float">
            <text:p>66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CS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pRbfLdjBeT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0" calcext:value-type="float">
            <text:p>1527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Elemental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M69qvsAgmE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3" calcext:value-type="float">
            <text:p>1527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Id y clas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s3KC-7xqMgc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4" calcext:value-type="float">
            <text:p>1527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tribut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9sEi3JKjns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5" calcext:value-type="float">
            <text:p>1527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upad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Q8YgJv-Atb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6" calcext:value-type="float">
            <text:p>1527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endente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MlGVA0fTa-8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7" calcext:value-type="float">
            <text:p>1527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 radius (Circular)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DlKRZyuqaDw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2" calcext:value-type="float">
            <text:p>1527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rder radius (Elíptico)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iLyzg72cD_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3" calcext:value-type="float">
            <text:p>1527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x shadow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wtfATdEMUx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5" calcext:value-type="float">
            <text:p>1527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ent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Q9vP43V7Q5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8" calcext:value-type="float">
            <text:p>1527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pendencia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WuD7BQKNgfA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5" calcext:value-type="float">
            <text:p>823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chivos estatic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Eq6TJ-XoEwc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8" calcext:value-type="float">
            <text:p>823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ngoDB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EkV2IBZL4C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89" calcext:value-type="float">
            <text:p>823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ckage.json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rAQGFe7lCVs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19" calcext:value-type="float">
            <text:p>156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ode-Modul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lnwtWKC8_EM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24" calcext:value-type="float">
            <text:p>156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 Web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UOq2d8Eo3YU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0" calcext:value-type="float">
            <text:p>1563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res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OzU_5cNr0RI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1" calcext:value-type="float">
            <text:p>1563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utas y Controladore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fG0p5WONxG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2" calcext:value-type="float">
            <text:p>1563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tores de plantillas 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-Jk7OKKxUo4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3" calcext:value-type="float">
            <text:p>1563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ngoose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X15-ezweZJI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4" calcext:value-type="float">
            <text:p>1563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er base de datos</text:p>
          </table:table-cell>
          <table:table-cell office:value-type="string" calcext:value-type="string">
            <text:p>Dorian Desings</text:p>
          </table:table-cell>
          <table:table-cell office:value-type="string" calcext:value-type="string">
            <text:p>https://www.youtube.com/watch?v=BAv-rM5tkQ0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5" calcext:value-type="float">
            <text:p>1563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de Bootstrap</text:p>
          </table:table-cell>
          <table:table-cell office:value-type="string" calcext:value-type="string">
            <text:p>Dostin Hurtado</text:p>
          </table:table-cell>
          <table:table-cell office:value-type="string" calcext:value-type="string">
            <text:p>https://www.youtube.com/watch?v=WLcAX0KirJ4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49" calcext:value-type="float">
            <text:p>1440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nóstico de incidentes en producción (Monitorización)</text:p>
          </table:table-cell>
          <table:table-cell office:value-type="string" calcext:value-type="string">
            <text:p>Dotcito</text:p>
          </table:table-cell>
          <table:table-cell office:value-type="string" calcext:value-type="string">
            <text:p>https://www.youtube.com/watch?v=GLE71pIHUU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6" calcext:value-type="float">
            <text:p>1402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erMux en Go</text:p>
          </table:table-cell>
          <table:table-cell office:value-type="string" calcext:value-type="string">
            <text:p>Dude the Builder</text:p>
          </table:table-cell>
          <table:table-cell office:value-type="string" calcext:value-type="string">
            <text:p>https://www.youtube.com/watch?v=QVjQwXXEt4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6" calcext:value-type="float">
            <text:p>143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de conversión y Expresiones condicionales</text:p>
          </table:table-cell>
          <table:table-cell office:value-type="string" calcext:value-type="string">
            <text:p>EACR Data</text:p>
          </table:table-cell>
          <table:table-cell office:value-type="string" calcext:value-type="string">
            <text:p>https://www.youtube.com/watch?v=XSXf6CKDSK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63" calcext:value-type="float">
            <text:p>1515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claves de Acces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oYkizbo5ZZ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33" calcext:value-type="float">
            <text:p>108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r correspondencia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6w1Dhz-c-r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4" calcext:value-type="float">
            <text:p>108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y exportar dato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x93lmctnxH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5" calcext:value-type="float">
            <text:p>1081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ocumentador y análisi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Z74pa0UY6D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7" calcext:value-type="float">
            <text:p>1081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cro autoejecutable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93wV13hCVH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59" calcext:value-type="float">
            <text:p>1081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ciones de impresión de dato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0ZrVOluxxC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0" calcext:value-type="float">
            <text:p>1081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artir base de datos en RED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O9sHdPFdTzM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35" calcext:value-type="float">
            <text:p>1082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resión avanzada de tablas y consulta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-daBi8ih6n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0" calcext:value-type="float">
            <text:p>108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gráficos en Access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vAQ2j-ezft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1" calcext:value-type="float">
            <text:p>1082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ncular tabla de Excel</text:p>
          </table:table-cell>
          <table:table-cell office:value-type="string" calcext:value-type="string">
            <text:p>Ebm Informatica</text:p>
          </table:table-cell>
          <table:table-cell office:value-type="string" calcext:value-type="string">
            <text:p>https://www.youtube.com/watch?v=nhd8r7d60M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4" calcext:value-type="float">
            <text:p>1082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 de una empresa</text:p>
          </table:table-cell>
          <table:table-cell office:value-type="string" calcext:value-type="string">
            <text:p>Economia Desde Casa</text:p>
          </table:table-cell>
          <table:table-cell office:value-type="string" calcext:value-type="string">
            <text:p>https://www.youtube.com/watch?v=BkA8XABdEI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3" calcext:value-type="float">
            <text:p>1466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administrativo en una empresa</text:p>
          </table:table-cell>
          <table:table-cell office:value-type="string" calcext:value-type="string">
            <text:p>Economia Desde Casa</text:p>
          </table:table-cell>
          <table:table-cell office:value-type="string" calcext:value-type="string">
            <text:p>https://www.youtube.com/watch?v=BkA8XABdEI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8" calcext:value-type="float">
            <text:p>1466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función de control de la empresa</text:p>
          </table:table-cell>
          <table:table-cell office:value-type="string" calcext:value-type="string">
            <text:p>ECONOSUBLIME</text:p>
          </table:table-cell>
          <table:table-cell office:value-type="string" calcext:value-type="string">
            <text:p>https://www.youtube.com/watch?v=EMEbZzqrYvw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9" calcext:value-type="float">
            <text:p>1466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programación orientada a objetos en Go</text:p>
          </table:table-cell>
          <table:table-cell office:value-type="string" calcext:value-type="string">
            <text:p>EDteam</text:p>
          </table:table-cell>
          <table:table-cell office:value-type="string" calcext:value-type="string">
            <text:p>https://www.youtube.com/watch?v=ZyF1nu2MK-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0" calcext:value-type="float">
            <text:p>143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bases de datos</text:p>
          </table:table-cell>
          <table:table-cell office:value-type="string" calcext:value-type="string">
            <text:p>EDteam</text:p>
          </table:table-cell>
          <table:table-cell office:value-type="string" calcext:value-type="string">
            <text:p>https://www.youtube.com/watch?v=knVwokXITG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6" calcext:value-type="float">
            <text:p>1013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xL8C5CIxDt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5" calcext:value-type="float">
            <text:p>1543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red informática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z7Q_NRGyKt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7" calcext:value-type="float">
            <text:p>154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pensamiento computacional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ti315UlVtS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1" calcext:value-type="float">
            <text:p>154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a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oYxE3L-6-a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3" calcext:value-type="float">
            <text:p>1544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los sistemas operativos 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vnJCudAed0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8" calcext:value-type="float">
            <text:p>1544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samiento de datos en una computadora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7s8UqW8xk1A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60" calcext:value-type="float">
            <text:p>1544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 algoritmo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2tlOmfoVKe0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1" calcext:value-type="float">
            <text:p>1544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igen e historia de la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_cYclqptqA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92" calcext:value-type="float">
            <text:p>1544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programación y sus usos en la computación?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EHiiNhLRIGc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0" calcext:value-type="float">
            <text:p>1545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de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aQrolqGxlS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1" calcext:value-type="float">
            <text:p>1545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nguajes de Programación más comunes 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fDwdRCZrAs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13" calcext:value-type="float">
            <text:p>1545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operativo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vnJCudAed0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6" calcext:value-type="float">
            <text:p>1402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fundamentales de los archivos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5NxT_tywko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0" calcext:value-type="float">
            <text:p>100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nacimiento de la programación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g_cYclqptq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7" calcext:value-type="float">
            <text:p>1092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programación y sus usos</text:p>
          </table:table-cell>
          <table:table-cell office:value-type="string" calcext:value-type="string">
            <text:p>Educar Portal</text:p>
          </table:table-cell>
          <table:table-cell office:value-type="string" calcext:value-type="string">
            <text:p>https://www.youtube.com/watch?v=EHiiNhLRIG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48" calcext:value-type="float">
            <text:p>1092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dicionales </text:p>
          </table:table-cell>
          <table:table-cell office:value-type="string" calcext:value-type="string">
            <text:p>Eductronica</text:p>
          </table:table-cell>
          <table:table-cell office:value-type="string" calcext:value-type="string">
            <text:p>https://www.youtube.com/watch?v=6aV9FWuDQ8Q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521" calcext:value-type="float">
            <text:p>1545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a función?</text:p>
          </table:table-cell>
          <table:table-cell office:value-type="string" calcext:value-type="string">
            <text:p>Eductronica</text:p>
          </table:table-cell>
          <table:table-cell office:value-type="string" calcext:value-type="string">
            <text:p>https://www.youtube.com/watch?v=AzeyTH_AjF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6" calcext:value-type="float">
            <text:p>1021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onfigurar una clave SSH con Git</text:p>
          </table:table-cell>
          <table:table-cell office:value-type="string" calcext:value-type="string">
            <text:p>edwin dev</text:p>
          </table:table-cell>
          <table:table-cell office:value-type="string" calcext:value-type="string">
            <text:p>https://www.youtube.com/watch?v=jTCdRkCaf2k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0" calcext:value-type="float">
            <text:p>103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mbiar Visual Studio Code a Español</text:p>
          </table:table-cell>
          <table:table-cell office:value-type="string" calcext:value-type="string">
            <text:p>EL CANAL DE DANNY</text:p>
          </table:table-cell>
          <table:table-cell office:value-type="string" calcext:value-type="string">
            <text:p>https://www.youtube.com/watch?v=b0E9tnIXo3E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35664" calcext:value-type="float">
            <text:p>135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erca de Scratch</text:p>
          </table:table-cell>
          <table:table-cell office:value-type="string" calcext:value-type="string">
            <text:p>El Futuro Es Apasionante de Vodafone</text:p>
          </table:table-cell>
          <table:table-cell office:value-type="string" calcext:value-type="string">
            <text:p>https://www.youtube.com/watch?v=moxOrgbrWw4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35" calcext:value-type="float">
            <text:p>93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os formularios</text:p>
          </table:table-cell>
          <table:table-cell office:value-type="string" calcext:value-type="string">
            <text:p>El Inge Francisco</text:p>
          </table:table-cell>
          <table:table-cell office:value-type="string" calcext:value-type="string">
            <text:p>https://www.youtube.com/watch?v=FCnQGUrCe9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2" calcext:value-type="float">
            <text:p>1080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vincular Excel con Access</text:p>
          </table:table-cell>
          <table:table-cell office:value-type="string" calcext:value-type="string">
            <text:p>El Inge Francisco</text:p>
          </table:table-cell>
          <table:table-cell office:value-type="string" calcext:value-type="string">
            <text:p>https://www.youtube.com/watch?v=tXieqDm_s7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33" calcext:value-type="float">
            <text:p>1082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FOR y WHILE</text:p>
          </table:table-cell>
          <table:table-cell office:value-type="string" calcext:value-type="string">
            <text:p>El Inge MX</text:p>
          </table:table-cell>
          <table:table-cell office:value-type="string" calcext:value-type="string">
            <text:p>https://www.youtube.com/watch?v=8Zl0lXTBLp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6" calcext:value-type="float">
            <text:p>1015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despliegue</text:p>
          </table:table-cell>
          <table:table-cell office:value-type="string" calcext:value-type="string">
            <text:p>el Ingeniero Elvis</text:p>
          </table:table-cell>
          <table:table-cell office:value-type="string" calcext:value-type="string">
            <text:p>https://www.youtube.com/watch?v=g_n-AGtFv3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8" calcext:value-type="float">
            <text:p>100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</text:p>
          </table:table-cell>
          <table:table-cell office:value-type="string" calcext:value-type="string">
            <text:p>EL MANITAS AL TECLADO</text:p>
          </table:table-cell>
          <table:table-cell office:value-type="string" calcext:value-type="string">
            <text:p>https://www.youtube.com/watch?v=ZGfa67xzj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25" calcext:value-type="float">
            <text:p>1082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l sistema binario </text:p>
          </table:table-cell>
          <table:table-cell office:value-type="string" calcext:value-type="string">
            <text:p>El Mundo Del Aprendiz</text:p>
          </table:table-cell>
          <table:table-cell office:value-type="string" calcext:value-type="string">
            <text:p>https://www.youtube.com/watch?v=No_jFYdw4T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0" calcext:value-type="float">
            <text:p>1544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Nube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https://www.youtube.com/watch?v=7tNKXY5lfF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0" calcext:value-type="float">
            <text:p>918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berataques comunes y amenazas en WordPress</text:p>
          </table:table-cell>
          <table:table-cell office:value-type="string" calcext:value-type="string">
            <text:p>El Pingüino de Mario</text:p>
          </table:table-cell>
          <table:table-cell office:value-type="string" calcext:value-type="string">
            <text:p>https://www.youtube.com/watch?v=PnH4uwY0X9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6" calcext:value-type="float">
            <text:p>1591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ar tablas (Llave primaria y foránea)</text:p>
          </table:table-cell>
          <table:table-cell office:value-type="string" calcext:value-type="string">
            <text:p>El Profe Tech</text:p>
          </table:table-cell>
          <table:table-cell office:value-type="string" calcext:value-type="string">
            <text:p>https://www.youtube.com/watch?v=zsjNVwQNMh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11" calcext:value-type="float">
            <text:p>101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central de proceso</text:p>
          </table:table-cell>
          <table:table-cell office:value-type="string" calcext:value-type="string">
            <text:p>El Salón de Informática</text:p>
          </table:table-cell>
          <table:table-cell office:value-type="string" calcext:value-type="string">
            <text:p>https://www.youtube.com/watch?v=XMPDfxYIj8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6" calcext:value-type="float">
            <text:p>154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y principales funciones </text:p>
          </table:table-cell>
          <table:table-cell office:value-type="string" calcext:value-type="string">
            <text:p>El Salón de Informática</text:p>
          </table:table-cell>
          <table:table-cell office:value-type="string" calcext:value-type="string">
            <text:p>https://www.youtube.com/watch?v=fsuroRYmagw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49" calcext:value-type="float">
            <text:p>154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 draw.io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L_1mJ2OR_C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0" calcext:value-type="float">
            <text:p>1004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rfaz de usuario de WordPress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X7d35ocTuQ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796" calcext:value-type="float">
            <text:p>10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ción de contenido con categorías y etiquetas</text:p>
          </table:table-cell>
          <table:table-cell office:value-type="string" calcext:value-type="string">
            <text:p>El Tío Tech</text:p>
          </table:table-cell>
          <table:table-cell office:value-type="string" calcext:value-type="string">
            <text:p>https://www.youtube.com/watch?v=YiUPv_locpo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2" calcext:value-type="float">
            <text:p>159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ar tablas en Access</text:p>
          </table:table-cell>
          <table:table-cell office:value-type="string" calcext:value-type="string">
            <text:p>elearningNica</text:p>
          </table:table-cell>
          <table:table-cell office:value-type="string" calcext:value-type="string">
            <text:p>https://www.youtube.com/watch?v=lXRVRv1tqp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1" calcext:value-type="float">
            <text:p>1080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tubo al vacío y el transistor</text:p>
          </table:table-cell>
          <table:table-cell office:value-type="string" calcext:value-type="string">
            <text:p>ELECTRONICA HOY TV</text:p>
          </table:table-cell>
          <table:table-cell office:value-type="string" calcext:value-type="string">
            <text:p>https://www.youtube.com/watch?v=unXoVswBqyc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0" calcext:value-type="float">
            <text:p>928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damentos de TCP/IP</text:p>
          </table:table-cell>
          <table:table-cell office:value-type="string" calcext:value-type="string">
            <text:p>Electrónica y Tecnología</text:p>
          </table:table-cell>
          <table:table-cell office:value-type="string" calcext:value-type="string">
            <text:p>https://www.youtube.com/watch?v=ziXMKJ593P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9" calcext:value-type="float">
            <text:p>1402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rketing de contenidos</text:p>
          </table:table-cell>
          <table:table-cell office:value-type="string" calcext:value-type="string">
            <text:p>Emprende Aprendiendo</text:p>
          </table:table-cell>
          <table:table-cell office:value-type="string" calcext:value-type="string">
            <text:p>https://www.youtube.com/watch?v=ZQqF0mIgIY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76" calcext:value-type="float">
            <text:p>1462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de marketing en redes sociales</text:p>
          </table:table-cell>
          <table:table-cell office:value-type="string" calcext:value-type="string">
            <text:p>Emprende Aprendiendo</text:p>
          </table:table-cell>
          <table:table-cell office:value-type="string" calcext:value-type="string">
            <text:p>https://www.youtube.com/watch?v=bw4ifdjd7dY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7" calcext:value-type="float">
            <text:p>1599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on al Box Model</text:p>
          </table:table-cell>
          <table:table-cell office:value-type="string" calcext:value-type="string">
            <text:p>Emprinnos</text:p>
          </table:table-cell>
          <table:table-cell office:value-type="string" calcext:value-type="string">
            <text:p>https://www.youtube.com/watch?v=3LElWp68Ua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8" calcext:value-type="float">
            <text:p>1527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</text:p>
          </table:table-cell>
          <table:table-cell office:value-type="string" calcext:value-type="string">
            <text:p>Emprinnos</text:p>
          </table:table-cell>
          <table:table-cell office:value-type="string" calcext:value-type="string">
            <text:p>https://www.youtube.com/watch?v=v7Iqs_TReL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1" calcext:value-type="float">
            <text:p>997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</text:p>
          </table:table-cell>
          <table:table-cell office:value-type="string" calcext:value-type="string">
            <text:p>En la Nube</text:p>
          </table:table-cell>
          <table:table-cell office:value-type="string" calcext:value-type="string">
            <text:p>https://www.youtube.com/watch?v=ZxNmpH6sr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9" calcext:value-type="float">
            <text:p>1014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 detector de humo</text:p>
          </table:table-cell>
          <table:table-cell office:value-type="string" calcext:value-type="string">
            <text:p>engineerguy</text:p>
          </table:table-cell>
          <table:table-cell office:value-type="string" calcext:value-type="string">
            <text:p>https://www.youtube.com/watch?v=oFUUQcpGR3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3" calcext:value-type="float">
            <text:p>928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ódulos </text:p>
          </table:table-cell>
          <table:table-cell office:value-type="string" calcext:value-type="string">
            <text:p>Erick Bernal</text:p>
          </table:table-cell>
          <table:table-cell office:value-type="string" calcext:value-type="string">
            <text:p>https://www.youtube.com/watch?v=8JGK1nf77g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5" calcext:value-type="float">
            <text:p>1432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 gestión de proyectos</text:p>
          </table:table-cell>
          <table:table-cell office:value-type="string" calcext:value-type="string">
            <text:p>ESAN Graduate School of Business</text:p>
          </table:table-cell>
          <table:table-cell office:value-type="string" calcext:value-type="string">
            <text:p>https://www.youtube.com/watch?v=vUafXFfCEL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0" calcext:value-type="float">
            <text:p>114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secuenci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https://www.youtube.com/watch?v=C8KKneiXJsg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1" calcext:value-type="float">
            <text:p>100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e es SEO?</text:p>
          </table:table-cell>
          <table:table-cell office:value-type="string" calcext:value-type="string">
            <text:p>Espacio Emprendedores TV</text:p>
          </table:table-cell>
          <table:table-cell office:value-type="string" calcext:value-type="string">
            <text:p>https://www.youtube.com/watch?v=VwDvKCveFfk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60" calcext:value-type="float">
            <text:p>146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menús de navegación</text:p>
          </table:table-cell>
          <table:table-cell office:value-type="string" calcext:value-type="string">
            <text:p>Espacio Emprendedores TV</text:p>
          </table:table-cell>
          <table:table-cell office:value-type="string" calcext:value-type="string">
            <text:p>https://www.youtube.com/watch?v=aCHMbaNqV0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1" calcext:value-type="float">
            <text:p>1599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básicas en R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kWy21P7t1c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0" calcext:value-type="float">
            <text:p>1011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Creación y principales parámetros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EIX5AFZMsp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2" calcext:value-type="float">
            <text:p>1011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trices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P1YD38_qEu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2" calcext:value-type="float">
            <text:p>1011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en R</text:p>
          </table:table-cell>
          <table:table-cell office:value-type="string" calcext:value-type="string">
            <text:p>Estadística útil</text:p>
          </table:table-cell>
          <table:table-cell office:value-type="string" calcext:value-type="string">
            <text:p>https://www.youtube.com/watch?v=D8q2Q69fT8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87" calcext:value-type="float">
            <text:p>101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es de acción y la matriz DOFA</text:p>
          </table:table-cell>
          <table:table-cell office:value-type="string" calcext:value-type="string">
            <text:p>Estrategia en Acción con <text:s/>Iván Martínez Lima</text:p>
          </table:table-cell>
          <table:table-cell office:value-type="string" calcext:value-type="string">
            <text:p>https://www.youtube.com/watch?v=_6vz0-Hx9cE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4" calcext:value-type="float">
            <text:p>1466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forme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bmHYhLaEB1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9" calcext:value-type="float">
            <text:p>1080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formularios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N6BBvfyuJ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4" calcext:value-type="float">
            <text:p>1081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Acción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kNL3YlqbGg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9" calcext:value-type="float">
            <text:p>108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rfaz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tMe_Hq0xylk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3" calcext:value-type="float">
            <text:p>1449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base de datos en Access</text:p>
          </table:table-cell>
          <table:table-cell office:value-type="string" calcext:value-type="string">
            <text:p>Excel y Más</text:p>
          </table:table-cell>
          <table:table-cell office:value-type="string" calcext:value-type="string">
            <text:p>https://www.youtube.com/watch?v=eVPT3i5zYu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61" calcext:value-type="float">
            <text:p>1449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aprender a programar </text:p>
          </table:table-cell>
          <table:table-cell office:value-type="string" calcext:value-type="string">
            <text:p>fabio augusto vanegas bovea</text:p>
          </table:table-cell>
          <table:table-cell office:value-type="string" calcext:value-type="string">
            <text:p>https://www.youtube.com/watch?v=yCn0atPy3e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6" calcext:value-type="float">
            <text:p>929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nuestras herramientas</text:p>
          </table:table-cell>
          <table:table-cell office:value-type="string" calcext:value-type="string">
            <text:p>Fabiola Aguilar Rojas</text:p>
          </table:table-cell>
          <table:table-cell office:value-type="string" calcext:value-type="string">
            <text:p>https://www.youtube.com/watch?v=E5KzCLn1Es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4" calcext:value-type="float">
            <text:p>1011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Informes de Access con el Asistente</text:p>
          </table:table-cell>
          <table:table-cell office:value-type="string" calcext:value-type="string">
            <text:p>FacilByte</text:p>
          </table:table-cell>
          <table:table-cell office:value-type="string" calcext:value-type="string">
            <text:p>https://www.youtube.com/watch?v=5aErT14xgE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1" calcext:value-type="float">
            <text:p>1081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ndo nuestras herramient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8jX7o-OcZ7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3" calcext:value-type="float">
            <text:p>1013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MySQL Workbench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_D2you73kk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4" calcext:value-type="float">
            <text:p>1013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base de dato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Lrkjhsm-xDg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3" calcext:value-type="float">
            <text:p>1013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(Create table)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m7EsOUUMsv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4" calcext:value-type="float">
            <text:p>1013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registros en las tabl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6ChsYBtfya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5" calcext:value-type="float">
            <text:p>1013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de las tablas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IypVsS0EU6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6" calcext:value-type="float">
            <text:p>1013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de las tablas (delete)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ikOgkLN-sD8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7" calcext:value-type="float">
            <text:p>1013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gistros con truncate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HJdtLSlVd6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8" calcext:value-type="float">
            <text:p>1013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alias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gLr3ldjj7F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9" calcext:value-type="float">
            <text:p>1013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-JBks8wyAD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0" calcext:value-type="float">
            <text:p>1013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where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7nEwbbAjfbI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1" calcext:value-type="float">
            <text:p>1013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between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beThc8iAA1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2" calcext:value-type="float">
            <text:p>1013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ke co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-78g7o2KED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3" calcext:value-type="float">
            <text:p>1013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lógico AND y OR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eHQZYxhSP5c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6" calcext:value-type="float">
            <text:p>1013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diferente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e7Pt_wDjDv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7" calcext:value-type="float">
            <text:p>1013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Order By y Group By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bmSzdBbEEw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88" calcext:value-type="float">
            <text:p>1013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s foráneas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hbyjJW0OH7U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2" calcext:value-type="float">
            <text:p>1013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ner Join en MySQL</text:p>
          </table:table-cell>
          <table:table-cell office:value-type="string" calcext:value-type="string">
            <text:p>Facultad Autodidacta</text:p>
          </table:table-cell>
          <table:table-cell office:value-type="string" calcext:value-type="string">
            <text:p>https://www.youtube.com/watch?v=cO3-FuREt0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94" calcext:value-type="float">
            <text:p>101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conos de Bootstrap 5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gH2CImOviq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215" calcext:value-type="float">
            <text:p>1442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, REM y PX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nz6DIeBdZt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4" calcext:value-type="float">
            <text:p>661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d_J2nC6V6N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0" calcext:value-type="float">
            <text:p>99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ndo nodos en 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b-ZWMiqsAeU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1" calcext:value-type="float">
            <text:p>996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ndo los estilos con Javascript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m5-UD2hJPt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2" calcext:value-type="float">
            <text:p>99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vent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P44XEaO35O4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3" calcext:value-type="float">
            <text:p>996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ndo nodos a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yQdi_8nh9H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4" calcext:value-type="float">
            <text:p>997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ndo, Remplazando y Eliminando Nod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KpiYwPLGEW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5" calcext:value-type="float">
            <text:p>997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ceso a los atributos del DOM</text:p>
          </table:table-cell>
          <table:table-cell office:value-type="string" calcext:value-type="string">
            <text:p>FalconMasters</text:p>
          </table:table-cell>
          <table:table-cell office:value-type="string" calcext:value-type="string">
            <text:p>https://www.youtube.com/watch?v=jVYq32sqoX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6" calcext:value-type="float">
            <text:p>99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 Punto Funcional</text:p>
          </table:table-cell>
          <table:table-cell office:value-type="string" calcext:value-type="string">
            <text:p>Fatto Consultoría y Sistemas</text:p>
          </table:table-cell>
          <table:table-cell office:value-type="string" calcext:value-type="string">
            <text:p>https://www.youtube.com/watch?v=zN-RBp8UoE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5" calcext:value-type="float">
            <text:p>1393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eb development (Desarrollo web)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5zNO0lGKUX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8" calcext:value-type="float">
            <text:p>929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bile app development (Desarrollo de aplicaciones móviles)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tmZIzqvet9U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9" calcext:value-type="float">
            <text:p>929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ditores de códigos</text:p>
          </table:table-cell>
          <table:table-cell office:value-type="string" calcext:value-type="string">
            <text:p>Fazt</text:p>
          </table:table-cell>
          <table:table-cell office:value-type="string" calcext:value-type="string">
            <text:p>https://www.youtube.com/watch?v=Le9z0p3BjqM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4" calcext:value-type="float">
            <text:p>1032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SS Grid</text:p>
          </table:table-cell>
          <table:table-cell office:value-type="string" calcext:value-type="string">
            <text:p>Fazt Code</text:p>
          </table:table-cell>
          <table:table-cell office:value-type="string" calcext:value-type="string">
            <text:p>https://www.youtube.com/watch?v=QBOUSrMqlSQ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4" calcext:value-type="float">
            <text:p>1527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PostgreSQL</text:p>
          </table:table-cell>
          <table:table-cell office:value-type="string" calcext:value-type="string">
            <text:p>Fazt Code</text:p>
          </table:table-cell>
          <table:table-cell office:value-type="string" calcext:value-type="string">
            <text:p>https://www.youtube.com/watch?v=cHGaDfzJyY4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4" calcext:value-type="float">
            <text:p>1001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la segmentación de datos</text:p>
          </table:table-cell>
          <table:table-cell office:value-type="string" calcext:value-type="string">
            <text:p>fbombab</text:p>
          </table:table-cell>
          <table:table-cell office:value-type="string" calcext:value-type="string">
            <text:p>https://www.youtube.com/watch?v=qfmyz0UuJmQ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2" calcext:value-type="float">
            <text:p>105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metodologías ágiles</text:p>
          </table:table-cell>
          <table:table-cell office:value-type="string" calcext:value-type="string">
            <text:p>Fdi Innovacion</text:p>
          </table:table-cell>
          <table:table-cell office:value-type="string" calcext:value-type="string">
            <text:p>https://www.youtube.com/watch?v=zbW3ig4kg0Q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3" calcext:value-type="float">
            <text:p>1143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taxis y uso del bucle while</text:p>
          </table:table-cell>
          <table:table-cell office:value-type="string" calcext:value-type="string">
            <text:p>Felix Barros</text:p>
          </table:table-cell>
          <table:table-cell office:value-type="string" calcext:value-type="string">
            <text:p>https://www.youtube.com/watch?v=pAmLS7OFIFU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112" calcext:value-type="float">
            <text:p>1611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en Oracle</text:p>
          </table:table-cell>
          <table:table-cell office:value-type="string" calcext:value-type="string">
            <text:p>Felix Castro</text:p>
          </table:table-cell>
          <table:table-cell office:value-type="string" calcext:value-type="string">
            <text:p>https://www.youtube.com/watch?v=9mAGzz7Ndi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62" calcext:value-type="float">
            <text:p>1517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unicación entre componentes de angular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df0eH9mM9nU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8" calcext:value-type="float">
            <text:p>1007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 en Ionic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Q-8QT9zT4qs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1" calcext:value-type="float">
            <text:p>143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s en Ionic</text:p>
          </table:table-cell>
          <table:table-cell office:value-type="string" calcext:value-type="string">
            <text:p>Fernando Herrera</text:p>
          </table:table-cell>
          <table:table-cell office:value-type="string" calcext:value-type="string">
            <text:p>https://www.youtube.com/watch?v=pXzBwLTXGH4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5" calcext:value-type="float">
            <text:p>143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almacenamiento</text:p>
          </table:table-cell>
          <table:table-cell office:value-type="string" calcext:value-type="string">
            <text:p>FiescoTech</text:p>
          </table:table-cell>
          <table:table-cell office:value-type="string" calcext:value-type="string">
            <text:p>https://www.youtube.com/watch?v=sYfu_ksVGZg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8" calcext:value-type="float">
            <text:p>1544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so administrativo de control</text:p>
          </table:table-cell>
          <table:table-cell office:value-type="string" calcext:value-type="string">
            <text:p>Flex Flix Teens en Español</text:p>
          </table:table-cell>
          <table:table-cell office:value-type="string" calcext:value-type="string">
            <text:p>https://www.youtube.com/watch?v=5x9gaUMIxPo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2" calcext:value-type="float">
            <text:p>1466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lases para definir el ancho de las columnas</text:p>
          </table:table-cell>
          <table:table-cell office:value-type="string" calcext:value-type="string">
            <text:p>Frame Class</text:p>
          </table:table-cell>
          <table:table-cell office:value-type="string" calcext:value-type="string">
            <text:p>https://www.youtube.com/watch?v=aJHdWEraM7U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6" calcext:value-type="float">
            <text:p>1584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para formularios y encuestas</text:p>
          </table:table-cell>
          <table:table-cell office:value-type="string" calcext:value-type="string">
            <text:p>Fran Salas - PluginsWeb</text:p>
          </table:table-cell>
          <table:table-cell office:value-type="string" calcext:value-type="string">
            <text:p>https://www.youtube.com/watch?v=hYLx7fOmWyg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1" calcext:value-type="float">
            <text:p>1018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íces de un polinomio</text:p>
          </table:table-cell>
          <table:table-cell office:value-type="string" calcext:value-type="string">
            <text:p>FRANK AB</text:p>
          </table:table-cell>
          <table:table-cell office:value-type="string" calcext:value-type="string">
            <text:p>https://www.youtube.com/watch?v=GPnyWlegiOc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4" calcext:value-type="float">
            <text:p>1015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tablas en Acces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mVAj4apomB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9" calcext:value-type="float">
            <text:p>108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s en multi-tablas 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TmnpJKLbw2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5" calcext:value-type="float">
            <text:p>1080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es entre tabla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aKveYscRvh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60002" calcext:value-type="float">
            <text:p>1600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</text:p>
          </table:table-cell>
          <table:table-cell office:value-type="string" calcext:value-type="string">
            <text:p>Franklin García</text:p>
          </table:table-cell>
          <table:table-cell office:value-type="string" calcext:value-type="string">
            <text:p>https://www.youtube.com/watch?v=pyzY2JSnPv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6" calcext:value-type="float">
            <text:p>1014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pruebas de Software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QFUYSRtX-V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0" calcext:value-type="float">
            <text:p>139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estáticas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FWhc0Z2mv0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1" calcext:value-type="float">
            <text:p>139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, Monitoreo y Control de la Prueba, Informe de Prueba, Informe de Defectos</text:p>
          </table:table-cell>
          <table:table-cell office:value-type="string" calcext:value-type="string">
            <text:p>Full Advanced</text:p>
          </table:table-cell>
          <table:table-cell office:value-type="string" calcext:value-type="string">
            <text:p>https://www.youtube.com/watch?v=lCHwfi_AoE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7" calcext:value-type="float">
            <text:p>1393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ones Híbridas</text:p>
          </table:table-cell>
          <table:table-cell office:value-type="string" calcext:value-type="string">
            <text:p>Galaxy Training</text:p>
          </table:table-cell>
          <table:table-cell office:value-type="string" calcext:value-type="string">
            <text:p>https://www.youtube.com/watch?v=Ys5-f9uFfFo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1" calcext:value-type="float">
            <text:p>143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cortafuegos y medidas de prevención contra ataques</text:p>
          </table:table-cell>
          <table:table-cell office:value-type="string" calcext:value-type="string">
            <text:p>Garaje de ideas | Tech</text:p>
          </table:table-cell>
          <table:table-cell office:value-type="string" calcext:value-type="string">
            <text:p>https://www.youtube.com/watch?v=Nocd0WkTSH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87" calcext:value-type="float">
            <text:p>1617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omunicación entre componentes</text:p>
          </table:table-cell>
          <table:table-cell office:value-type="string" calcext:value-type="string">
            <text:p>gavilanch2</text:p>
          </table:table-cell>
          <table:table-cell office:value-type="string" calcext:value-type="string">
            <text:p>https://www.youtube.com/watch?v=taVHtml7SKI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84" calcext:value-type="float">
            <text:p>1057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iltros y criterios básico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qq58wsafwo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4" calcext:value-type="float">
            <text:p>1449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ardware y software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3F-kuNGlNc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4" calcext:value-type="float">
            <text:p>154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l sistema binario en las computadora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f5Onw5qTOz4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2" calcext:value-type="float">
            <text:p>1544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números binarios <text:s/>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2nO4FjrbKtU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3" calcext:value-type="float">
            <text:p>1544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 los algoritmos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EkObhToise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9" calcext:value-type="float">
            <text:p>1544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s estructuras condicionales en la programación</text:p>
          </table:table-cell>
          <table:table-cell office:value-type="string" calcext:value-type="string">
            <text:p>GCFAprendeLibre</text:p>
          </table:table-cell>
          <table:table-cell office:value-type="string" calcext:value-type="string">
            <text:p>https://www.youtube.com/watch?v=rNY5eWogl1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53" calcext:value-type="float">
            <text:p>1065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Matlab</text:p>
          </table:table-cell>
          <table:table-cell office:value-type="string" calcext:value-type="string">
            <text:p>geo maya oficial</text:p>
          </table:table-cell>
          <table:table-cell office:value-type="string" calcext:value-type="string">
            <text:p>https://www.youtube.com/watch?v=kDbCc9t7Se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0" calcext:value-type="float">
            <text:p>1015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l del gestor de proyectos (Project manager)</text:p>
          </table:table-cell>
          <table:table-cell office:value-type="string" calcext:value-type="string">
            <text:p>Gerencia de Proyectos y Coaching</text:p>
          </table:table-cell>
          <table:table-cell office:value-type="string" calcext:value-type="string">
            <text:p>https://www.youtube.com/watch?v=vEdLWMyP4Vw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1" calcext:value-type="float">
            <text:p>114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lidades de un gestor de proyectos</text:p>
          </table:table-cell>
          <table:table-cell office:value-type="string" calcext:value-type="string">
            <text:p>Gerencia de Proyectos y Coaching</text:p>
          </table:table-cell>
          <table:table-cell office:value-type="string" calcext:value-type="string">
            <text:p>https://www.youtube.com/watch?v=KC_Sv_4gqs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2" calcext:value-type="float">
            <text:p>114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o XMLHttpRequest</text:p>
          </table:table-cell>
          <table:table-cell office:value-type="string" calcext:value-type="string">
            <text:p>German Rodriguez</text:p>
          </table:table-cell>
          <table:table-cell office:value-type="string" calcext:value-type="string">
            <text:p>https://www.youtube.com/watch?v=TF-fwphqt7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6" calcext:value-type="float">
            <text:p>996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llo World con Ncurses</text:p>
          </table:table-cell>
          <table:table-cell office:value-type="string" calcext:value-type="string">
            <text:p>Giga Raptor</text:p>
          </table:table-cell>
          <table:table-cell office:value-type="string" calcext:value-type="string">
            <text:p>https://www.youtube.com/watch?v=2tWN6ntNo4w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7" calcext:value-type="float">
            <text:p>951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luminación en Unity</text:p>
          </table:table-cell>
          <table:table-cell office:value-type="string" calcext:value-type="string">
            <text:p>Gius Caminiti</text:p>
          </table:table-cell>
          <table:table-cell office:value-type="string" calcext:value-type="string">
            <text:p>https://www.youtube.com/watch?v=RkY7nLDLtc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3" calcext:value-type="float">
            <text:p>1529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Structs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cyGjLsTlQck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4" calcext:value-type="float">
            <text:p>143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rfaces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gVzGJ5Slob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5" calcext:value-type="float">
            <text:p>1431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de un Channel en Go</text:p>
          </table:table-cell>
          <table:table-cell office:value-type="string" calcext:value-type="string">
            <text:p>Go Simplified</text:p>
          </table:table-cell>
          <table:table-cell office:value-type="string" calcext:value-type="string">
            <text:p>https://www.youtube.com/watch?v=NFe33QUd6j8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36" calcext:value-type="float">
            <text:p>143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dicional IF en Go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oGllWdsOyxw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10" calcext:value-type="float">
            <text:p>143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amework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Pq6rkq7iuH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2" calcext:value-type="float">
            <text:p>143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string" calcext:value-type="string">
            <text:p>Golandia</text:p>
          </table:table-cell>
          <table:table-cell office:value-type="string" calcext:value-type="string">
            <text:p>https://www.youtube.com/watch?v=H3uGC1tg1A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7" calcext:value-type="float">
            <text:p>1431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ísticas de Go</text:p>
          </table:table-cell>
          <table:table-cell office:value-type="string" calcext:value-type="string">
            <text:p>Gonzalo Córdova</text:p>
          </table:table-cell>
          <table:table-cell office:value-type="string" calcext:value-type="string">
            <text:p>https://www.youtube.com/watch?v=ny6AH1umXB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3" calcext:value-type="float">
            <text:p>1430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os operadores DAX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RSh8VVG3OL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8" calcext:value-type="float">
            <text:p>1053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btener la fecha de la última venta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TpYJ66MOQ9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9" calcext:value-type="float">
            <text:p>1053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mostrar datos con filtros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Q5oJpTVlOH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0" calcext:value-type="float">
            <text:p>1053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realizar conteos distintivos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ignrBwuQKEk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1" calcext:value-type="float">
            <text:p>1053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 función hasonevalue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V_3Z14heJrU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2" calcext:value-type="float">
            <text:p>105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funciones related y relatedtable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https://www.youtube.com/watch?v=KajYCCF5df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63" calcext:value-type="float">
            <text:p>1053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incular o Enlazar MySQL con Access</text:p>
          </table:table-cell>
          <table:table-cell office:value-type="string" calcext:value-type="string">
            <text:p>guirdo</text:p>
          </table:table-cell>
          <table:table-cell office:value-type="string" calcext:value-type="string">
            <text:p>https://www.youtube.com/watch?v=gFl-QN2rOG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39" calcext:value-type="float">
            <text:p>108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entorno de trabajo</text:p>
          </table:table-cell>
          <table:table-cell office:value-type="string" calcext:value-type="string">
            <text:p>Hackaprende</text:p>
          </table:table-cell>
          <table:table-cell office:value-type="string" calcext:value-type="string">
            <text:p>https://www.youtube.com/watch?v=T8Rhx_jJrs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1" calcext:value-type="float">
            <text:p>1015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os servidores web</text:p>
          </table:table-cell>
          <table:table-cell office:value-type="string" calcext:value-type="string">
            <text:p>HamletIDeas</text:p>
          </table:table-cell>
          <table:table-cell office:value-type="string" calcext:value-type="string">
            <text:p>https://www.youtube.com/watch?v=4Hcugh7z0c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6" calcext:value-type="float">
            <text:p>918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ivos de las prueba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_E0ih7ui-g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8" calcext:value-type="float">
            <text:p>139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 de componente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yHvYI4fCt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3" calcext:value-type="float">
            <text:p>139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tegoría de Técnicas</text:p>
          </table:table-cell>
          <table:table-cell office:value-type="string" calcext:value-type="string">
            <text:p>Hands-On QA</text:p>
          </table:table-cell>
          <table:table-cell office:value-type="string" calcext:value-type="string">
            <text:p>https://www.youtube.com/watch?v=t32bWWS8R9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5" calcext:value-type="float">
            <text:p>139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previo de la plataforma Joomla</text:p>
          </table:table-cell>
          <table:table-cell office:value-type="string" calcext:value-type="string">
            <text:p>Hans Gallardo</text:p>
          </table:table-cell>
          <table:table-cell office:value-type="string" calcext:value-type="string">
            <text:p>https://www.youtube.com/watch?v=8uZKahdEtB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7" calcext:value-type="float">
            <text:p>918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r el patrón composición</text:p>
          </table:table-cell>
          <table:table-cell office:value-type="string" calcext:value-type="string">
            <text:p>hdeleon.net</text:p>
          </table:table-cell>
          <table:table-cell office:value-type="string" calcext:value-type="string">
            <text:p>https://www.youtube.com/watch?v=__tjODgNO2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80" calcext:value-type="float">
            <text:p>1616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calStorage</text:p>
          </table:table-cell>
          <table:table-cell office:value-type="string" calcext:value-type="string">
            <text:p>hdeleon.net</text:p>
          </table:table-cell>
          <table:table-cell office:value-type="string" calcext:value-type="string">
            <text:p>https://www.youtube.com/watch?v=F6j_V6FUYTI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31" calcext:value-type="float">
            <text:p>99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y variable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ttps://www.youtube.com/watch?v=sPIVZPE9R4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3" calcext:value-type="float">
            <text:p>99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COBIT</text:p>
          </table:table-cell>
          <table:table-cell office:value-type="string" calcext:value-type="string">
            <text:p>Henry Loachamin</text:p>
          </table:table-cell>
          <table:table-cell office:value-type="string" calcext:value-type="string">
            <text:p>https://www.youtube.com/watch?v=SEBzxmd1e1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9" calcext:value-type="float">
            <text:p>1466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temas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ZE9p3smCDr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3" calcext:value-type="float">
            <text:p>1020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configuración básica de tu tienda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Lo6uOku9dKA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8" calcext:value-type="float">
            <text:p>1599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configurar la información básica de tu Tienda Virtual de Shopify?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68GUh7v7WE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9" calcext:value-type="float">
            <text:p>1599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un Blog en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XB0g1HP8eeI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3" calcext:value-type="float">
            <text:p>1599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las políticas de tu tienda de Shopify</text:p>
          </table:table-cell>
          <table:table-cell office:value-type="string" calcext:value-type="string">
            <text:p>Herramientas de Marketing</text:p>
          </table:table-cell>
          <table:table-cell office:value-type="string" calcext:value-type="string">
            <text:p>https://www.youtube.com/watch?v=2ttPOYXuLjc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4" calcext:value-type="float">
            <text:p>1599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JavaScript</text:p>
          </table:table-cell>
          <table:table-cell office:value-type="string" calcext:value-type="string">
            <text:p>HolaMundo</text:p>
          </table:table-cell>
          <table:table-cell office:value-type="string" calcext:value-type="string">
            <text:p>https://www.youtube.com/watch?v=odnLWsAe3l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0" calcext:value-type="float">
            <text:p>99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Solicitud AJAX con Javascript</text:p>
          </table:table-cell>
          <table:table-cell office:value-type="string" calcext:value-type="string">
            <text:p>HolaMundo</text:p>
          </table:table-cell>
          <table:table-cell office:value-type="string" calcext:value-type="string">
            <text:p>https://www.youtube.com/watch?v=cYWfZis8Z8k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4" calcext:value-type="float">
            <text:p>996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ones de la inteligencia artificial en el contexto de servidores web</text:p>
          </table:table-cell>
          <table:table-cell office:value-type="string" calcext:value-type="string">
            <text:p>Humberto Higinio</text:p>
          </table:table-cell>
          <table:table-cell office:value-type="string" calcext:value-type="string">
            <text:p>https://www.youtube.com/watch?v=nZ85i7ZsDS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61788" calcext:value-type="float">
            <text:p>1617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crum Master</text:p>
          </table:table-cell>
          <table:table-cell office:value-type="string" calcext:value-type="string">
            <text:p>IEBS Digital School</text:p>
          </table:table-cell>
          <table:table-cell office:value-type="string" calcext:value-type="string">
            <text:p>https://www.youtube.com/watch?v=Xlav2GfZ5u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6" calcext:value-type="float">
            <text:p>114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y aplicaciones web </text:p>
          </table:table-cell>
          <table:table-cell office:value-type="string" calcext:value-type="string">
            <text:p>ILERNA Online</text:p>
          </table:table-cell>
          <table:table-cell office:value-type="string" calcext:value-type="string">
            <text:p>https://www.youtube.com/watch?v=Fq_PmP1_kr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7" calcext:value-type="float">
            <text:p>918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dispositivos de entrada y salida</text:p>
          </table:table-cell>
          <table:table-cell office:value-type="string" calcext:value-type="string">
            <text:p>Informática Plus</text:p>
          </table:table-cell>
          <table:table-cell office:value-type="string" calcext:value-type="string">
            <text:p>https://www.youtube.com/watch?v=I2RMjXW8Hu8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25" calcext:value-type="float">
            <text:p>154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Que es una base de datos</text:p>
          </table:table-cell>
          <table:table-cell office:value-type="string" calcext:value-type="string">
            <text:p>Informatico sin limites</text:p>
          </table:table-cell>
          <table:table-cell office:value-type="string" calcext:value-type="string">
            <text:p>https://www.youtube.com/watch?v=cw53ZIN8S1o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59995" calcext:value-type="float">
            <text:p>1599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Actualizar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iFTcbndIrT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5" calcext:value-type="float">
            <text:p>1515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Primaria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fXhw9B_n7S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7" calcext:value-type="float">
            <text:p>1515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 LIKE Y NOT LIKE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LnsnXAMN_BY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6" calcext:value-type="float">
            <text:p>15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Where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-M_6hCAaTl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1" calcext:value-type="float">
            <text:p>101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Between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zwumNlHGA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4" calcext:value-type="float">
            <text:p>1014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Unión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QPFqru_ice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1" calcext:value-type="float">
            <text:p>1014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servidores web en Linux </text:p>
          </table:table-cell>
          <table:table-cell office:value-type="string" calcext:value-type="string">
            <text:p>INFORMATICONFIG</text:p>
          </table:table-cell>
          <table:table-cell office:value-type="string" calcext:value-type="string">
            <text:p>https://www.youtube.com/watch?v=aj1pP0WA6l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0" calcext:value-type="float">
            <text:p>918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asignación de roles</text:p>
          </table:table-cell>
          <table:table-cell office:value-type="string" calcext:value-type="string">
            <text:p>ING BEYS</text:p>
          </table:table-cell>
          <table:table-cell office:value-type="string" calcext:value-type="string">
            <text:p>https://www.youtube.com/watch?v=Wt5GVUlb9As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69" calcext:value-type="float">
            <text:p>1612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denamiento de resultados</text:p>
          </table:table-cell>
          <table:table-cell office:value-type="string" calcext:value-type="string">
            <text:p>ING. MARIO ORTIZ</text:p>
          </table:table-cell>
          <table:table-cell office:value-type="string" calcext:value-type="string">
            <text:p>https://www.youtube.com/watch?v=AxXZ312pMN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60011" calcext:value-type="float">
            <text:p>1600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gging</text:p>
          </table:table-cell>
          <table:table-cell office:value-type="string" calcext:value-type="string">
            <text:p>Ing. René Domínguez</text:p>
          </table:table-cell>
          <table:table-cell office:value-type="string" calcext:value-type="string">
            <text:p>https://www.youtube.com/watch?v=_BhiNvMF2j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6" calcext:value-type="float">
            <text:p>1402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Proxy</text:p>
          </table:table-cell>
          <table:table-cell office:value-type="string" calcext:value-type="string">
            <text:p>Ingenieria Autodidacta</text:p>
          </table:table-cell>
          <table:table-cell office:value-type="string" calcext:value-type="string">
            <text:p>https://www.youtube.com/watch?v=4_pSZrFKk4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3" calcext:value-type="float">
            <text:p>140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aritméticas con matrices</text:p>
          </table:table-cell>
          <table:table-cell office:value-type="string" calcext:value-type="string">
            <text:p>Ingeniería Con Matlab y Simulink</text:p>
          </table:table-cell>
          <table:table-cell office:value-type="string" calcext:value-type="string">
            <text:p>https://www.youtube.com/watch?v=BO_x1iPdOO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9" calcext:value-type="float">
            <text:p>1015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 la ingeniería de requisitos</text:p>
          </table:table-cell>
          <table:table-cell office:value-type="string" calcext:value-type="string">
            <text:p>Ingeniería de Software de Élite</text:p>
          </table:table-cell>
          <table:table-cell office:value-type="string" calcext:value-type="string">
            <text:p>https://www.youtube.com/watch?v=19sxPKlH2eo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9" calcext:value-type="float">
            <text:p>1004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Ruby</text:p>
          </table:table-cell>
          <table:table-cell office:value-type="string" calcext:value-type="string">
            <text:p>Ingenieria Telecomunicaciones</text:p>
          </table:table-cell>
          <table:table-cell office:value-type="string" calcext:value-type="string">
            <text:p>https://www.youtube.com/watch?v=WAny-_shQZ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40" calcext:value-type="float">
            <text:p>1065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en Matlab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8fv4zwY5s1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2" calcext:value-type="float">
            <text:p>1015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aritméticas en Matlab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vfGLqePtVV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4" calcext:value-type="float">
            <text:p>1015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 unidimensional </text:p>
          </table:table-cell>
          <table:table-cell office:value-type="string" calcext:value-type="string">
            <text:p>Ingeniero de Aviones</text:p>
          </table:table-cell>
          <table:table-cell office:value-type="string" calcext:value-type="string">
            <text:p>https://www.youtube.com/watch?v=ZY4ITeO4Hz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7" calcext:value-type="float">
            <text:p>1015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dicadores para evaluar la efectividad del proyecto</text:p>
          </table:table-cell>
          <table:table-cell office:value-type="string" calcext:value-type="string">
            <text:p>Ingenio Empresa</text:p>
          </table:table-cell>
          <table:table-cell office:value-type="string" calcext:value-type="string">
            <text:p>https://www.youtube.com/watch?v=cUw-rOYt1pE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9" calcext:value-type="float">
            <text:p>114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trucción de los indicadores</text:p>
          </table:table-cell>
          <table:table-cell office:value-type="string" calcext:value-type="string">
            <text:p>Ingenio Empresa</text:p>
          </table:table-cell>
          <table:table-cell office:value-type="string" calcext:value-type="string">
            <text:p>https://www.youtube.com/watch?v=iiv5Foct03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10" calcext:value-type="float">
            <text:p>114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esencial después de la instalación</text:p>
          </table:table-cell>
          <table:table-cell office:value-type="string" calcext:value-type="string">
            <text:p>ingresosviaweb</text:p>
          </table:table-cell>
          <table:table-cell office:value-type="string" calcext:value-type="string">
            <text:p>https://www.youtube.com/watch?v=lmr8-I4FUg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7" calcext:value-type="float">
            <text:p>1591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 entre Scrum y Kanban</text:p>
          </table:table-cell>
          <table:table-cell office:value-type="string" calcext:value-type="string">
            <text:p>Innovación y estrategia tecnológica en ingeniería</text:p>
          </table:table-cell>
          <table:table-cell office:value-type="string" calcext:value-type="string">
            <text:p>https://www.youtube.com/watch?v=AAZtxEFWqDI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9" calcext:value-type="float">
            <text:p>1143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rol de flujo en Swift</text:p>
          </table:table-cell>
          <table:table-cell office:value-type="string" calcext:value-type="string">
            <text:p>Innovai: Desatando el Poder Creativo de la IA 🎨🤖</text:p>
          </table:table-cell>
          <table:table-cell office:value-type="string" calcext:value-type="string">
            <text:p>https://www.youtube.com/watch?v=4WXRwJ6BjM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1" calcext:value-type="float">
            <text:p>1633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ategias avanzadas de construcción de enlaces</text:p>
          </table:table-cell>
          <table:table-cell office:value-type="string" calcext:value-type="string">
            <text:p>Instituto de Marketing Agil</text:p>
          </table:table-cell>
          <table:table-cell office:value-type="string" calcext:value-type="string">
            <text:p>https://www.youtube.com/watch?v=IvC5gosn_u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8" calcext:value-type="float">
            <text:p>159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de la presentación de productos en Shopify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kftU87s1CVg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02004" calcext:value-type="float">
            <text:p>1020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ctar redes sociales a tu tienda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FizDdO7yxBI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61" calcext:value-type="float">
            <text:p>1462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inventarios</text:p>
          </table:table-cell>
          <table:table-cell office:value-type="string" calcext:value-type="string">
            <text:p>Inteligente Digital</text:p>
          </table:table-cell>
          <table:table-cell office:value-type="string" calcext:value-type="string">
            <text:p>https://www.youtube.com/watch?v=SoaUKFxwZ-M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4" calcext:value-type="float">
            <text:p>1599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 array?</text:p>
          </table:table-cell>
          <table:table-cell office:value-type="string" calcext:value-type="string">
            <text:p>iOS Lab UP</text:p>
          </table:table-cell>
          <table:table-cell office:value-type="string" calcext:value-type="string">
            <text:p>https://www.youtube.com/watch?v=2l98IEYYvP0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9" calcext:value-type="float">
            <text:p>1021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geniería de software</text:p>
          </table:table-cell>
          <table:table-cell office:value-type="string" calcext:value-type="string">
            <text:p>Irving Villarreal</text:p>
          </table:table-cell>
          <table:table-cell office:value-type="string" calcext:value-type="string">
            <text:p>https://www.youtube.com/watch?v=B1u9TO99iO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1" calcext:value-type="float">
            <text:p>100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y ejemplo en MATLAB de la IA</text:p>
          </table:table-cell>
          <table:table-cell office:value-type="string" calcext:value-type="string">
            <text:p>Israel Castillo</text:p>
          </table:table-cell>
          <table:table-cell office:value-type="string" calcext:value-type="string">
            <text:p>https://www.youtube.com/watch?v=KGhMtGExz9I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29" calcext:value-type="float">
            <text:p>1610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operador PIVOT y UNPIVOT</text:p>
          </table:table-cell>
          <table:table-cell office:value-type="string" calcext:value-type="string">
            <text:p>Israel Sistemas</text:p>
          </table:table-cell>
          <table:table-cell office:value-type="string" calcext:value-type="string">
            <text:p>https://www.youtube.com/watch?v=0jDpwVOdjU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81" calcext:value-type="float">
            <text:p>161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pectos a tener en cuenta para crear un servidor web</text:p>
          </table:table-cell>
          <table:table-cell office:value-type="string" calcext:value-type="string">
            <text:p>ITECAD</text:p>
          </table:table-cell>
          <table:table-cell office:value-type="string" calcext:value-type="string">
            <text:p>https://www.youtube.com/watch?v=GxD_RnmPfI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9" calcext:value-type="float">
            <text:p>1402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es de medidas de un computador</text:p>
          </table:table-cell>
          <table:table-cell office:value-type="string" calcext:value-type="string">
            <text:p>Itic Tenancingo</text:p>
          </table:table-cell>
          <table:table-cell office:value-type="string" calcext:value-type="string">
            <text:p>https://www.youtube.com/watch?v=uPm5vRjaps0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07" calcext:value-type="float">
            <text:p>154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ositorio remoto</text:p>
          </table:table-cell>
          <table:table-cell office:value-type="string" calcext:value-type="string">
            <text:p>Iván Lynch</text:p>
          </table:table-cell>
          <table:table-cell office:value-type="string" calcext:value-type="string">
            <text:p>https://www.youtube.com/watch?v=I-VEUE8srvQ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88" calcext:value-type="float">
            <text:p>1032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r commits con ‘git commit -amend’</text:p>
          </table:table-cell>
          <table:table-cell office:value-type="string" calcext:value-type="string">
            <text:p>Ivana Soledad Rojas Córsico</text:p>
          </table:table-cell>
          <table:table-cell office:value-type="string" calcext:value-type="string">
            <text:p>https://www.youtube.com/watch?v=xpTQ80GtGkE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7" calcext:value-type="float">
            <text:p>163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AngularFire2 y Cloud Firestore</text:p>
          </table:table-cell>
          <table:table-cell office:value-type="string" calcext:value-type="string">
            <text:p>J-CODE</text:p>
          </table:table-cell>
          <table:table-cell office:value-type="string" calcext:value-type="string">
            <text:p>https://www.youtube.com/watch?v=g5IO_8t8waY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7" calcext:value-type="float">
            <text:p>1007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LF</text:p>
          </table:table-cell>
          <table:table-cell office:value-type="string" calcext:value-type="string">
            <text:p>Javelo Coder</text:p>
          </table:table-cell>
          <table:table-cell office:value-type="string" calcext:value-type="string">
            <text:p>https://www.youtube.com/watch?v=b1g7Oe2HpSM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52" calcext:value-type="float">
            <text:p>1007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rectiva NgClass</text:p>
          </table:table-cell>
          <table:table-cell office:value-type="string" calcext:value-type="string">
            <text:p>Javelo Coder</text:p>
          </table:table-cell>
          <table:table-cell office:value-type="string" calcext:value-type="string">
            <text:p>https://www.youtube.com/watch?v=OC7gNbbQ_es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776" calcext:value-type="float">
            <text:p>1057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un proyecto en Rails</text:p>
          </table:table-cell>
          <table:table-cell office:value-type="string" calcext:value-type="string">
            <text:p>JAVI CAMPOS</text:p>
          </table:table-cell>
          <table:table-cell office:value-type="string" calcext:value-type="string">
            <text:p>https://www.youtube.com/watch?v=P7PyMRh52I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30" calcext:value-type="float">
            <text:p>1612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 entre hardware y software en la computación</text:p>
          </table:table-cell>
          <table:table-cell office:value-type="string" calcext:value-type="string">
            <text:p>Jazz Guzman</text:p>
          </table:table-cell>
          <table:table-cell office:value-type="string" calcext:value-type="string">
            <text:p>https://www.youtube.com/watch?v=rC2PFygrkS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1" calcext:value-type="float">
            <text:p>1544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Oracle</text:p>
          </table:table-cell>
          <table:table-cell office:value-type="string" calcext:value-type="string">
            <text:p>Jessica Albarracín</text:p>
          </table:table-cell>
          <table:table-cell office:value-type="string" calcext:value-type="string">
            <text:p>https://www.youtube.com/watch?v=d8Tzd9g5ND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1" calcext:value-type="float">
            <text:p>53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s condicionales de Go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BkbjCVBgjr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9" calcext:value-type="float">
            <text:p>1431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ateo de texto y variables en la salida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y_cKZ_Mwhb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61674" calcext:value-type="float">
            <text:p>1616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Ionic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O9b5tUndB10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05" calcext:value-type="float">
            <text:p>1434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ones en Ionic</text:p>
          </table:table-cell>
          <table:table-cell office:value-type="string" calcext:value-type="string">
            <text:p>Jesús Conde</text:p>
          </table:table-cell>
          <table:table-cell office:value-type="string" calcext:value-type="string">
            <text:p>https://www.youtube.com/watch?v=dEKhfBB9zxU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6" calcext:value-type="float">
            <text:p>143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Git</text:p>
          </table:table-cell>
          <table:table-cell office:value-type="string" calcext:value-type="string">
            <text:p>Jesus Martinez Torres</text:p>
          </table:table-cell>
          <table:table-cell office:value-type="string" calcext:value-type="string">
            <text:p>https://www.youtube.com/watch?v=IvIal7r42K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5" calcext:value-type="float">
            <text:p>1040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ySQL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3He0HJtEOy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2" calcext:value-type="float">
            <text:p>1013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uarios y permis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Ag9xOGnLmmk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69" calcext:value-type="float">
            <text:p>1013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eliminar usuari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nT5tGZe-a4M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0" calcext:value-type="float">
            <text:p>1013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torgar privilegios a los usuari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JySdwRaD9-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1" calcext:value-type="float">
            <text:p>1013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oles administrativos</text:p>
          </table:table-cell>
          <table:table-cell office:value-type="string" calcext:value-type="string">
            <text:p>JGAITPro</text:p>
          </table:table-cell>
          <table:table-cell office:value-type="string" calcext:value-type="string">
            <text:p>https://www.youtube.com/watch?v=atkDPuQnFvA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1372" calcext:value-type="float">
            <text:p>1013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consultas con Any y All</text:p>
          </table:table-cell>
          <table:table-cell office:value-type="string" calcext:value-type="string">
            <text:p>JM_Tutoriales</text:p>
          </table:table-cell>
          <table:table-cell office:value-type="string" calcext:value-type="string">
            <text:p>https://www.youtube.com/watch?v=-MO41XtEOS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7" calcext:value-type="float">
            <text:p>101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edición de contenido con bloque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KaJAyeej4Z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7" calcext:value-type="float">
            <text:p>1591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activación de plugin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ba2yakyKVHw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4" calcext:value-type="float">
            <text:p>159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ché del sitio y compresión de recursos</text:p>
          </table:table-cell>
          <table:table-cell office:value-type="string" calcext:value-type="string">
            <text:p>Joaquín Barberá Aledo</text:p>
          </table:table-cell>
          <table:table-cell office:value-type="string" calcext:value-type="string">
            <text:p>https://www.youtube.com/watch?v=rQ2BK5JO2t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8" calcext:value-type="float">
            <text:p>159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WebSockets y tecnologías similares</text:p>
          </table:table-cell>
          <table:table-cell office:value-type="string" calcext:value-type="string">
            <text:p>JohnPunk41</text:p>
          </table:table-cell>
          <table:table-cell office:value-type="string" calcext:value-type="string">
            <text:p>https://www.youtube.com/watch?v=ugRyLSYkib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12" calcext:value-type="float">
            <text:p>159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l testing</text:p>
          </table:table-cell>
          <table:table-cell office:value-type="string" calcext:value-type="string">
            <text:p>Jokin Aspiazu</text:p>
          </table:table-cell>
          <table:table-cell office:value-type="string" calcext:value-type="string">
            <text:p>https://www.youtube.com/watch?v=YtjWESEUoK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6" calcext:value-type="float">
            <text:p>139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node.js (Cualquier sistema operativo)</text:p>
          </table:table-cell>
          <table:table-cell office:value-type="string" calcext:value-type="string">
            <text:p>jonmircha</text:p>
          </table:table-cell>
          <table:table-cell office:value-type="string" calcext:value-type="string">
            <text:p>https://www.youtube.com/watch?v=_DQP6UxKEn8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5014" calcext:value-type="float">
            <text:p>1050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rso Node.js: 67. Instalación y Configuración de un VPS</text:p>
          </table:table-cell>
          <table:table-cell office:value-type="string" calcext:value-type="string">
            <text:p>jonmircha</text:p>
          </table:table-cell>
          <table:table-cell office:value-type="string" calcext:value-type="string">
            <text:p>https://www.youtube.com/watch?v=s_mNK_lg2J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447" calcext:value-type="float">
            <text:p>82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piedad Position 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BVIdzytAtk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0" calcext:value-type="float">
            <text:p>1527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imaciones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p4HCZYJdzZo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1" calcext:value-type="float">
            <text:p>1527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splay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rJp3IWsk_o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2" calcext:value-type="float">
            <text:p>1527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lexbox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0U3WzIE9R_0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3" calcext:value-type="float">
            <text:p>1527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páginas web a un servidor </text:p>
          </table:table-cell>
          <table:table-cell office:value-type="string" calcext:value-type="string">
            <text:p>jonyl</text:p>
          </table:table-cell>
          <table:table-cell office:value-type="string" calcext:value-type="string">
            <text:p>https://www.youtube.com/watch?v=5PMJHc7sI5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4" calcext:value-type="float">
            <text:p>918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ga y gestión de imágenes, videos y archivos</text:p>
          </table:table-cell>
          <table:table-cell office:value-type="string" calcext:value-type="string">
            <text:p>Jorge de Aventura Digital</text:p>
          </table:table-cell>
          <table:table-cell office:value-type="string" calcext:value-type="string">
            <text:p>https://www.youtube.com/watch?v=QzsTZnlIby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798" calcext:value-type="float">
            <text:p>1017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de HTML</text:p>
          </table:table-cell>
          <table:table-cell office:value-type="string" calcext:value-type="string">
            <text:p>jose barreto</text:p>
          </table:table-cell>
          <table:table-cell office:value-type="string" calcext:value-type="string">
            <text:p>https://www.youtube.com/watch?v=RpRg8Fa_nmc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9" calcext:value-type="float">
            <text:p>1434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es y objetos</text:p>
          </table:table-cell>
          <table:table-cell office:value-type="string" calcext:value-type="string">
            <text:p>José Dimas Luján Castillo</text:p>
          </table:table-cell>
          <table:table-cell office:value-type="string" calcext:value-type="string">
            <text:p>https://www.youtube.com/watch?v=44X0ix-Ypf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8" calcext:value-type="float">
            <text:p>1021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4. Colores y Textos en CSS3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KMcogINAZ3k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9" calcext:value-type="float">
            <text:p>66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lusión de la unidad 4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jclVXPoelK8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1" calcext:value-type="float">
            <text:p>66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nidad 5. CSS3 avanzado</text:p>
          </table:table-cell>
          <table:table-cell office:value-type="string" calcext:value-type="string">
            <text:p>jotajotavm</text:p>
          </table:table-cell>
          <table:table-cell office:value-type="string" calcext:value-type="string">
            <text:p>https://www.youtube.com/watch?v=Ow57iPn2jrI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2" calcext:value-type="float">
            <text:p>661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sponsabilidad y competencias para gestión de servidores</text:p>
          </table:table-cell>
          <table:table-cell office:value-type="string" calcext:value-type="string">
            <text:p>Juan C. Guzmán (Linux, Cibersegurirad y más)</text:p>
          </table:table-cell>
          <table:table-cell office:value-type="string" calcext:value-type="string">
            <text:p>https://www.youtube.com/watch?v=_2apAsbMWd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301" calcext:value-type="float">
            <text:p>1403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para agregar funcionalidad</text:p>
          </table:table-cell>
          <table:table-cell office:value-type="string" calcext:value-type="string">
            <text:p>Juan Carlos Monsalve G</text:p>
          </table:table-cell>
          <table:table-cell office:value-type="string" calcext:value-type="string">
            <text:p>https://www.youtube.com/watch?v=pI68T5jVYI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5" calcext:value-type="float">
            <text:p>1591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ificación de las pruebas</text:p>
          </table:table-cell>
          <table:table-cell office:value-type="string" calcext:value-type="string">
            <text:p>Juan De los santos</text:p>
          </table:table-cell>
          <table:table-cell office:value-type="string" calcext:value-type="string">
            <text:p>https://www.youtube.com/watch?v=3hPCueKXlq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9" calcext:value-type="float">
            <text:p>1392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desarrollo: Xcode, Playground</text:p>
          </table:table-cell>
          <table:table-cell office:value-type="string" calcext:value-type="string">
            <text:p>Juan Gabriel Gomila</text:p>
          </table:table-cell>
          <table:table-cell office:value-type="string" calcext:value-type="string">
            <text:p>https://www.youtube.com/watch?v=jir7tmDtAl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48" calcext:value-type="float">
            <text:p>1633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denar y filtrar datos en Access</text:p>
          </table:table-cell>
          <table:table-cell office:value-type="string" calcext:value-type="string">
            <text:p>Juan José Torres Fernández</text:p>
          </table:table-cell>
          <table:table-cell office:value-type="string" calcext:value-type="string">
            <text:p>https://www.youtube.com/watch?v=2ZXYJOlmmO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77" calcext:value-type="float">
            <text:p>1081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Access</text:p>
          </table:table-cell>
          <table:table-cell office:value-type="string" calcext:value-type="string">
            <text:p>Juan José Torres Fernández</text:p>
          </table:table-cell>
          <table:table-cell office:value-type="string" calcext:value-type="string">
            <text:p>https://www.youtube.com/watch?v=shtUlJ8n8v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5" calcext:value-type="float">
            <text:p>1449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bertura de sentencia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OF6CICRq4q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27" calcext:value-type="float">
            <text:p>986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bertura de Decisión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AtLWyvrXvP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28" calcext:value-type="float">
            <text:p>986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imación de Pruebas de Software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GZ_mPPTdl9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42" calcext:value-type="float">
            <text:p>986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de Diseño de Pruebas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cFmFMttWNj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6" calcext:value-type="float">
            <text:p>1393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sos de Uso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9CE3tOtej5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4" calcext:value-type="float">
            <text:p>1393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orte y Gestión de defectos</text:p>
          </table:table-cell>
          <table:table-cell office:value-type="string" calcext:value-type="string">
            <text:p>Juan Luis Restituyo</text:p>
          </table:table-cell>
          <table:table-cell office:value-type="string" calcext:value-type="string">
            <text:p>https://www.youtube.com/watch?v=OKlvKVexe2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9" calcext:value-type="float">
            <text:p>1393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y pruebas de cobertura</text:p>
          </table:table-cell>
          <table:table-cell office:value-type="string" calcext:value-type="string">
            <text:p>Juan V. Carrillo (jvprofe)</text:p>
          </table:table-cell>
          <table:table-cell office:value-type="string" calcext:value-type="string">
            <text:p>https://www.youtube.com/watch?v=F0qx_WXz5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0" calcext:value-type="float">
            <text:p>986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rdware, sus componentes internos y externos</text:p>
          </table:table-cell>
          <table:table-cell office:value-type="string" calcext:value-type="string">
            <text:p>Julio Joshe</text:p>
          </table:table-cell>
          <table:table-cell office:value-type="string" calcext:value-type="string">
            <text:p>https://www.youtube.com/watch?v=3JmTqay0vz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7" calcext:value-type="float">
            <text:p>928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paquetes</text:p>
          </table:table-cell>
          <table:table-cell office:value-type="string" calcext:value-type="string">
            <text:p>KeepCoding - Tech School</text:p>
          </table:table-cell>
          <table:table-cell office:value-type="string" calcext:value-type="string">
            <text:p>https://www.youtube.com/watch?v=7H-LXZ3hjHQ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3" calcext:value-type="float">
            <text:p>1432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licación de directivas en plantillas</text:p>
          </table:table-cell>
          <table:table-cell office:value-type="string" calcext:value-type="string">
            <text:p>Kevin Davila</text:p>
          </table:table-cell>
          <table:table-cell office:value-type="string" calcext:value-type="string">
            <text:p>https://www.youtube.com/watch?v=XQXwDGiDIH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4" calcext:value-type="float">
            <text:p>1609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archivos</text:p>
          </table:table-cell>
          <table:table-cell office:value-type="string" calcext:value-type="string">
            <text:p>Kevin Saucedo</text:p>
          </table:table-cell>
          <table:table-cell office:value-type="string" calcext:value-type="string">
            <text:p>https://www.youtube.com/watch?v=oFliA-lM-j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224" calcext:value-type="float">
            <text:p>1432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numérico hexadecimal (Explicación complementaria)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4EJay-6Bioo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98" calcext:value-type="float">
            <text:p>950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Binario a Hexadecimal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8T4F7WboWPQ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099" calcext:value-type="float">
            <text:p>950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de Decimal a Hexadecimal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NFmDz1dQyPU</text:p>
          </table:table-cell>
          <table:table-cell office:value-type="string" calcext:value-type="string">
            <text:p>C Avanzado</text:p>
          </table:table-cell>
          <table:table-cell office:value-type="string" calcext:value-type="string">
            <text:p>https://edutin.com/curso-de-programacion-avanzada-en-c</text:p>
          </table:table-cell>
          <table:table-cell office:value-type="float" office:value="4217" calcext:value-type="float">
            <text:p>4217</text:p>
          </table:table-cell>
          <table:table-cell office:value-type="float" office:value="95100" calcext:value-type="float">
            <text:p>951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en el tema DNS y DHCP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MwxMsaFFycg</text:p>
          </table:table-cell>
          <table:table-cell office:value-type="string" calcext:value-type="string">
            <text:p>Introducción a la web</text:p>
          </table:table-cell>
          <table:table-cell office:value-type="string" calcext:value-type="string">
            <text:p>https://edutin.com/curso-de-introduccion-a-la-web-4222</text:p>
          </table:table-cell>
          <table:table-cell office:value-type="float" office:value="4222" calcext:value-type="float">
            <text:p>4222</text:p>
          </table:table-cell>
          <table:table-cell office:value-type="float" office:value="96069" calcext:value-type="float">
            <text:p>960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sobre routers</text:p>
          </table:table-cell>
          <table:table-cell office:value-type="string" calcext:value-type="string">
            <text:p>Khan Academy</text:p>
          </table:table-cell>
          <table:table-cell office:value-type="string" calcext:value-type="string">
            <text:p>https://www.youtube.com/watch?v=aD_yi5VjF78</text:p>
          </table:table-cell>
          <table:table-cell office:value-type="string" calcext:value-type="string">
            <text:p>Introducción a la web</text:p>
          </table:table-cell>
          <table:table-cell office:value-type="string" calcext:value-type="string">
            <text:p>https://edutin.com/curso-de-introduccion-a-la-web-4222</text:p>
          </table:table-cell>
          <table:table-cell office:value-type="float" office:value="4222" calcext:value-type="float">
            <text:p>4222</text:p>
          </table:table-cell>
          <table:table-cell office:value-type="float" office:value="96071" calcext:value-type="float">
            <text:p>960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PU, Memoria y E/S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MMzdKTtUIF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8" calcext:value-type="float">
            <text:p>928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hardware y el software operan juntos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VzVSt6jxiq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9" calcext:value-type="float">
            <text:p>928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presentación de datos en una computadora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ewokFOSxabs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0" calcext:value-type="float">
            <text:p>928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rcuitos y Lógica</text:p>
          </table:table-cell>
          <table:table-cell office:value-type="string" calcext:value-type="string">
            <text:p>Khan Academy Partners</text:p>
          </table:table-cell>
          <table:table-cell office:value-type="string" calcext:value-type="string">
            <text:p>https://www.youtube.com/watch?v=Sc3lh3D4rC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6" calcext:value-type="float">
            <text:p>928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paquetes</text:p>
          </table:table-cell>
          <table:table-cell office:value-type="string" calcext:value-type="string">
            <text:p>kikeProgrammer007</text:p>
          </table:table-cell>
          <table:table-cell office:value-type="string" calcext:value-type="string">
            <text:p>https://www.youtube.com/watch?v=J5KaJQ10_Q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7" calcext:value-type="float">
            <text:p>1004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inear, ordenar Filas y Columnas en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18DhVDqY-V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77" calcext:value-type="float">
            <text:p>1440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temas predefinido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jAhe6zFZbcY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44082" calcext:value-type="float">
            <text:p>1440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l sistema de cuadrícula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k8ovx51cEB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1" calcext:value-type="float">
            <text:p>1592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grafía y estilos predefinido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en9WTe21BxA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2" calcext:value-type="float">
            <text:p>159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tainers de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BGYW4YSlMA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4" calcext:value-type="float">
            <text:p>159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UTTER en Boot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AWwQyD8SRpw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5" calcext:value-type="float">
            <text:p>159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en Boostrap 5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ixP7BHR522k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6" calcext:value-type="float">
            <text:p>1592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ágenes y multimedia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iDTTgQ1OCtk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3" calcext:value-type="float">
            <text:p>1592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 y validación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mpfeTBGKZX8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5" calcext:value-type="float">
            <text:p>159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stañas y acordeones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hGlKDPMhGG8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8" calcext:value-type="float">
            <text:p>159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ckground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SFuNzNXKS8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40" calcext:value-type="float">
            <text:p>66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rgin y Padding </text:p>
          </table:table-cell>
          <table:table-cell office:value-type="string" calcext:value-type="string">
            <text:p>Kiko Palomares</text:p>
          </table:table-cell>
          <table:table-cell office:value-type="string" calcext:value-type="string">
            <text:p>https://www.youtube.com/watch?v=YEikl4avKd4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9" calcext:value-type="float">
            <text:p>1527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e instalación de Unity Engine</text:p>
          </table:table-cell>
          <table:table-cell office:value-type="string" calcext:value-type="string">
            <text:p>Kowixo</text:p>
          </table:table-cell>
          <table:table-cell office:value-type="string" calcext:value-type="string">
            <text:p>https://www.youtube.com/watch?v=mrLJ1Ijb6pE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898" calcext:value-type="float">
            <text:p>1528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Oracle XE y SQL Developer</text:p>
          </table:table-cell>
          <table:table-cell office:value-type="string" calcext:value-type="string">
            <text:p>La magia de las matemáticas</text:p>
          </table:table-cell>
          <table:table-cell office:value-type="string" calcext:value-type="string">
            <text:p>https://www.youtube.com/watch?v=5y2wqgODd-g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53282" calcext:value-type="float">
            <text:p>53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 registros de una tabla [Update]</text:p>
          </table:table-cell>
          <table:table-cell office:value-type="string" calcext:value-type="string">
            <text:p>La magia de las matemáticas</text:p>
          </table:table-cell>
          <table:table-cell office:value-type="string" calcext:value-type="string">
            <text:p>https://www.youtube.com/watch?v=9EFXYEG7Vf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6" calcext:value-type="float">
            <text:p>1016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la biblioteca multimedia y sus funciones</text:p>
          </table:table-cell>
          <table:table-cell office:value-type="string" calcext:value-type="string">
            <text:p>La Máquina del Branding</text:p>
          </table:table-cell>
          <table:table-cell office:value-type="string" calcext:value-type="string">
            <text:p>https://www.youtube.com/watch?v=keNikhfytI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8" calcext:value-type="float">
            <text:p>1591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gestión de comentarios en el sitio</text:p>
          </table:table-cell>
          <table:table-cell office:value-type="string" calcext:value-type="string">
            <text:p>La Máquina del Branding</text:p>
          </table:table-cell>
          <table:table-cell office:value-type="string" calcext:value-type="string">
            <text:p>https://www.youtube.com/watch?v=ZeMLqrdonP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2" calcext:value-type="float">
            <text:p>1591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 termo eléctrico</text:p>
          </table:table-cell>
          <table:table-cell office:value-type="string" calcext:value-type="string">
            <text:p>La Mejor Caldera</text:p>
          </table:table-cell>
          <table:table-cell office:value-type="string" calcext:value-type="string">
            <text:p>https://www.youtube.com/watch?v=JCmYOBSXs3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7" calcext:value-type="float">
            <text:p>928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consultas</text:p>
          </table:table-cell>
          <table:table-cell office:value-type="string" calcext:value-type="string">
            <text:p>LearnFree</text:p>
          </table:table-cell>
          <table:table-cell office:value-type="string" calcext:value-type="string">
            <text:p>https://www.youtube.com/watch?v=-JWLgNqtfa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7" calcext:value-type="float">
            <text:p>1080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consultas de totales</text:p>
          </table:table-cell>
          <table:table-cell office:value-type="string" calcext:value-type="string">
            <text:p>LearnFree</text:p>
          </table:table-cell>
          <table:table-cell office:value-type="string" calcext:value-type="string">
            <text:p>https://www.youtube.com/watch?v=oHDwKGVtZM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98" calcext:value-type="float">
            <text:p>1080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ndo nuestro primer Hola Mundo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JzckUcqwWF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1" calcext:value-type="float">
            <text:p>1001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Comentari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-18herfTe6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2" calcext:value-type="float">
            <text:p>1001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s variables y tipos de dat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ZV4e6iLTxb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3" calcext:value-type="float">
            <text:p>1001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aritmétic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P6cGi5yqLB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4" calcext:value-type="float">
            <text:p>1001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dores relacionales y lógicos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LFLiwdtaJD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25" calcext:value-type="float">
            <text:p>1001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UneNyEshsX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1" calcext:value-type="float">
            <text:p>100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er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-8njdDuIJB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2" calcext:value-type="float">
            <text:p>100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texto a un archivo en C#</text:p>
          </table:table-cell>
          <table:table-cell office:value-type="string" calcext:value-type="string">
            <text:p>LearnWtutorials</text:p>
          </table:table-cell>
          <table:table-cell office:value-type="string" calcext:value-type="string">
            <text:p>https://www.youtube.com/watch?v=YVaikE0814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53" calcext:value-type="float">
            <text:p>1001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tificial Intelligence (Inteligencia artificial) </text:p>
          </table:table-cell>
          <table:table-cell office:value-type="string" calcext:value-type="string">
            <text:p>LEMMiNO</text:p>
          </table:table-cell>
          <table:table-cell office:value-type="string" calcext:value-type="string">
            <text:p>https://www.youtube.com/watch?v=5J5bDQHQR1g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2" calcext:value-type="float">
            <text:p>929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gestión de control</text:p>
          </table:table-cell>
          <table:table-cell office:value-type="string" calcext:value-type="string">
            <text:p>lepatru007</text:p>
          </table:table-cell>
          <table:table-cell office:value-type="string" calcext:value-type="string">
            <text:p>https://www.youtube.com/watch?v=CpvouO9uVZU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0" calcext:value-type="float">
            <text:p>146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versión entre formatos binarios, octales y hexadecimales</text:p>
          </table:table-cell>
          <table:table-cell office:value-type="string" calcext:value-type="string">
            <text:p>Les Ingenieurs</text:p>
          </table:table-cell>
          <table:table-cell office:value-type="string" calcext:value-type="string">
            <text:p>https://www.youtube.com/watch?v=o79EZsX6Vj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61317" calcext:value-type="float">
            <text:p>1613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empresa</text:p>
          </table:table-cell>
          <table:table-cell office:value-type="string" calcext:value-type="string">
            <text:p>Líder del Emprendimiento</text:p>
          </table:table-cell>
          <table:table-cell office:value-type="string" calcext:value-type="string">
            <text:p>https://www.youtube.com/watch?v=KPMqBpcDs8I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86659" calcext:value-type="float">
            <text:p>866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álisis causa raíz</text:p>
          </table:table-cell>
          <table:table-cell office:value-type="string" calcext:value-type="string">
            <text:p>Liderazgo Lean 6 Sigma</text:p>
          </table:table-cell>
          <table:table-cell office:value-type="string" calcext:value-type="string">
            <text:p>https://www.youtube.com/watch?v=FB5lVa3zIm0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7" calcext:value-type="float">
            <text:p>1392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cimiento de un proyecto</text:p>
          </table:table-cell>
          <table:table-cell office:value-type="string" calcext:value-type="string">
            <text:p>liderdeproyecto</text:p>
          </table:table-cell>
          <table:table-cell office:value-type="string" calcext:value-type="string">
            <text:p>https://www.youtube.com/watch?v=XYAHCdA_gv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5" calcext:value-type="float">
            <text:p>1143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ntajas de las TIC en las empresas</text:p>
          </table:table-cell>
          <table:table-cell office:value-type="string" calcext:value-type="string">
            <text:p>LIDLearning</text:p>
          </table:table-cell>
          <table:table-cell office:value-type="string" calcext:value-type="string">
            <text:p>https://www.youtube.com/watch?v=2pB17gRLIdw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00" calcext:value-type="float">
            <text:p>146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istoria de la ciencia de la computación y evolución a lo largo de los años </text:p>
          </table:table-cell>
          <table:table-cell office:value-type="string" calcext:value-type="string">
            <text:p>Lily Alcivar</text:p>
          </table:table-cell>
          <table:table-cell office:value-type="string" calcext:value-type="string">
            <text:p>https://www.youtube.com/watch?v=Yv-nB9niZDQ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3" calcext:value-type="float">
            <text:p>154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Cómo instalar Scratch?</text:p>
          </table:table-cell>
          <table:table-cell office:value-type="string" calcext:value-type="string">
            <text:p>Los Atemporales</text:p>
          </table:table-cell>
          <table:table-cell office:value-type="string" calcext:value-type="string">
            <text:p>https://www.youtube.com/watch?v=ArNFmRhO3K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89" calcext:value-type="float">
            <text:p>113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hacer una modificación</text:p>
          </table:table-cell>
          <table:table-cell office:value-type="string" calcext:value-type="string">
            <text:p>Lucia F Calvo</text:p>
          </table:table-cell>
          <table:table-cell office:value-type="string" calcext:value-type="string">
            <text:p>https://www.youtube.com/watch?v=tR3u_63f1xA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8" calcext:value-type="float">
            <text:p>1032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hacer un commit</text:p>
          </table:table-cell>
          <table:table-cell office:value-type="string" calcext:value-type="string">
            <text:p>Lucia F Calvo</text:p>
          </table:table-cell>
          <table:table-cell office:value-type="string" calcext:value-type="string">
            <text:p>https://www.youtube.com/watch?v=Iu1WgGafKG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9" calcext:value-type="float">
            <text:p>1032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estructura compuesta</text:p>
          </table:table-cell>
          <table:table-cell office:value-type="string" calcext:value-type="string">
            <text:p>Luciana Terreni</text:p>
          </table:table-cell>
          <table:table-cell office:value-type="string" calcext:value-type="string">
            <text:p>https://www.youtube.com/watch?v=Gtk8a3Vk63E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9" calcext:value-type="float">
            <text:p>1004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ruby rails?</text:p>
          </table:table-cell>
          <table:table-cell office:value-type="string" calcext:value-type="string">
            <text:p>Lucid Software Español</text:p>
          </table:table-cell>
          <table:table-cell office:value-type="string" calcext:value-type="string">
            <text:p>https://www.youtube.com/watch?v=Z0yLerU0g-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38" calcext:value-type="float">
            <text:p>1067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selección </text:p>
          </table:table-cell>
          <table:table-cell office:value-type="string" calcext:value-type="string">
            <text:p>Luis Costa Ordoñez</text:p>
          </table:table-cell>
          <table:table-cell office:value-type="string" calcext:value-type="string">
            <text:p>https://www.youtube.com/watch?v=ew2DvK3BiG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5" calcext:value-type="float">
            <text:p>1081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rimiendo informes</text:p>
          </table:table-cell>
          <table:table-cell office:value-type="string" calcext:value-type="string">
            <text:p>Luis M. Palacios</text:p>
          </table:table-cell>
          <table:table-cell office:value-type="string" calcext:value-type="string">
            <text:p>https://www.youtube.com/watch?v=Xl77h13iRF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00" calcext:value-type="float">
            <text:p>1081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digos de estado</text:p>
          </table:table-cell>
          <table:table-cell office:value-type="string" calcext:value-type="string">
            <text:p>Luis M. Villanueva</text:p>
          </table:table-cell>
          <table:table-cell office:value-type="string" calcext:value-type="string">
            <text:p>https://www.youtube.com/watch?v=CMfZxXXU-4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4" calcext:value-type="float">
            <text:p>1402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o crear Realidad aumentada en Unity</text:p>
          </table:table-cell>
          <table:table-cell office:value-type="string" calcext:value-type="string">
            <text:p>LuisCanary</text:p>
          </table:table-cell>
          <table:table-cell office:value-type="string" calcext:value-type="string">
            <text:p>https://www.youtube.com/watch?v=7pZ8mzUpSXw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15" calcext:value-type="float">
            <text:p>1529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algoritmos y sus características</text:p>
          </table:table-cell>
          <table:table-cell office:value-type="string" calcext:value-type="string">
            <text:p>Magic Markers</text:p>
          </table:table-cell>
          <table:table-cell office:value-type="string" calcext:value-type="string">
            <text:p>https://www.youtube.com/watch?v=U3CGMyjzlv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0" calcext:value-type="float">
            <text:p>1092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adientes lineales y radiales</text:p>
          </table:table-cell>
          <table:table-cell office:value-type="string" calcext:value-type="string">
            <text:p>Make it Real</text:p>
          </table:table-cell>
          <table:table-cell office:value-type="string" calcext:value-type="string">
            <text:p>https://www.youtube.com/watch?v=hZ0xZgcc7k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49" calcext:value-type="float">
            <text:p>1527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Go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DsQOEkTtroI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7" calcext:value-type="float">
            <text:p>1430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orking directory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6CzY3WQVYUo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7" calcext:value-type="float">
            <text:p>1032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vertir un commit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4SwaV29SpIc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75" calcext:value-type="float">
            <text:p>1032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etch y pull rebase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r-PTFYVmGNo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58" calcext:value-type="float">
            <text:p>1040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base interactivo</text:p>
          </table:table-cell>
          <table:table-cell office:value-type="string" calcext:value-type="string">
            <text:p>makigas</text:p>
          </table:table-cell>
          <table:table-cell office:value-type="string" calcext:value-type="string">
            <text:p>https://www.youtube.com/watch?v=0_QwiNnj_dA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60" calcext:value-type="float">
            <text:p>1040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tores de base de datos de uso más frecuente en aplicaciones Web (ORACLE, SQL Server, mySQL)</text:p>
          </table:table-cell>
          <table:table-cell office:value-type="string" calcext:value-type="string">
            <text:p>Manuel Zapata</text:p>
          </table:table-cell>
          <table:table-cell office:value-type="string" calcext:value-type="string">
            <text:p>https://www.youtube.com/watch?v=HKo0IjYucNg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0" calcext:value-type="float">
            <text:p>140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ripción de productos</text:p>
          </table:table-cell>
          <table:table-cell office:value-type="string" calcext:value-type="string">
            <text:p>Marc Carmona - dropshipping &amp; ecom</text:p>
          </table:table-cell>
          <table:table-cell office:value-type="string" calcext:value-type="string">
            <text:p>https://www.youtube.com/watch?v=vnueki7MaT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3" calcext:value-type="float">
            <text:p>1599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corporación de multimedia en entradas y páginas</text:p>
          </table:table-cell>
          <table:table-cell office:value-type="string" calcext:value-type="string">
            <text:p>Marcelino DESIGN</text:p>
          </table:table-cell>
          <table:table-cell office:value-type="string" calcext:value-type="string">
            <text:p>https://www.youtube.com/watch?v=dkkoES78vt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5" calcext:value-type="float">
            <text:p>1591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Declaración de variable Go</text:p>
          </table:table-cell>
          <table:table-cell office:value-type="string" calcext:value-type="string">
            <text:p>Marco A PF</text:p>
          </table:table-cell>
          <table:table-cell office:value-type="string" calcext:value-type="string">
            <text:p>https://www.youtube.com/watch?v=F3a9HbIe57g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93" calcext:value-type="float">
            <text:p>1430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ojamiento virtualizado</text:p>
          </table:table-cell>
          <table:table-cell office:value-type="string" calcext:value-type="string">
            <text:p>Maria Jose Ayala</text:p>
          </table:table-cell>
          <table:table-cell office:value-type="string" calcext:value-type="string">
            <text:p>https://www.youtube.com/watch?v=ImnGRlIf4a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5" calcext:value-type="float">
            <text:p>1402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alizar el rendimiento con Google Analytics</text:p>
          </table:table-cell>
          <table:table-cell office:value-type="string" calcext:value-type="string">
            <text:p>Marketero</text:p>
          </table:table-cell>
          <table:table-cell office:value-type="string" calcext:value-type="string">
            <text:p>https://www.youtube.com/watch?v=5UrAK3qT6E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3" calcext:value-type="float">
            <text:p>1599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tenimiento de plugins, temas y núcleo de WordPress</text:p>
          </table:table-cell>
          <table:table-cell office:value-type="string" calcext:value-type="string">
            <text:p>Markethax | Diseño Web y Comercio Electrónico</text:p>
          </table:table-cell>
          <table:table-cell office:value-type="string" calcext:value-type="string">
            <text:p>https://www.youtube.com/watch?v=vE39nY4X-R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8" calcext:value-type="float">
            <text:p>1591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ágina web gratis en Github</text:p>
          </table:table-cell>
          <table:table-cell office:value-type="string" calcext:value-type="string">
            <text:p>Marlon Falcón Hernández</text:p>
          </table:table-cell>
          <table:table-cell office:value-type="string" calcext:value-type="string">
            <text:p>https://www.youtube.com/watch?v=f3S5oCCYto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5" calcext:value-type="float">
            <text:p>103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básicos JavaScript</text:p>
          </table:table-cell>
          <table:table-cell office:value-type="string" calcext:value-type="string">
            <text:p>Marluan Espiritusanto</text:p>
          </table:table-cell>
          <table:table-cell office:value-type="string" calcext:value-type="string">
            <text:p>https://www.youtube.com/watch?v=9R7R6_FXu_A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31" calcext:value-type="float">
            <text:p>1434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Componente Ion Action sheet</text:p>
          </table:table-cell>
          <table:table-cell office:value-type="string" calcext:value-type="string">
            <text:p>MARS Programming</text:p>
          </table:table-cell>
          <table:table-cell office:value-type="string" calcext:value-type="string">
            <text:p>https://www.youtube.com/watch?v=y0o8BZsNFpM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5" calcext:value-type="float">
            <text:p>1434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 de edificios en 3D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zZr5i_y8Tc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5" calcext:value-type="float">
            <text:p>1529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uebles en Unity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SnDe59pzLLg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6" calcext:value-type="float">
            <text:p>1529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terreno en Unity</text:p>
          </table:table-cell>
          <table:table-cell office:value-type="string" calcext:value-type="string">
            <text:p>Matias Nicolas Garcia Appiolaza</text:p>
          </table:table-cell>
          <table:table-cell office:value-type="string" calcext:value-type="string">
            <text:p>https://www.youtube.com/watch?v=QM5-IWPNSFc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152907" calcext:value-type="float">
            <text:p>1529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Hosting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dOoKJ9ocb9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8" calcext:value-type="float">
            <text:p>918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código personalizado en temas y plugins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PlwgpIP6G44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9" calcext:value-type="float">
            <text:p>1018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WordPress en servidor local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VN4EitfYf0o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1" calcext:value-type="float">
            <text:p>102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menús de navegación personalizados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aKZ-pi05zKY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4" calcext:value-type="float">
            <text:p>15912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de imágenes y multimedia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HtCuoxY0Iqk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7" calcext:value-type="float">
            <text:p>159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plugins de comercio electrónico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H0gJgaski_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1" calcext:value-type="float">
            <text:p>159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timización técnica y estructura del sitio para SEO</text:p>
          </table:table-cell>
          <table:table-cell office:value-type="string" calcext:value-type="string">
            <text:p>Matias Porta</text:p>
          </table:table-cell>
          <table:table-cell office:value-type="string" calcext:value-type="string">
            <text:p>https://www.youtube.com/watch?v=ZINNhQFAt9I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6" calcext:value-type="float">
            <text:p>159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en MATLAB de operaciones matemáticas I</text:p>
          </table:table-cell>
          <table:table-cell office:value-type="string" calcext:value-type="string">
            <text:p>Matlab en Ciencias Cognitivas</text:p>
          </table:table-cell>
          <table:table-cell office:value-type="string" calcext:value-type="string">
            <text:p>https://www.youtube.com/watch?v=TX5g7G4TBr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3" calcext:value-type="float">
            <text:p>1610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en MATLAB de Operaciones matemáticas II</text:p>
          </table:table-cell>
          <table:table-cell office:value-type="string" calcext:value-type="string">
            <text:p>Matlab en Ciencias Cognitivas</text:p>
          </table:table-cell>
          <table:table-cell office:value-type="string" calcext:value-type="string">
            <text:p>https://www.youtube.com/watch?v=17QDlZ2IrlU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61014" calcext:value-type="float">
            <text:p>1610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stgreSQL</text:p>
          </table:table-cell>
          <table:table-cell office:value-type="string" calcext:value-type="string">
            <text:p>May Code</text:p>
          </table:table-cell>
          <table:table-cell office:value-type="string" calcext:value-type="string">
            <text:p>https://www.youtube.com/watch?v=n6JB4yxZnM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599" calcext:value-type="float">
            <text:p>101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indows o Linux</text:p>
          </table:table-cell>
          <table:table-cell office:value-type="string" calcext:value-type="string">
            <text:p>Mazthertutoriales</text:p>
          </table:table-cell>
          <table:table-cell office:value-type="string" calcext:value-type="string">
            <text:p>https://www.youtube.com/watch?v=UYG6ZPtcLEE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29" calcext:value-type="float">
            <text:p>918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asignación de roles</text:p>
          </table:table-cell>
          <table:table-cell office:value-type="string" calcext:value-type="string">
            <text:p>Melvin Erazo</text:p>
          </table:table-cell>
          <table:table-cell office:value-type="string" calcext:value-type="string">
            <text:p>https://www.youtube.com/watch?v=4-rxW2DhbG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2" calcext:value-type="float">
            <text:p>1023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y usos de Power BI</text:p>
          </table:table-cell>
          <table:table-cell office:value-type="string" calcext:value-type="string">
            <text:p>Microsoft Cloud</text:p>
          </table:table-cell>
          <table:table-cell office:value-type="string" calcext:value-type="string">
            <text:p>https://www.youtube.com/watch?v=jdXpaydM1G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8" calcext:value-type="float">
            <text:p>1053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relacionadas en Acces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z4fB3MMqVb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6" calcext:value-type="float">
            <text:p>1081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en Acces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ATCuMU_rP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49" calcext:value-type="float">
            <text:p>1449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tablas con consultas 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ZZ6BrQRnlZI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44954" calcext:value-type="float">
            <text:p>14495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s de Power BI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W6AQrpC_Q1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45" calcext:value-type="float">
            <text:p>10524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mportar datos de Excel a Power BI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jhsHCZZXoz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252" calcext:value-type="float">
            <text:p>105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relaciones entre tabla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H8wNMfmOSy8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3" calcext:value-type="float">
            <text:p>105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gráfico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NEgfp_HRW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7" calcext:value-type="float">
            <text:p>1053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insertar tablas dinámica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yedsgM6OjeY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8" calcext:value-type="float">
            <text:p>105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dashboard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HhH9hgEekzs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09" calcext:value-type="float">
            <text:p>10530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gráfico con datos filtrados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GQoinTtTAs4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0" calcext:value-type="float">
            <text:p>105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velocímetro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iSzevJJT6i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1" calcext:value-type="float">
            <text:p>105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ompartir un informe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kaMGLTpC_gA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9" calcext:value-type="float">
            <text:p>1053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las funciones now y wekday</text:p>
          </table:table-cell>
          <table:table-cell office:value-type="string" calcext:value-type="string">
            <text:p>Microsoft Excel a Todo Nivel</text:p>
          </table:table-cell>
          <table:table-cell office:value-type="string" calcext:value-type="string">
            <text:p>https://www.youtube.com/watch?v=bGHP_EMF5Ho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1" calcext:value-type="float">
            <text:p>1053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rmar cambios con 'git commit'</text:p>
          </table:table-cell>
          <table:table-cell office:value-type="string" calcext:value-type="string">
            <text:p>Miguel Benedit - Apa</text:p>
          </table:table-cell>
          <table:table-cell office:value-type="string" calcext:value-type="string">
            <text:p>https://www.youtube.com/watch?v=j9zAL52wuL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5" calcext:value-type="float">
            <text:p>1633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QL Server</text:p>
          </table:table-cell>
          <table:table-cell office:value-type="string" calcext:value-type="string">
            <text:p>Mike OB Gameplays</text:p>
          </table:table-cell>
          <table:table-cell office:value-type="string" calcext:value-type="string">
            <text:p>https://www.youtube.com/watch?v=MpZMGJkPAj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7" calcext:value-type="float">
            <text:p>1013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ey de Moore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u3uSuy8ejuI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396" calcext:value-type="float">
            <text:p>1543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morias ROM y RAM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swOCvouHeAg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19" calcext:value-type="float">
            <text:p>1544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s de almacenamiento HDD y SSD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NyvXV45I2VI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4" calcext:value-type="float">
            <text:p>929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Inteligencia Artificial</text:p>
          </table:table-cell>
          <table:table-cell office:value-type="string" calcext:value-type="string">
            <text:p>MindMachineTV</text:p>
          </table:table-cell>
          <table:table-cell office:value-type="string" calcext:value-type="string">
            <text:p>https://www.youtube.com/watch?v=0iVc6q0oFW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60560" calcext:value-type="float">
            <text:p>160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l servidor web</text:p>
          </table:table-cell>
          <table:table-cell office:value-type="string" calcext:value-type="string">
            <text:p>Mister Fabian 🚀 Crea Tu Pagina Web con WordPress</text:p>
          </table:table-cell>
          <table:table-cell office:value-type="string" calcext:value-type="string">
            <text:p>https://www.youtube.com/watch?v=hTB6LVdTZfs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2" calcext:value-type="float">
            <text:p>140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instancias de clases y acceso a sus atributos y método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eH0cd1FAjm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0" calcext:value-type="float">
            <text:p>1612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rge: ramas y uniones 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BaY7FvCIH1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16" calcext:value-type="float">
            <text:p>1032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rge con conflicto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jWnXEyM5bps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94" calcext:value-type="float">
            <text:p>103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 (tags)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s3sbKPlXQz4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2" calcext:value-type="float">
            <text:p>103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ll request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8yXR1MJx9kM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6" calcext:value-type="float">
            <text:p>103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gnorar archivos en el repositorio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24td-L6MHmY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14" calcext:value-type="float">
            <text:p>103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ge y Logs</text:p>
          </table:table-cell>
          <table:table-cell office:value-type="string" calcext:value-type="string">
            <text:p>MitoCode</text:p>
          </table:table-cell>
          <table:table-cell office:value-type="string" calcext:value-type="string">
            <text:p>https://www.youtube.com/watch?v=YN1PI5iAlh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4065" calcext:value-type="float">
            <text:p>1040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Unity Engine y para qué se utiliza?</text:p>
          </table:table-cell>
          <table:table-cell office:value-type="string" calcext:value-type="string">
            <text:p>Mosart Games</text:p>
          </table:table-cell>
          <table:table-cell office:value-type="string" calcext:value-type="string">
            <text:p>https://www.youtube.com/watch?v=R-6q1GcE07o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https://edutin.com/curso-de-unity-engine-4094</text:p>
          </table:table-cell>
          <table:table-cell office:value-type="float" office:value="4094" calcext:value-type="float">
            <text:p>4094</text:p>
          </table:table-cell>
          <table:table-cell office:value-type="float" office:value="91796" calcext:value-type="float">
            <text:p>917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 [Parte 1]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HSMvOq-GpK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1" calcext:value-type="float">
            <text:p>1021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 [Parte 2]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RBXOuvHzwRU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2" calcext:value-type="float">
            <text:p>1021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 switch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hgn_3QQ54Qo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3" calcext:value-type="float">
            <text:p>1021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eglos y operacione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-iX8nEWFp5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4" calcext:value-type="float">
            <text:p>1021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ccionario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tCOC-CSHxo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5" calcext:value-type="float">
            <text:p>1021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rASxZRBFU9w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87" calcext:value-type="float">
            <text:p>1021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ucles (for, while)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yP3IjtbHlr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2" calcext:value-type="float">
            <text:p>1633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ases y objetos en Swift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Q_S8yPEwSn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6" calcext:value-type="float">
            <text:p>1633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manipulación de arrays</text:p>
          </table:table-cell>
          <table:table-cell office:value-type="string" calcext:value-type="string">
            <text:p>MoureDev by Brais Moure</text:p>
          </table:table-cell>
          <table:table-cell office:value-type="string" calcext:value-type="string">
            <text:p>https://www.youtube.com/watch?v=-iX8nEWFp5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60" calcext:value-type="float">
            <text:p>1633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ecuencial en Matlab</text:p>
          </table:table-cell>
          <table:table-cell office:value-type="string" calcext:value-type="string">
            <text:p>Mundo Algoritmos</text:p>
          </table:table-cell>
          <table:table-cell office:value-type="string" calcext:value-type="string">
            <text:p>https://www.youtube.com/watch?v=18UclVU01o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3" calcext:value-type="float">
            <text:p>1015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variables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q1cfGeWqdG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1" calcext:value-type="float">
            <text:p>1016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iggers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4jui6r2SdfY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0" calcext:value-type="float">
            <text:p>1014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base de datos en SQL Server</text:p>
          </table:table-cell>
          <table:table-cell office:value-type="string" calcext:value-type="string">
            <text:p>Mundo Binario</text:p>
          </table:table-cell>
          <table:table-cell office:value-type="string" calcext:value-type="string">
            <text:p>https://www.youtube.com/watch?v=WPdOhDU5JF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62" calcext:value-type="float">
            <text:p>1014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gración de redes sociales con plugins</text:p>
          </table:table-cell>
          <table:table-cell office:value-type="string" calcext:value-type="string">
            <text:p>Mundo WPress</text:p>
          </table:table-cell>
          <table:table-cell office:value-type="string" calcext:value-type="string">
            <text:p>https://www.youtube.com/watch?v=Dg6z4wTwJsE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0" calcext:value-type="float">
            <text:p>1591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apache </text:p>
          </table:table-cell>
          <table:table-cell office:value-type="string" calcext:value-type="string">
            <text:p>MVC Desing</text:p>
          </table:table-cell>
          <table:table-cell office:value-type="string" calcext:value-type="string">
            <text:p>https://www.youtube.com/watch?v=ZZ0PxUo87R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5" calcext:value-type="float">
            <text:p>918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alida y entrada en Go</text:p>
          </table:table-cell>
          <table:table-cell office:value-type="string" calcext:value-type="string">
            <text:p>Mxrio Fuentes</text:p>
          </table:table-cell>
          <table:table-cell office:value-type="string" calcext:value-type="string">
            <text:p>https://www.youtube.com/watch?v=oKm_vepTco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06" calcext:value-type="float">
            <text:p>1431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ecesidad de las pruebas de software</text:p>
          </table:table-cell>
          <table:table-cell office:value-type="string" calcext:value-type="string">
            <text:p>N1G1 CHANNEL</text:p>
          </table:table-cell>
          <table:table-cell office:value-type="string" calcext:value-type="string">
            <text:p>https://www.youtube.com/watch?v=P5bNMtr1unk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2" calcext:value-type="float">
            <text:p>13928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Aceptación</text:p>
          </table:table-cell>
          <table:table-cell office:value-type="string" calcext:value-type="string">
            <text:p>Nadia Cavalleri (ES)</text:p>
          </table:table-cell>
          <table:table-cell office:value-type="string" calcext:value-type="string">
            <text:p>https://www.youtube.com/watch?v=WhVDCTY6Vb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5" calcext:value-type="float">
            <text:p>139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Xcode en Mac</text:p>
          </table:table-cell>
          <table:table-cell office:value-type="string" calcext:value-type="string">
            <text:p>Natalia Riaño</text:p>
          </table:table-cell>
          <table:table-cell office:value-type="string" calcext:value-type="string">
            <text:p>https://www.youtube.com/watch?v=Yv2Iuqs1HA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3" calcext:value-type="float">
            <text:p>1021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y selección de plugins avanzados</text:p>
          </table:table-cell>
          <table:table-cell office:value-type="string" calcext:value-type="string">
            <text:p>Negocios Online</text:p>
          </table:table-cell>
          <table:table-cell office:value-type="string" calcext:value-type="string">
            <text:p>https://www.youtube.com/watch?v=-8kft4mlUfQ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8" calcext:value-type="float">
            <text:p>1018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publicar informes en la web</text:p>
          </table:table-cell>
          <table:table-cell office:value-type="string" calcext:value-type="string">
            <text:p>Nestor Adrianzen</text:p>
          </table:table-cell>
          <table:table-cell office:value-type="string" calcext:value-type="string">
            <text:p>https://www.youtube.com/watch?v=TthLjPFXAb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4" calcext:value-type="float">
            <text:p>105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torno o servidor de preprodución</text:p>
          </table:table-cell>
          <table:table-cell office:value-type="string" calcext:value-type="string">
            <text:p>Network Warriors</text:p>
          </table:table-cell>
          <table:table-cell office:value-type="string" calcext:value-type="string">
            <text:p>https://www.youtube.com/watch?v=IV2dwLSOtdo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300" calcext:value-type="float">
            <text:p>1403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acle - Vistas y bloques - 07</text:p>
          </table:table-cell>
          <table:table-cell office:value-type="string" calcext:value-type="string">
            <text:p>Ninja Web Corporation</text:p>
          </table:table-cell>
          <table:table-cell office:value-type="string" calcext:value-type="string">
            <text:p>https://www.youtube.com/watch?v=Fd4KmRAi31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678" calcext:value-type="float">
            <text:p>1516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acciones parciales</text:p>
          </table:table-cell>
          <table:table-cell office:value-type="string" calcext:value-type="string">
            <text:p>Nooooooo Sebaaaaas</text:p>
          </table:table-cell>
          <table:table-cell office:value-type="string" calcext:value-type="string">
            <text:p>https://www.youtube.com/watch?v=MY9DEX8soi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3" calcext:value-type="float">
            <text:p>1015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ybersecurity (Seguridad informática) </text:p>
          </table:table-cell>
          <table:table-cell office:value-type="string" calcext:value-type="string">
            <text:p>NOVA PBS Official</text:p>
          </table:table-cell>
          <table:table-cell office:value-type="string" calcext:value-type="string">
            <text:p>https://www.youtube.com/watch?v=sdpxddDzXf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11" calcext:value-type="float">
            <text:p>929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otstrap en Go</text:p>
          </table:table-cell>
          <table:table-cell office:value-type="string" calcext:value-type="string">
            <text:p>Nube Colectiva Devs</text:p>
          </table:table-cell>
          <table:table-cell office:value-type="string" calcext:value-type="string">
            <text:p>https://www.youtube.com/watch?v=3sKi_8B3uq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1" calcext:value-type="float">
            <text:p>1431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lerancia a fallos</text:p>
          </table:table-cell>
          <table:table-cell office:value-type="string" calcext:value-type="string">
            <text:p>NullSafe Architect</text:p>
          </table:table-cell>
          <table:table-cell office:value-type="string" calcext:value-type="string">
            <text:p>https://www.youtube.com/watch?v=37_414Wxn9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0" calcext:value-type="float">
            <text:p>140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ertas lógicas </text:p>
          </table:table-cell>
          <table:table-cell office:value-type="string" calcext:value-type="string">
            <text:p>Numberphile</text:p>
          </table:table-cell>
          <table:table-cell office:value-type="string" calcext:value-type="string">
            <text:p>https://www.youtube.com/watch?v=lNuPy-r1GuQ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8" calcext:value-type="float">
            <text:p>928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Switch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xxx3fiiAV3A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5" calcext:value-type="float">
            <text:p>1015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erfaz gráfica de usuario en Matlab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S4xR2DjedG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0" calcext:value-type="float">
            <text:p>1015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bjetos Static Text, Edit Text y Push Button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YMBQ8_sj24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1" calcext:value-type="float">
            <text:p>1015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emento Axes en una interfaz gráfica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tJGbqaC-PU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3" calcext:value-type="float">
            <text:p>1015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adio Button y Check Box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JGddv5AR7PM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5" calcext:value-type="float">
            <text:p>1015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E5rwUcsgrS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7" calcext:value-type="float">
            <text:p>10158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uadros de diálogos [GUI]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ZBFbrzfsuJI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8" calcext:value-type="float">
            <text:p>1015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menú a la GUI</text:p>
          </table:table-cell>
          <table:table-cell office:value-type="string" calcext:value-type="string">
            <text:p>Numython</text:p>
          </table:table-cell>
          <table:table-cell office:value-type="string" calcext:value-type="string">
            <text:p>https://www.youtube.com/watch?v=hjr8Hc56Rq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9" calcext:value-type="float">
            <text:p>1015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glas de validación</text:p>
          </table:table-cell>
          <table:table-cell office:value-type="string" calcext:value-type="string">
            <text:p>OBJETIVO APRENDER</text:p>
          </table:table-cell>
          <table:table-cell office:value-type="string" calcext:value-type="string">
            <text:p>https://www.youtube.com/watch?v=BnO3ZHdf-e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74" calcext:value-type="float">
            <text:p>1080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matizar publicaciones</text:p>
          </table:table-cell>
          <table:table-cell office:value-type="string" calcext:value-type="string">
            <text:p>OOptime - Automatización y Digitalización</text:p>
          </table:table-cell>
          <table:table-cell office:value-type="string" calcext:value-type="string">
            <text:p>https://www.youtube.com/watch?v=MJZQP_FbR0E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48" calcext:value-type="float">
            <text:p>1599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pm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KWKFCDMoS2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267" calcext:value-type="float">
            <text:p>1562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bir imágenes y otros archivos a un servidor web 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k2wBkpFQezI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3" calcext:value-type="float">
            <text:p>918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R?</text:p>
          </table:table-cell>
          <table:table-cell office:value-type="string" calcext:value-type="string">
            <text:p>OpenWebinars</text:p>
          </table:table-cell>
          <table:table-cell office:value-type="string" calcext:value-type="string">
            <text:p>https://www.youtube.com/watch?v=lnq_Te748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2" calcext:value-type="float">
            <text:p>101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IA y la gestión de proyectos</text:p>
          </table:table-cell>
          <table:table-cell office:value-type="string" calcext:value-type="string">
            <text:p>OPM Integral</text:p>
          </table:table-cell>
          <table:table-cell office:value-type="string" calcext:value-type="string">
            <text:p>https://www.youtube.com/watch?v=iid4xvPLUeg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60562" calcext:value-type="float">
            <text:p>160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cess: tablas, consultas, formularios y reportes</text:p>
          </table:table-cell>
          <table:table-cell office:value-type="string" calcext:value-type="string">
            <text:p>OpositaTest</text:p>
          </table:table-cell>
          <table:table-cell office:value-type="string" calcext:value-type="string">
            <text:p>https://www.youtube.com/watch?v=TpCi9K32-O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59998" calcext:value-type="float">
            <text:p>1599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Visual Studio para Ruby</text:p>
          </table:table-cell>
          <table:table-cell office:value-type="string" calcext:value-type="string">
            <text:p>Ordinary Engineer</text:p>
          </table:table-cell>
          <table:table-cell office:value-type="string" calcext:value-type="string">
            <text:p>https://www.youtube.com/watch?v=bDSIzatb1N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9266" calcext:value-type="float">
            <text:p>1392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arrollo de widgets</text:p>
          </table:table-cell>
          <table:table-cell office:value-type="string" calcext:value-type="string">
            <text:p>Oregoom</text:p>
          </table:table-cell>
          <table:table-cell office:value-type="string" calcext:value-type="string">
            <text:p>https://www.youtube.com/watch?v=uh7GpSOC45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3" calcext:value-type="float">
            <text:p>1591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ción de publicaciones y tareas automatizadas</text:p>
          </table:table-cell>
          <table:table-cell office:value-type="string" calcext:value-type="string">
            <text:p>Óscar Martín</text:p>
          </table:table-cell>
          <table:table-cell office:value-type="string" calcext:value-type="string">
            <text:p>https://www.youtube.com/watch?v=ZZewKWJWEr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3" calcext:value-type="float">
            <text:p>1591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 de Tabla de Referencia Cruzada</text:p>
          </table:table-cell>
          <table:table-cell office:value-type="string" calcext:value-type="string">
            <text:p>Oscar Webmaster</text:p>
          </table:table-cell>
          <table:table-cell office:value-type="string" calcext:value-type="string">
            <text:p>https://www.youtube.com/watch?v=idA5noynS7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03" calcext:value-type="float">
            <text:p>1082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ntajas de utilizar Shopify</text:p>
          </table:table-cell>
          <table:table-cell office:value-type="string" calcext:value-type="string">
            <text:p>Outvio</text:p>
          </table:table-cell>
          <table:table-cell office:value-type="string" calcext:value-type="string">
            <text:p>https://www.youtube.com/watch?v=LY5FznzQ5P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16" calcext:value-type="float">
            <text:p>1599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todología Kanban</text:p>
          </table:table-cell>
          <table:table-cell office:value-type="string" calcext:value-type="string">
            <text:p>Oxean Cross Comunicación Interna</text:p>
          </table:table-cell>
          <table:table-cell office:value-type="string" calcext:value-type="string">
            <text:p>https://www.youtube.com/watch?v=I-H-WXAX_o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8" calcext:value-type="float">
            <text:p>1143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reparto de carga </text:p>
          </table:table-cell>
          <table:table-cell office:value-type="string" calcext:value-type="string">
            <text:p>Pablo Martinez</text:p>
          </table:table-cell>
          <table:table-cell office:value-type="string" calcext:value-type="string">
            <text:p>https://www.youtube.com/watch?v=IdtpdHQGIB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1" calcext:value-type="float">
            <text:p>140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iquetas HTML fundamentales</text:p>
          </table:table-cell>
          <table:table-cell office:value-type="string" calcext:value-type="string">
            <text:p>Pablo Monteserín</text:p>
          </table:table-cell>
          <table:table-cell office:value-type="string" calcext:value-type="string">
            <text:p>https://www.youtube.com/watch?v=BGj1mD9Eoe4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15" calcext:value-type="float">
            <text:p>913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acterísticas de los algoritmos</text:p>
          </table:table-cell>
          <table:table-cell office:value-type="string" calcext:value-type="string">
            <text:p>Pablo Ormeno</text:p>
          </table:table-cell>
          <table:table-cell office:value-type="string" calcext:value-type="string">
            <text:p>https://www.youtube.com/watch?v=t5iAuuT5lSo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6" calcext:value-type="float">
            <text:p>1544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o colaborativo con ramas remotas</text:p>
          </table:table-cell>
          <table:table-cell office:value-type="string" calcext:value-type="string">
            <text:p>Paco Gomez</text:p>
          </table:table-cell>
          <table:table-cell office:value-type="string" calcext:value-type="string">
            <text:p>https://www.youtube.com/watch?v=UE7n2I3eHf8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401" calcext:value-type="float">
            <text:p>163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gestión de entradas y páginas</text:p>
          </table:table-cell>
          <table:table-cell office:value-type="string" calcext:value-type="string">
            <text:p>Paloma Catalán Noguera</text:p>
          </table:table-cell>
          <table:table-cell office:value-type="string" calcext:value-type="string">
            <text:p>https://www.youtube.com/watch?v=ctzyj5ksrO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2313" calcext:value-type="float">
            <text:p>102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sionar ramas con git merge</text:p>
          </table:table-cell>
          <table:table-cell office:value-type="string" calcext:value-type="string">
            <text:p>panvdev</text:p>
          </table:table-cell>
          <table:table-cell office:value-type="string" calcext:value-type="string">
            <text:p>https://www.youtube.com/watch?v=bcT8BZj7KUg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8" calcext:value-type="float">
            <text:p>1633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medición del rendimiento</text:p>
          </table:table-cell>
          <table:table-cell office:value-type="string" calcext:value-type="string">
            <text:p>Platzi</text:p>
          </table:table-cell>
          <table:table-cell office:value-type="string" calcext:value-type="string">
            <text:p>https://www.youtube.com/watch?v=NOGId1Y6aO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7" calcext:value-type="float">
            <text:p>140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aboración de la estructura desglosada del trabajo (EDT)</text:p>
          </table:table-cell>
          <table:table-cell office:value-type="string" calcext:value-type="string">
            <text:p>pm4r</text:p>
          </table:table-cell>
          <table:table-cell office:value-type="string" calcext:value-type="string">
            <text:p>https://www.youtube.com/watch?v=BbyK-K1Z9T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8" calcext:value-type="float">
            <text:p>114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reporte Q &amp; A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Rk0UrKpW7L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8" calcext:value-type="float">
            <text:p>105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stablecer preguntas predeterminadas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IIejit2NFjM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9" calcext:value-type="float">
            <text:p>105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Es posible insertar un vídeo de Youtube en Power BI?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xmdq3iiwH2w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20" calcext:value-type="float">
            <text:p>105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obtener más espacio en el panel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pOFaLCwd92A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21" calcext:value-type="float">
            <text:p>105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exportar datos de Power BI a Excel</text:p>
          </table:table-cell>
          <table:table-cell office:value-type="string" calcext:value-type="string">
            <text:p>Power Skill</text:p>
          </table:table-cell>
          <table:table-cell office:value-type="string" calcext:value-type="string">
            <text:p>https://www.youtube.com/watch?v=fSV24dSb_6c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46" calcext:value-type="float">
            <text:p>1053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ios de gestión de la calidad</text:p>
          </table:table-cell>
          <table:table-cell office:value-type="string" calcext:value-type="string">
            <text:p>Procem Consultores</text:p>
          </table:table-cell>
          <table:table-cell office:value-type="string" calcext:value-type="string">
            <text:p>https://www.youtube.com/watch?v=mGX1jYNElH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6" calcext:value-type="float">
            <text:p>1466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y tipos de datos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3pGm4Hm1FsI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550" calcext:value-type="float">
            <text:p>1065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ntaxis y uso de la declaración if-Else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hA006_sre4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94" calcext:value-type="float">
            <text:p>133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tilizar operadores lógicos (&amp;&amp;, ||) en combinación con estructuras condicionales</text:p>
          </table:table-cell>
          <table:table-cell office:value-type="string" calcext:value-type="string">
            <text:p>ProCode Tv</text:p>
          </table:table-cell>
          <table:table-cell office:value-type="string" calcext:value-type="string">
            <text:p>https://www.youtube.com/watch?v=aAWWrxY6aM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110" calcext:value-type="float">
            <text:p>1611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Qué es el pseudocódigo?</text:p>
          </table:table-cell>
          <table:table-cell office:value-type="string" calcext:value-type="string">
            <text:p>Profe Luis Alvarado</text:p>
          </table:table-cell>
          <table:table-cell office:value-type="string" calcext:value-type="string">
            <text:p>https://www.youtube.com/watch?v=nQkK0f4xadY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85" calcext:value-type="float">
            <text:p>1544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tilización del código ASCII en la computación</text:p>
          </table:table-cell>
          <table:table-cell office:value-type="string" calcext:value-type="string">
            <text:p>Profe Yves Pérez</text:p>
          </table:table-cell>
          <table:table-cell office:value-type="string" calcext:value-type="string">
            <text:p>https://www.youtube.com/watch?v=DGFny1wjpSE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77" calcext:value-type="float">
            <text:p>154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átomo </text:p>
          </table:table-cell>
          <table:table-cell office:value-type="string" calcext:value-type="string">
            <text:p>Profes App</text:p>
          </table:table-cell>
          <table:table-cell office:value-type="string" calcext:value-type="string">
            <text:p>https://www.youtube.com/watch?v=rMjmAraA9H0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3" calcext:value-type="float">
            <text:p>928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r productos en categorías</text:p>
          </table:table-cell>
          <table:table-cell office:value-type="string" calcext:value-type="string">
            <text:p>Profesor Tutoriales</text:p>
          </table:table-cell>
          <table:table-cell office:value-type="string" calcext:value-type="string">
            <text:p>https://www.youtube.com/watch?v=13c9tR3QA3g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5" calcext:value-type="float">
            <text:p>1599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peraciones matemáticas</text:p>
          </table:table-cell>
          <table:table-cell office:value-type="string" calcext:value-type="string">
            <text:p>Programa Resuelto</text:p>
          </table:table-cell>
          <table:table-cell office:value-type="string" calcext:value-type="string">
            <text:p>https://www.youtube.com/watch?v=9kXbKgIDT_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3" calcext:value-type="float">
            <text:p>1015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r carpeta de proyecto en Visual Studio Code</text:p>
          </table:table-cell>
          <table:table-cell office:value-type="string" calcext:value-type="string">
            <text:p>Programación Fácil</text:p>
          </table:table-cell>
          <table:table-cell office:value-type="string" calcext:value-type="string">
            <text:p>https://www.youtube.com/watch?v=DzWspCr7UBA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60931" calcext:value-type="float">
            <text:p>1609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locales y globales</text:p>
          </table:table-cell>
          <table:table-cell office:value-type="string" calcext:value-type="string">
            <text:p>Programación Fácil</text:p>
          </table:table-cell>
          <table:table-cell office:value-type="string" calcext:value-type="string">
            <text:p>https://www.youtube.com/watch?v=Ihvv5uVZnI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3" calcext:value-type="float">
            <text:p>99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ímites con Matlab</text:p>
          </table:table-cell>
          <table:table-cell office:value-type="string" calcext:value-type="string">
            <text:p>PROGRAMACION PARA PRINCIPIANTES</text:p>
          </table:table-cell>
          <table:table-cell office:value-type="string" calcext:value-type="string">
            <text:p>https://www.youtube.com/watch?v=9PeRia9JB5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8" calcext:value-type="float">
            <text:p>1015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IF - ELSE </text:p>
          </table:table-cell>
          <table:table-cell office:value-type="string" calcext:value-type="string">
            <text:p>Programación y más</text:p>
          </table:table-cell>
          <table:table-cell office:value-type="string" calcext:value-type="string">
            <text:p>https://www.youtube.com/watch?v=IbxkMCzDny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4" calcext:value-type="float">
            <text:p>1015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s, creación y manipulación 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Mw-c_6RN60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6" calcext:value-type="float">
            <text:p>100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teracción con foreach y Arrays multidimensionale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ZyZgl1vtBvM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7" calcext:value-type="float">
            <text:p>1001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: Agregar, contar y eliminar elemento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SRzvKcWexP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8" calcext:value-type="float">
            <text:p>1001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teracción en listas y diccionarios</text:p>
          </table:table-cell>
          <table:table-cell office:value-type="string" calcext:value-type="string">
            <text:p>Programacion101.net</text:p>
          </table:table-cell>
          <table:table-cell office:value-type="string" calcext:value-type="string">
            <text:p>https://www.youtube.com/watch?v=7sUdiH9cDU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39" calcext:value-type="float">
            <text:p>1001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s y prácticas para dominar el sistema de rejilla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zaITPmYVzUM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0" calcext:value-type="float">
            <text:p>91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vba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bbmuWaVIg48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26" calcext:value-type="float">
            <text:p>913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crollspy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r7HqMvpiaB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91334" calcext:value-type="float">
            <text:p>913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ón flotante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h7kxhNF7-gk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5" calcext:value-type="float">
            <text:p>1584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rjeta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j6dFgZDk0X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6" calcext:value-type="float">
            <text:p>1584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rjetas con tab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a2LvbEhQhNA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7" calcext:value-type="float">
            <text:p>1584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avbar avanzado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7E3fZeKAUow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8" calcext:value-type="float">
            <text:p>1584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rousel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xxJ6C86JxHg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39" calcext:value-type="float">
            <text:p>1584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de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uQYxY92p4T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0" calcext:value-type="float">
            <text:p>1584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terial Box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0ESXtXg5EU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1" calcext:value-type="float">
            <text:p>1584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ast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rEJvrKTMly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2" calcext:value-type="float">
            <text:p>1584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al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OY1pi9P9rM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3" calcext:value-type="float">
            <text:p>1584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ormularios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0bEo_gpm5us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7" calcext:value-type="float">
            <text:p>1584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complete (Autocompletar)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OnRJT3c_9j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49" calcext:value-type="float">
            <text:p>1584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eloader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EHzfBeiwFp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2" calcext:value-type="float">
            <text:p>1584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arallax</text:p>
          </table:table-cell>
          <table:table-cell office:value-type="string" calcext:value-type="string">
            <text:p>Programador Novato</text:p>
          </table:table-cell>
          <table:table-cell office:value-type="string" calcext:value-type="string">
            <text:p>https://www.youtube.com/watch?v=9KKU1mvHZcQ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53" calcext:value-type="float">
            <text:p>158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ción a la comunidad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o46W_GirXD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7" calcext:value-type="float">
            <text:p>93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ariencia 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-aDVxhKyJ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8" calcext:value-type="float">
            <text:p>934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miento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x3DsXWDesJc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93479" calcext:value-type="float">
            <text:p>934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 herramienta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LaJ_le67gEg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88" calcext:value-type="float">
            <text:p>1135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rucciones de utilización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mpUkhAeAxLk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0" calcext:value-type="float">
            <text:p>1135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nidos y Música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MHZJ4XceAwE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1" calcext:value-type="float">
            <text:p>1135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s de control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6c0XmQG_kH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2" calcext:value-type="float">
            <text:p>1135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feQxgJjZHM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3" calcext:value-type="float">
            <text:p>1135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BP con Scratch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dpiAPeSsitU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4" calcext:value-type="float">
            <text:p>1135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y depuración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8bwfpUaxHR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5" calcext:value-type="float">
            <text:p>113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 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YUJdQivisV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6" calcext:value-type="float">
            <text:p>11359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istas 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TEqHHG7E2rk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7" calcext:value-type="float">
            <text:p>1135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wzstUEWPvmE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8" calcext:value-type="float">
            <text:p>1135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dio y víde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UuDtrvsaTC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599" calcext:value-type="float">
            <text:p>113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ciendo uso del sensor de audi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K84NowQaids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0" calcext:value-type="float">
            <text:p>11360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ciendo uso del sensor del víde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uvoa9-AMwnY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1" calcext:value-type="float">
            <text:p>1136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viendo objetos con la mano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S51WREneFU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2" calcext:value-type="float">
            <text:p>1136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AZ6j9h1lnj4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3" calcext:value-type="float">
            <text:p>1136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QyeSe8d5ec0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4" calcext:value-type="float">
            <text:p>113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gramando un "Arkanoid" III</text:p>
          </table:table-cell>
          <table:table-cell office:value-type="string" calcext:value-type="string">
            <text:p>Programamos</text:p>
          </table:table-cell>
          <table:table-cell office:value-type="string" calcext:value-type="string">
            <text:p>https://www.youtube.com/watch?v=XvIxFg9pF30</text:p>
          </table:table-cell>
          <table:table-cell office:value-type="string" calcext:value-type="string">
            <text:p>Curso de C</text:p>
          </table:table-cell>
          <table:table-cell office:value-type="string" calcext:value-type="string">
            <text:p>https://edutin.com/curso-de-programacion-c</text:p>
          </table:table-cell>
          <table:table-cell office:value-type="float" office:value="4163" calcext:value-type="float">
            <text:p>4163</text:p>
          </table:table-cell>
          <table:table-cell office:value-type="float" office:value="113605" calcext:value-type="float">
            <text:p>1136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e Importar base de datos </text:p>
          </table:table-cell>
          <table:table-cell office:value-type="string" calcext:value-type="string">
            <text:p>Programando con estilo</text:p>
          </table:table-cell>
          <table:table-cell office:value-type="string" calcext:value-type="string">
            <text:p>https://www.youtube.com/watch?v=vVCvyP7ya_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5" calcext:value-type="float">
            <text:p>1016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ñadir cambios al área de preparación con ‘git add’</text:p>
          </table:table-cell>
          <table:table-cell office:value-type="string" calcext:value-type="string">
            <text:p>Programmer Exception</text:p>
          </table:table-cell>
          <table:table-cell office:value-type="string" calcext:value-type="string">
            <text:p>https://www.youtube.com/watch?v=7QVPWoTb2uU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63394" calcext:value-type="float">
            <text:p>1633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s de seguridad</text:p>
          </table:table-cell>
          <table:table-cell office:value-type="string" calcext:value-type="string">
            <text:p>Programming <text:s/>Hub</text:p>
          </table:table-cell>
          <table:table-cell office:value-type="string" calcext:value-type="string">
            <text:p>https://www.youtube.com/watch?v=6R5q438MZM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1" calcext:value-type="float">
            <text:p>1402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<text:s/>Páginas de inicio de sesión y registro - HTML CSS</text:p>
          </table:table-cell>
          <table:table-cell office:value-type="string" calcext:value-type="string">
            <text:p>Purito Codigo</text:p>
          </table:table-cell>
          <table:table-cell office:value-type="string" calcext:value-type="string">
            <text:p>https://www.youtube.com/watch?v=NLpK2W1TM2A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32" calcext:value-type="float">
            <text:p>1434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l desarrollo web</text:p>
          </table:table-cell>
          <table:table-cell office:value-type="string" calcext:value-type="string">
            <text:p>QA Digital Advertising</text:p>
          </table:table-cell>
          <table:table-cell office:value-type="string" calcext:value-type="string">
            <text:p>https://www.youtube.com/watch?v=dFhXYlMeTSA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17" calcext:value-type="float">
            <text:p>15841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fundización en la partición equivalente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aCCYwMiLoa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595" calcext:value-type="float">
            <text:p>985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de Particiones de Equivalencia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4Jf9uFrhsp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599" calcext:value-type="float">
            <text:p>985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mientos necesarios para empezar como Tester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vDhAgZMoRl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5" calcext:value-type="float">
            <text:p>1392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ejos para progresar en el testing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extkVKTChz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6" calcext:value-type="float">
            <text:p>1392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ios de las Pruebas de Software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nI28eoU6PO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7" calcext:value-type="float">
            <text:p>139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l plan de prueba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0anZpU5W0Z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3" calcext:value-type="float">
            <text:p>13930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álisis de valores límite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eFYFUUtTqd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9" calcext:value-type="float">
            <text:p>1393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ablas de decisión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Ir3rQFaIkr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0" calcext:value-type="float">
            <text:p>1393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rcicios de tablas de decisión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s0f09JiD1Q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2" calcext:value-type="float">
            <text:p>1393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nsición de Estados</text:p>
          </table:table-cell>
          <table:table-cell office:value-type="string" calcext:value-type="string">
            <text:p>Quality-Stream</text:p>
          </table:table-cell>
          <table:table-cell office:value-type="string" calcext:value-type="string">
            <text:p>https://www.youtube.com/watch?v=uxx2fwzgZBQ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3" calcext:value-type="float">
            <text:p>1393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Comparación y lógica - R Project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CUSpBbp5S8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3" calcext:value-type="float">
            <text:p>1011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ctores: Secuencia, repeticiones y operaciones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wTVkiAGQ-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76" calcext:value-type="float">
            <text:p>1011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I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wHyG5XJeIa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0" calcext:value-type="float">
            <text:p>1011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II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MJxoaD2ov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1" calcext:value-type="float">
            <text:p>1011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ortar datos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f25GDrcwr2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2" calcext:value-type="float">
            <text:p>10119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: Índice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3yQ3MbXBpy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3" calcext:value-type="float">
            <text:p>1011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I: Subset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KKsXtCL7KA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4" calcext:value-type="float">
            <text:p>1011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leccionar datos III: Librería dplyr</text:p>
          </table:table-cell>
          <table:table-cell office:value-type="string" calcext:value-type="string">
            <text:p>R para muy principiantes</text:p>
          </table:table-cell>
          <table:table-cell office:value-type="string" calcext:value-type="string">
            <text:p>https://www.youtube.com/watch?v=LgemMkeLE9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95" calcext:value-type="float">
            <text:p>1011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while loops y for loops en R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3kONdrQ25r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8" calcext:value-type="float">
            <text:p>1011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lapply y sapply en R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Y5IlYuRIb4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9" calcext:value-type="float">
            <text:p>1011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claraciones condicionales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gT6vt5EpER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240" calcext:value-type="float">
            <text:p>101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y usar DataFrame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akFP4M2Sp4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61260" calcext:value-type="float">
            <text:p>1612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rende a maximizar Inteligencia Artificial con R (ChatGPT con R)</text:p>
          </table:table-cell>
          <table:table-cell office:value-type="string" calcext:value-type="string">
            <text:p>R Para Todos</text:p>
          </table:table-cell>
          <table:table-cell office:value-type="string" calcext:value-type="string">
            <text:p>https://www.youtube.com/watch?v=lUb6lHZVJ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61262" calcext:value-type="float">
            <text:p>1612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usar RStudio</text:p>
          </table:table-cell>
          <table:table-cell office:value-type="string" calcext:value-type="string">
            <text:p>Rafa Gonzalez Gouveia</text:p>
          </table:table-cell>
          <table:table-cell office:value-type="string" calcext:value-type="string">
            <text:p>https://www.youtube.com/watch?v=skPzCkvr8C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6" calcext:value-type="float">
            <text:p>1011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de detección de vulnerabilidades</text:p>
          </table:table-cell>
          <table:table-cell office:value-type="string" calcext:value-type="string">
            <text:p>RaFa Tutoriales</text:p>
          </table:table-cell>
          <table:table-cell office:value-type="string" calcext:value-type="string">
            <text:p>https://www.youtube.com/watch?v=WwLI_QtoYu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95" calcext:value-type="float">
            <text:p>1402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objetos</text:p>
          </table:table-cell>
          <table:table-cell office:value-type="string" calcext:value-type="string">
            <text:p>Rafael Mellado</text:p>
          </table:table-cell>
          <table:table-cell office:value-type="string" calcext:value-type="string">
            <text:p>https://www.youtube.com/watch?v=YFUGaYVPfPU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6" calcext:value-type="float">
            <text:p>1004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id en Ionic</text:p>
          </table:table-cell>
          <table:table-cell office:value-type="string" calcext:value-type="string">
            <text:p>Randy Varela</text:p>
          </table:table-cell>
          <table:table-cell office:value-type="string" calcext:value-type="string">
            <text:p>https://www.youtube.com/watch?v=gZvpm9aCyfI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22" calcext:value-type="float">
            <text:p>143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encapsulación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aBjA2ITSEy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8" calcext:value-type="float">
            <text:p>1066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erencia y su aplicación en Ruby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Qet2C14L9N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39" calcext:value-type="float">
            <text:p>1066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uso de módulos en Ruby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HhWwd_IgnNQ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640" calcext:value-type="float">
            <text:p>1066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gemas y dependencia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Yet_W_Ko-Q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06736" calcext:value-type="float">
            <text:p>1067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 declaración de método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zUu3p_Zwzo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68" calcext:value-type="float">
            <text:p>1332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bloque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EHmaRPnf2Z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285" calcext:value-type="float">
            <text:p>133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rganización de archivos y directorio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_HUHof5E1E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33335" calcext:value-type="float">
            <text:p>1333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polimorfismo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uU9AOmb5caw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23" calcext:value-type="float">
            <text:p>1612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modelos, vistas y controladores</text:p>
          </table:table-cell>
          <table:table-cell office:value-type="string" calcext:value-type="string">
            <text:p>Raul Palacios</text:p>
          </table:table-cell>
          <table:table-cell office:value-type="string" calcext:value-type="string">
            <text:p>https://www.youtube.com/watch?v=Izkaq1rjukg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ttps://edutin.com/curso-de-ruby-4355</text:p>
          </table:table-cell>
          <table:table-cell office:value-type="float" office:value="4355" calcext:value-type="float">
            <text:p>4355</text:p>
          </table:table-cell>
          <table:table-cell office:value-type="float" office:value="161231" calcext:value-type="float">
            <text:p>1612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edir el rendimiento del sitio</text:p>
          </table:table-cell>
          <table:table-cell office:value-type="string" calcext:value-type="string">
            <text:p>Regis Carneiro | Emprendedor Digital</text:p>
          </table:table-cell>
          <table:table-cell office:value-type="string" calcext:value-type="string">
            <text:p>https://www.youtube.com/watch?v=Zz3GpQEo3Q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6" calcext:value-type="float">
            <text:p>1591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relaciones entre tablas</text:p>
          </table:table-cell>
          <table:table-cell office:value-type="string" calcext:value-type="string">
            <text:p>Remigio Huarcaya Almeyda</text:p>
          </table:table-cell>
          <table:table-cell office:value-type="string" calcext:value-type="string">
            <text:p>https://www.youtube.com/watch?v=tawZmX6KM4c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793" calcext:value-type="float">
            <text:p>1517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string" calcext:value-type="string">
            <text:p>render2web</text:p>
          </table:table-cell>
          <table:table-cell office:value-type="string" calcext:value-type="string">
            <text:p>https://www.youtube.com/watch?v=4IAgB-6oAT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5" calcext:value-type="float">
            <text:p>14023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ripción de peticiones o request methods</text:p>
          </table:table-cell>
          <table:table-cell office:value-type="string" calcext:value-type="string">
            <text:p>render2web</text:p>
          </table:table-cell>
          <table:table-cell office:value-type="string" calcext:value-type="string">
            <text:p>https://www.youtube.com/watch?v=vs0ekUJ1rd8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3" calcext:value-type="float">
            <text:p>1402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vista</text:p>
          </table:table-cell>
          <table:table-cell office:value-type="string" calcext:value-type="string">
            <text:p>Renzo Caceres Rossi</text:p>
          </table:table-cell>
          <table:table-cell office:value-type="string" calcext:value-type="string">
            <text:p>https://www.youtube.com/watch?v=awD4nqp_5w0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0" calcext:value-type="float">
            <text:p>101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actividades</text:p>
          </table:table-cell>
          <table:table-cell office:value-type="string" calcext:value-type="string">
            <text:p>Revista TicNews</text:p>
          </table:table-cell>
          <table:table-cell office:value-type="string" calcext:value-type="string">
            <text:p>https://www.youtube.com/watch?v=ZcIZTxDW9l4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4" calcext:value-type="float">
            <text:p>1004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estado</text:p>
          </table:table-cell>
          <table:table-cell office:value-type="string" calcext:value-type="string">
            <text:p>Revista TicNews</text:p>
          </table:table-cell>
          <table:table-cell office:value-type="string" calcext:value-type="string">
            <text:p>https://www.youtube.com/watch?v=hbWfk_-57qc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5" calcext:value-type="float">
            <text:p>1004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y vinculación hoja de estilos CSS a un documento HTML</text:p>
          </table:table-cell>
          <table:table-cell office:value-type="string" calcext:value-type="string">
            <text:p>Ricardo Andres Becerra</text:p>
          </table:table-cell>
          <table:table-cell office:value-type="string" calcext:value-type="string">
            <text:p>https://www.youtube.com/watch?v=zzEefTCphvE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1" calcext:value-type="float">
            <text:p>1584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olaboración (o comunicación)</text:p>
          </table:table-cell>
          <table:table-cell office:value-type="string" calcext:value-type="string">
            <text:p>Ricardo Chávez Morán</text:p>
          </table:table-cell>
          <table:table-cell office:value-type="string" calcext:value-type="string">
            <text:p>https://www.youtube.com/watch?v=wC9FqRfHTO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3" calcext:value-type="float">
            <text:p>1004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lución de ecuaciones no lineales</text:p>
          </table:table-cell>
          <table:table-cell office:value-type="string" calcext:value-type="string">
            <text:p>Richar Cruz</text:p>
          </table:table-cell>
          <table:table-cell office:value-type="string" calcext:value-type="string">
            <text:p>https://www.youtube.com/watch?v=aQcQM2150m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6" calcext:value-type="float">
            <text:p>1015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s en R</text:p>
          </table:table-cell>
          <table:table-cell office:value-type="string" calcext:value-type="string">
            <text:p>Rigoberto Chandomi</text:p>
          </table:table-cell>
          <table:table-cell office:value-type="string" calcext:value-type="string">
            <text:p>https://www.youtube.com/watch?v=w1IuO-I34c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35688" calcext:value-type="float">
            <text:p>13568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tapas de la gestión de proyectos</text:p>
          </table:table-cell>
          <table:table-cell office:value-type="string" calcext:value-type="string">
            <text:p>Robert Corona</text:p>
          </table:table-cell>
          <table:table-cell office:value-type="string" calcext:value-type="string">
            <text:p>https://www.youtube.com/watch?v=b1uaUS8UXF8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06" calcext:value-type="float">
            <text:p>114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l Case en PostgreSQL</text:p>
          </table:table-cell>
          <table:table-cell office:value-type="string" calcext:value-type="string">
            <text:p>RoCode</text:p>
          </table:table-cell>
          <table:table-cell office:value-type="string" calcext:value-type="string">
            <text:p>https://www.youtube.com/watch?v=-EA_HUohbL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4" calcext:value-type="float">
            <text:p>1016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ramientas para pruebas de software</text:p>
          </table:table-cell>
          <table:table-cell office:value-type="string" calcext:value-type="string">
            <text:p>Rodolfo Borja</text:p>
          </table:table-cell>
          <table:table-cell office:value-type="string" calcext:value-type="string">
            <text:p>https://www.youtube.com/watch?v=SYWJjhgYrE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28" calcext:value-type="float">
            <text:p>1393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de la vista del panel de control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q9ferRjzhuM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6" calcext:value-type="float">
            <text:p>15912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un plugin de seguridad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_BwyqHaXmxA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47" calcext:value-type="float">
            <text:p>1591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 y estructura del contenido</text:p>
          </table:table-cell>
          <table:table-cell office:value-type="string" calcext:value-type="string">
            <text:p>Rodrigo Olivares</text:p>
          </table:table-cell>
          <table:table-cell office:value-type="string" calcext:value-type="string">
            <text:p>https://www.youtube.com/watch?v=h7DV1cLZPaU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61" calcext:value-type="float">
            <text:p>1591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lementación de bucles con WHILE</text:p>
          </table:table-cell>
          <table:table-cell office:value-type="string" calcext:value-type="string">
            <text:p>Rodrigo Online ROL</text:p>
          </table:table-cell>
          <table:table-cell office:value-type="string" calcext:value-type="string">
            <text:p>https://www.youtube.com/watch?v=2scXc_zR4H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85" calcext:value-type="float">
            <text:p>1612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q84OAg43L-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089" calcext:value-type="float">
            <text:p>14308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erencia en Go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3dwTYkyR9_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1" calcext:value-type="float">
            <text:p>1431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página web en Go</text:p>
          </table:table-cell>
          <table:table-cell office:value-type="string" calcext:value-type="string">
            <text:p>Roelcode</text:p>
          </table:table-cell>
          <table:table-cell office:value-type="string" calcext:value-type="string">
            <text:p>https://www.youtube.com/watch?v=G8Du1EOuo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49" calcext:value-type="float">
            <text:p>1431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una calculadora Curta </text:p>
          </table:table-cell>
          <table:table-cell office:value-type="string" calcext:value-type="string">
            <text:p>rregister</text:p>
          </table:table-cell>
          <table:table-cell office:value-type="string" calcext:value-type="string">
            <text:p>https://www.youtube.com/watch?v=HYsOi6L_Pw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4" calcext:value-type="float">
            <text:p>928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trigonométricas en Matlab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SjuvzSUByT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5" calcext:value-type="float">
            <text:p>1015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logarítmicas y exponenciales en Matlab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w2ZBk1zYhb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6" calcext:value-type="float">
            <text:p>1015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ray bidimensional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f5Jyjmx6TYo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58" calcext:value-type="float">
            <text:p>1015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o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qkqc-QBEyD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9" calcext:value-type="float">
            <text:p>1015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uma y resta de polinomios 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G-MhSi54DVQ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0" calcext:value-type="float">
            <text:p>1015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ultiplicación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HMUayNRPs-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1" calcext:value-type="float">
            <text:p>1015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visión de polinomios</text:p>
          </table:table-cell>
          <table:table-cell office:value-type="string" calcext:value-type="string">
            <text:p>RUBEN GALEAS ARANA</text:p>
          </table:table-cell>
          <table:table-cell office:value-type="string" calcext:value-type="string">
            <text:p>https://www.youtube.com/watch?v=SldBwJ5z7d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2" calcext:value-type="float">
            <text:p>10157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lases</text:p>
          </table:table-cell>
          <table:table-cell office:value-type="string" calcext:value-type="string">
            <text:p>Saber Programas</text:p>
          </table:table-cell>
          <table:table-cell office:value-type="string" calcext:value-type="string">
            <text:p>https://www.youtube.com/watch?v=zMpr6RIePf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5" calcext:value-type="float">
            <text:p>1004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s de creación de tablas</text:p>
          </table:table-cell>
          <table:table-cell office:value-type="string" calcext:value-type="string">
            <text:p>saklar</text:p>
          </table:table-cell>
          <table:table-cell office:value-type="string" calcext:value-type="string">
            <text:p>https://www.youtube.com/watch?v=srUCir8VK4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98" calcext:value-type="float">
            <text:p>1081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plataformas web APACHE &amp; NGINX</text:p>
          </table:table-cell>
          <table:table-cell office:value-type="string" calcext:value-type="string">
            <text:p>Santiago SVG</text:p>
          </table:table-cell>
          <table:table-cell office:value-type="string" calcext:value-type="string">
            <text:p>https://www.youtube.com/watch?v=KfpX-NQMvU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1" calcext:value-type="float">
            <text:p>918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vilegios básicos </text:p>
          </table:table-cell>
          <table:table-cell office:value-type="string" calcext:value-type="string">
            <text:p>saul ivan bernal ruiz</text:p>
          </table:table-cell>
          <table:table-cell office:value-type="string" calcext:value-type="string">
            <text:p>https://www.youtube.com/watch?v=zZCYi29x9O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4" calcext:value-type="float">
            <text:p>1014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da Lovelace - historia de la primera programadora</text:p>
          </table:table-cell>
          <table:table-cell office:value-type="string" calcext:value-type="string">
            <text:p>SciShow</text:p>
          </table:table-cell>
          <table:table-cell office:value-type="string" calcext:value-type="string">
            <text:p>https://www.youtube.com/watch?v=uBbVbqRvqTM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85" calcext:value-type="float">
            <text:p>9288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de Access</text:p>
          </table:table-cell>
          <table:table-cell office:value-type="string" calcext:value-type="string">
            <text:p>Sebastian Salamanca</text:p>
          </table:table-cell>
          <table:table-cell office:value-type="string" calcext:value-type="string">
            <text:p>https://www.youtube.com/watch?v=xTGUywD1km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0" calcext:value-type="float">
            <text:p>1080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so de imágenes destacadas en entradas y páginas</text:p>
          </table:table-cell>
          <table:table-cell office:value-type="string" calcext:value-type="string">
            <text:p>Sebasweb</text:p>
          </table:table-cell>
          <table:table-cell office:value-type="string" calcext:value-type="string">
            <text:p>https://www.youtube.com/watch?v=OD-sENUsAcw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29" calcext:value-type="float">
            <text:p>1591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blioteca de acceso ODBC</text:p>
          </table:table-cell>
          <table:table-cell office:value-type="string" calcext:value-type="string">
            <text:p>Sentinela</text:p>
          </table:table-cell>
          <table:table-cell office:value-type="string" calcext:value-type="string">
            <text:p>https://www.youtube.com/watch?v=5lDG68TD9A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2" calcext:value-type="float">
            <text:p>1402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barras y pastel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hsgIAoPOq94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0" calcext:value-type="float">
            <text:p>1015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superfici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ge2OCZ6jTj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1" calcext:value-type="float">
            <text:p>1015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os en 3D con Matlab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b3RqQMlVa0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2" calcext:value-type="float">
            <text:p>1015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linomios con Matlab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X3blPqehHJY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68" calcext:value-type="float">
            <text:p>1015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 de ecuaciones lineal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TDSrgVStAag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77" calcext:value-type="float">
            <text:p>1015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logarítmicas 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UQRHGxvq56A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5" calcext:value-type="float">
            <text:p>1104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ráficas de contornos y superficies</text:p>
          </table:table-cell>
          <table:table-cell office:value-type="string" calcext:value-type="string">
            <text:p>Sergio A. Castaño Giraldo</text:p>
          </table:table-cell>
          <table:table-cell office:value-type="string" calcext:value-type="string">
            <text:p>https://www.youtube.com/watch?v=dPXwXOexbz8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10477" calcext:value-type="float">
            <text:p>1104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SQL Server</text:p>
          </table:table-cell>
          <table:table-cell office:value-type="string" calcext:value-type="string">
            <text:p>Sergio Alejandro Campos - EXCELeINFO</text:p>
          </table:table-cell>
          <table:table-cell office:value-type="string" calcext:value-type="string">
            <text:p>https://www.youtube.com/watch?v=mA1qoWdNCOE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398" calcext:value-type="float">
            <text:p>1013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scarga e instalación de Materialize CSS</text:p>
          </table:table-cell>
          <table:table-cell office:value-type="string" calcext:value-type="string">
            <text:p>SERGIO ANDRES GARZON FERNANDEZ</text:p>
          </table:table-cell>
          <table:table-cell office:value-type="string" calcext:value-type="string">
            <text:p>https://www.youtube.com/watch?v=gMXGR8zRYZI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https://edutin.com/curso-de-materialize-4080</text:p>
          </table:table-cell>
          <table:table-cell office:value-type="float" office:value="4080" calcext:value-type="float">
            <text:p>4080</text:p>
          </table:table-cell>
          <table:table-cell office:value-type="float" office:value="158422" calcext:value-type="float">
            <text:p>158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ificación de plantillas y estilos CSS</text:p>
          </table:table-cell>
          <table:table-cell office:value-type="string" calcext:value-type="string">
            <text:p>sergioks</text:p>
          </table:table-cell>
          <table:table-cell office:value-type="string" calcext:value-type="string">
            <text:p>https://www.youtube.com/watch?v=fB_ENInXdA4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2" calcext:value-type="float">
            <text:p>1591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Cafetera Bunn VPR-VPS</text:p>
          </table:table-cell>
          <table:table-cell office:value-type="string" calcext:value-type="string">
            <text:p>Servitronic C.A.</text:p>
          </table:table-cell>
          <table:table-cell office:value-type="string" calcext:value-type="string">
            <text:p>https://www.youtube.com/watch?v=9F9ByFpVCcw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9" calcext:value-type="float">
            <text:p>928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logotipos e imágenes</text:p>
          </table:table-cell>
          <table:table-cell office:value-type="string" calcext:value-type="string">
            <text:p>Shopify - Español</text:p>
          </table:table-cell>
          <table:table-cell office:value-type="string" calcext:value-type="string">
            <text:p>https://www.youtube.com/watch?v=akPdO4YC6S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21" calcext:value-type="float">
            <text:p>1599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 de estrategias a largo plazo</text:p>
          </table:table-cell>
          <table:table-cell office:value-type="string" calcext:value-type="string">
            <text:p>Shopify - Español</text:p>
          </table:table-cell>
          <table:table-cell office:value-type="string" calcext:value-type="string">
            <text:p>https://www.youtube.com/watch?v=Gji43qJuGxs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5" calcext:value-type="float">
            <text:p>1599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páginas personalizadas</text:p>
          </table:table-cell>
          <table:table-cell office:value-type="string" calcext:value-type="string">
            <text:p>Shopitek</text:p>
          </table:table-cell>
          <table:table-cell office:value-type="string" calcext:value-type="string">
            <text:p>https://www.youtube.com/watch?v=XENXkn6cOZo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46259" calcext:value-type="float">
            <text:p>1462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elementos</text:p>
          </table:table-cell>
          <table:table-cell office:value-type="string" calcext:value-type="string">
            <text:p>SINERGIA</text:p>
          </table:table-cell>
          <table:table-cell office:value-type="string" calcext:value-type="string">
            <text:p>https://www.youtube.com/watch?v=W5yYsWjYah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4" calcext:value-type="float">
            <text:p>661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cedimientos de actualización de contenidos (FTP, FTPS, SFTP, CMS)</text:p>
          </table:table-cell>
          <table:table-cell office:value-type="string" calcext:value-type="string">
            <text:p>SinFloo</text:p>
          </table:table-cell>
          <table:table-cell office:value-type="string" calcext:value-type="string">
            <text:p>https://www.youtube.com/watch?v=24-FE6X5Q_4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8" calcext:value-type="float">
            <text:p>1402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ncriptar procedimiento almacenado</text:p>
          </table:table-cell>
          <table:table-cell office:value-type="string" calcext:value-type="string">
            <text:p>Sistek Peru</text:p>
          </table:table-cell>
          <table:table-cell office:value-type="string" calcext:value-type="string">
            <text:p>https://www.youtube.com/watch?v=aK77PBLsv7A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9" calcext:value-type="float">
            <text:p>10145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y evolución de los sistemas operativos</text:p>
          </table:table-cell>
          <table:table-cell office:value-type="string" calcext:value-type="string">
            <text:p>Sistemas Operativos 5TO LIA</text:p>
          </table:table-cell>
          <table:table-cell office:value-type="string" calcext:value-type="string">
            <text:p>https://www.youtube.com/watch?v=nO4R5qu-7Os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50" calcext:value-type="float">
            <text:p>1544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r y configurar Visual Studio Code</text:p>
          </table:table-cell>
          <table:table-cell office:value-type="string" calcext:value-type="string">
            <text:p>Sistematts</text:p>
          </table:table-cell>
          <table:table-cell office:value-type="string" calcext:value-type="string">
            <text:p>https://www.youtube.com/watch?v=X_Z7d04x9-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31" calcext:value-type="float">
            <text:p>1527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enlaces permanentes (URLs amigables)</text:p>
          </table:table-cell>
          <table:table-cell office:value-type="string" calcext:value-type="string">
            <text:p>SmythSys IT Consulting</text:p>
          </table:table-cell>
          <table:table-cell office:value-type="string" calcext:value-type="string">
            <text:p>https://www.youtube.com/watch?v=5fC7R3JF8js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9" calcext:value-type="float">
            <text:p>159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l reloj de cuarzo</text:p>
          </table:table-cell>
          <table:table-cell office:value-type="string" calcext:value-type="string">
            <text:p>Sobre Relojes</text:p>
          </table:table-cell>
          <table:table-cell office:value-type="string" calcext:value-type="string">
            <text:p>https://www.youtube.com/watch?v=148TqbyK9GE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8" calcext:value-type="float">
            <text:p>9287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rop shadow</text:p>
          </table:table-cell>
          <table:table-cell office:value-type="string" calcext:value-type="string">
            <text:p>Socratech</text:p>
          </table:table-cell>
          <table:table-cell office:value-type="string" calcext:value-type="string">
            <text:p>https://www.youtube.com/watch?v=ZA_EACiNWS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152756" calcext:value-type="float">
            <text:p>1527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 y configuración de Xampp </text:p>
          </table:table-cell>
          <table:table-cell office:value-type="string" calcext:value-type="string">
            <text:p>SofBiz Technologies</text:p>
          </table:table-cell>
          <table:table-cell office:value-type="string" calcext:value-type="string">
            <text:p>https://www.youtube.com/watch?v=Gll_3jgXkR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8" calcext:value-type="float">
            <text:p>918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incipales características de Ionic Framework</text:p>
          </table:table-cell>
          <table:table-cell office:value-type="string" calcext:value-type="string">
            <text:p>Soy Dalto</text:p>
          </table:table-cell>
          <table:table-cell office:value-type="string" calcext:value-type="string">
            <text:p>https://www.youtube.com/watch?v=Mv7hHrw1ymQ</text:p>
          </table:table-cell>
          <table:table-cell office:value-type="string" calcext:value-type="string">
            <text:p>Ionic</text:p>
          </table:table-cell>
          <table:table-cell office:value-type="string" calcext:value-type="string">
            <text:p>https://edutin.com/curso-de-ionic-2639</text:p>
          </table:table-cell>
          <table:table-cell office:value-type="float" office:value="2639" calcext:value-type="float">
            <text:p>2639</text:p>
          </table:table-cell>
          <table:table-cell office:value-type="float" office:value="143412" calcext:value-type="float">
            <text:p>14341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estión de las adquisiciones</text:p>
          </table:table-cell>
          <table:table-cell office:value-type="string" calcext:value-type="string">
            <text:p>Soy PM</text:p>
          </table:table-cell>
          <table:table-cell office:value-type="string" calcext:value-type="string">
            <text:p>https://www.youtube.com/watch?v=_8WbI0S4jNM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1" calcext:value-type="float">
            <text:p>11432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iblioteca de acceso JDBC ADO.NET y JDBC</text:p>
          </table:table-cell>
          <table:table-cell office:value-type="string" calcext:value-type="string">
            <text:p>surflaweb</text:p>
          </table:table-cell>
          <table:table-cell office:value-type="string" calcext:value-type="string">
            <text:p>https://www.youtube.com/watch?v=GCZmOfhyciY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3" calcext:value-type="float">
            <text:p>1402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rvidores web Windows o Linux</text:p>
          </table:table-cell>
          <table:table-cell office:value-type="string" calcext:value-type="string">
            <text:p>TeamXPro</text:p>
          </table:table-cell>
          <table:table-cell office:value-type="string" calcext:value-type="string">
            <text:p>https://www.youtube.com/watch?v=XJ0OmGHiy3M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50" calcext:value-type="float">
            <text:p>1402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un mapa</text:p>
          </table:table-cell>
          <table:table-cell office:value-type="string" calcext:value-type="string">
            <text:p>TechNesis</text:p>
          </table:table-cell>
          <table:table-cell office:value-type="string" calcext:value-type="string">
            <text:p>https://www.youtube.com/watch?v=DFRREgQp9IE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13" calcext:value-type="float">
            <text:p>10531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entarios</text:p>
          </table:table-cell>
          <table:table-cell office:value-type="string" calcext:value-type="string">
            <text:p>technooblogy</text:p>
          </table:table-cell>
          <table:table-cell office:value-type="string" calcext:value-type="string">
            <text:p>https://www.youtube.com/watch?v=-EIl_M4a0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6" calcext:value-type="float">
            <text:p>1021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claración y asignación de variables</text:p>
          </table:table-cell>
          <table:table-cell office:value-type="string" calcext:value-type="string">
            <text:p>technooblogy</text:p>
          </table:table-cell>
          <table:table-cell office:value-type="string" calcext:value-type="string">
            <text:p>https://www.youtube.com/watch?v=OlQTsztqgxM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63350" calcext:value-type="float">
            <text:p>1633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en PostgreSQL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A_8GndN1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8" calcext:value-type="float">
            <text:p>1016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Where y operadores de comparació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DTtvx5sXhk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1" calcext:value-type="float">
            <text:p>1016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lave primaria [Primary Key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0RqHgrhkft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0" calcext:value-type="float">
            <text:p>10162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uto-incrementar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rPMVUuKLy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2" calcext:value-type="float">
            <text:p>101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rop y truncat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xB8iuumdyh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3" calcext:value-type="float">
            <text:p>10162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lores por default en una tabl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2KDx-k7h9c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5" calcext:value-type="float">
            <text:p>101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lumnas calculadas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7EZi_yw5Iw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7" calcext:value-type="float">
            <text:p>1016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Order by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_AmB4ereQ3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29" calcext:value-type="float">
            <text:p>10162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Lik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qUxNDdazn-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1" calcext:value-type="float">
            <text:p>1016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Coun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tq4d615Gf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2" calcext:value-type="float">
            <text:p>1016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Sum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2yzhIDwrLb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4" calcext:value-type="float">
            <text:p>1016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Max, min y group by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wHa_CfD4s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37" calcext:value-type="float">
            <text:p>1016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AVG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uO5eUne-RA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0" calcext:value-type="float">
            <text:p>1016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Having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A7R5ClLR0K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2" calcext:value-type="float">
            <text:p>10164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Distinc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iFC-4VDoGY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4" calcext:value-type="float">
            <text:p>10164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Between 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3jB5wOJA4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6" calcext:value-type="float">
            <text:p>1016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: Unique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1ftDjs5o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8" calcext:value-type="float">
            <text:p>10164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 restricció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lhQY8paKcU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49" calcext:value-type="float">
            <text:p>10164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Relacionar dos tablas [Foreign Key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eXffk2fUbW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1" calcext:value-type="float">
            <text:p>1016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sin parámetros y sin retornar resultado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6j9D15tutD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6" calcext:value-type="float">
            <text:p>10165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hacer TOP # en PostgreSQL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lyAylg6lKx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7" calcext:value-type="float">
            <text:p>10165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triggers <text:s/>[Trigger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bDfjvvlaL4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8" calcext:value-type="float">
            <text:p>1016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After para el insert [Trigger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aarBAksHUQ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0" calcext:value-type="float">
            <text:p>10166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IN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t7K0qEDg7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1" calcext:value-type="float">
            <text:p>1016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LIMIT y OFFSE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hPmUIfF-Z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2" calcext:value-type="float">
            <text:p>1016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a vist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FBYdhk0pEe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3" calcext:value-type="float">
            <text:p>10166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r dos o más tablas [INNER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8BJdD_QoC3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4" calcext:value-type="float">
            <text:p>101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ción externa izquierda [LEFT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nj3O5bwYowc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5" calcext:value-type="float">
            <text:p>1016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binación externa derecha [RIGHT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d84h1T3hg_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6" calcext:value-type="float">
            <text:p>10166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 combinación de ambos lados [FULL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6mwPsqvCu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7" calcext:value-type="float">
            <text:p>1016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 todas las combinaciones posibles [CROSS JOIN]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KXe-G7ePh7s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8" calcext:value-type="float">
            <text:p>1016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ABS, CBRT, CEILING y FLOOR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SJw55OXZcG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69" calcext:value-type="float">
            <text:p>10166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POWER, ROUND, SIGN Y SQR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pSrEF8bkVi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0" calcext:value-type="float">
            <text:p>10167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matemáticas: MOD, PI, RANDOM y TRUNC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Zp6jRVi5eBg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1" calcext:value-type="float">
            <text:p>1016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aracteres: SUBSTRING y TRIM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hJFa8FjQ4I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3" calcext:value-type="float">
            <text:p>1016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anejo de caracteres: LTRIM, RTRIM, SUBSTR, LPAD Y RPAD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M1V-iD6swy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4" calcext:value-type="float">
            <text:p>1016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para fechas: Date, Time , Timestamp y Extract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TXa5ZxYwoj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5" calcext:value-type="float">
            <text:p>1016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a subconsulta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cLSge20j8CI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6" calcext:value-type="float">
            <text:p>1016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terar tablas</text:p>
          </table:table-cell>
          <table:table-cell office:value-type="string" calcext:value-type="string">
            <text:p>Tecno Computo e Informática.</text:p>
          </table:table-cell>
          <table:table-cell office:value-type="string" calcext:value-type="string">
            <text:p>https://www.youtube.com/watch?v=wOsQrMARIqI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10" calcext:value-type="float">
            <text:p>1014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ultas [Select]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a7lK3hrzT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9" calcext:value-type="float">
            <text:p>1016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sv3a-y1Ec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4" calcext:value-type="float">
            <text:p>1016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ificar una tabl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EbqN7Hz7F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6" calcext:value-type="float">
            <text:p>1016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dificar una column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KWCb_ZEzo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18" calcext:value-type="float">
            <text:p>1016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r una función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cQPcqIkBV-U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55" calcext:value-type="float">
            <text:p>1016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ejo de caracteres: Char_length, Upper, Lower y Position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Ht9Og1WOja8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2" calcext:value-type="float">
            <text:p>1016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r subconsulta como expresión en un where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61eKJ5AiefY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7" calcext:value-type="float">
            <text:p>1016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consulta con WHERE IN 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YQiPHY5Tp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8" calcext:value-type="float">
            <text:p>1016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lete o Update con Subconsulta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YqJZ_GLmvH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79" calcext:value-type="float">
            <text:p>1016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ert con una subconsulta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n8j_4Ij5T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0" calcext:value-type="float">
            <text:p>1016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dicional IF EXIST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bP-fo3qC-uo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2" calcext:value-type="float">
            <text:p>1016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clo while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Oa9Azx1QqQ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83" calcext:value-type="float">
            <text:p>1016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ción de login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UY8nWieArI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0" calcext:value-type="float">
            <text:p>1014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ómo crear y/o eliminar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8YYoUlpziC8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05" calcext:value-type="float">
            <text:p>101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QNboaSgPJY4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5" calcext:value-type="float">
            <text:p>101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eptos fundamentales en POO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Ajhea7juEW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0" calcext:value-type="float">
            <text:p>1001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o crear una clase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4Og1WHmNDl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1" calcext:value-type="float">
            <text:p>100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bajando con el namespace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mMdNPXDXBQQ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2" calcext:value-type="float">
            <text:p>100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riables públicas y privada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epZ_3Cpzj8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3" calcext:value-type="float">
            <text:p>100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odo constructor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M8c_F1HXRT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4" calcext:value-type="float">
            <text:p>100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tructores múltiple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Z6MjaKIZZr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5" calcext:value-type="float">
            <text:p>1001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odos para retornar dato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jAN5i8kAI6o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6" calcext:value-type="float">
            <text:p>1001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odos y variables estáticas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upP4i-KSRE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7" calcext:value-type="float">
            <text:p>1001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étodos SET y GET en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-c7OyTBoY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49" calcext:value-type="float">
            <text:p>100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r una base de datos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GruJjmfm_g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5" calcext:value-type="float">
            <text:p>100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minar una base de datos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iqRathev-Zw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6" calcext:value-type="float">
            <text:p>100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r una tabla e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LIUW0XWdy80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7" calcext:value-type="float">
            <text:p>100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ert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nsU3IwSASD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8" calcext:value-type="float">
            <text:p>100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tualiz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2EN1amBNZvQ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79" calcext:value-type="float">
            <text:p>1001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minar registros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JQCl5zIknA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0" calcext:value-type="float">
            <text:p>1001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alizar una consulta en la base de datos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sa7lK3hrzT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1" calcext:value-type="float">
            <text:p>100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ectar C# con PostgreSQL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E2wzULtP5Cc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2" calcext:value-type="float">
            <text:p>1001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sulta a la base de datos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PRuoHrm1DX4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3" calcext:value-type="float">
            <text:p>100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ertar dat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yIPXR1Y0Ar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4" calcext:value-type="float">
            <text:p>100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minar dat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K1BIMAJdtCk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5" calcext:value-type="float">
            <text:p>100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tualizar registros en PostgreSQL desde C#</text:p>
          </table:table-cell>
          <table:table-cell office:value-type="string" calcext:value-type="string">
            <text:p>TecnoBinaria</text:p>
          </table:table-cell>
          <table:table-cell office:value-type="string" calcext:value-type="string">
            <text:p>https://www.youtube.com/watch?v=QQvOYo_phdU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86" calcext:value-type="float">
            <text:p>1001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erificación de la conexión a la base de datos</text:p>
          </table:table-cell>
          <table:table-cell office:value-type="string" calcext:value-type="string">
            <text:p>Tecnología 4.0</text:p>
          </table:table-cell>
          <table:table-cell office:value-type="string" calcext:value-type="string">
            <text:p>https://www.youtube.com/watch?v=WBBMcYsoRG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64" calcext:value-type="float">
            <text:p>1402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ponentes de los servidores web</text:p>
          </table:table-cell>
          <table:table-cell office:value-type="string" calcext:value-type="string">
            <text:p>Tecnologias De La Información</text:p>
          </table:table-cell>
          <table:table-cell office:value-type="string" calcext:value-type="string">
            <text:p>https://www.youtube.com/watch?v=KLOyMBVg02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2" calcext:value-type="float">
            <text:p>14023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os transistores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WhNyURBiJcU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95" calcext:value-type="float">
            <text:p>9289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 la memoria del computador 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p3q5zWCw8J4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2" calcext:value-type="float">
            <text:p>929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lgoritmos para situaciones simples y complejas</text:p>
          </table:table-cell>
          <table:table-cell office:value-type="string" calcext:value-type="string">
            <text:p>TED-Ed</text:p>
          </table:table-cell>
          <table:table-cell office:value-type="string" calcext:value-type="string">
            <text:p>https://www.youtube.com/watch?v=6hfOvs8pY1k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5" calcext:value-type="float">
            <text:p>9290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sting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9b8zcDVWM9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1" calcext:value-type="float">
            <text:p>13927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cenarios de Prueba de software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UyaRph_jgy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4" calcext:value-type="float">
            <text:p>1392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sos de prueba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rQf50sYvgJ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0" calcext:value-type="float">
            <text:p>1393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sas que necesitas saber si quieres estudiar testing</text:p>
          </table:table-cell>
          <table:table-cell office:value-type="string" calcext:value-type="string">
            <text:p>Testing Para Todos</text:p>
          </table:table-cell>
          <table:table-cell office:value-type="string" calcext:value-type="string">
            <text:p>https://www.youtube.com/watch?v=9zXC5fz3Qt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30" calcext:value-type="float">
            <text:p>13933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un servidor web</text:p>
          </table:table-cell>
          <table:table-cell office:value-type="string" calcext:value-type="string">
            <text:p>Teto Tutoriales</text:p>
          </table:table-cell>
          <table:table-cell office:value-type="string" calcext:value-type="string">
            <text:p>https://www.youtube.com/watch?v=MXItSKPpJc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edutin.com/curso-de-go-3778</text:p>
          </table:table-cell>
          <table:table-cell office:value-type="float" office:value="3778" calcext:value-type="float">
            <text:p>3778</text:p>
          </table:table-cell>
          <table:table-cell office:value-type="float" office:value="143155" calcext:value-type="float">
            <text:p>14315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de carpetas y archivos</text:p>
          </table:table-cell>
          <table:table-cell office:value-type="string" calcext:value-type="string">
            <text:p>The Coder Cave esp</text:p>
          </table:table-cell>
          <table:table-cell office:value-type="string" calcext:value-type="string">
            <text:p>https://www.youtube.com/watch?v=XXllX0A_9KQ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80" calcext:value-type="float">
            <text:p>1592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-Vista-Controlador (MVC)</text:p>
          </table:table-cell>
          <table:table-cell office:value-type="string" calcext:value-type="string">
            <text:p>The Coder Cave esp</text:p>
          </table:table-cell>
          <table:table-cell office:value-type="string" calcext:value-type="string">
            <text:p>https://www.youtube.com/watch?v=UU8AKk8Slqg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8" calcext:value-type="float">
            <text:p>15930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# o Java</text:p>
          </table:table-cell>
          <table:table-cell office:value-type="string" calcext:value-type="string">
            <text:p>The Learn Programming Channel</text:p>
          </table:table-cell>
          <table:table-cell office:value-type="string" calcext:value-type="string">
            <text:p>https://www.youtube.com/watch?v=BBNdyJnCAAg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0119" calcext:value-type="float">
            <text:p>10011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sting Exploratorio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C1C6SyJp-w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4" calcext:value-type="float">
            <text:p>986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Habilidades de un Tester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WoSC6kN_HXk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41" calcext:value-type="float">
            <text:p>986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usa de los defectos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nWg1d8KHys8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0" calcext:value-type="float">
            <text:p>13928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de vida de un defecto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LPEKOtVwiF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83" calcext:value-type="float">
            <text:p>13928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nificación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Hy_zqwJiR5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02" calcext:value-type="float">
            <text:p>139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untos a considerar en una gestión de prueba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Ki2X5oypQX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1" calcext:value-type="float">
            <text:p>1393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de prueba</text:p>
          </table:table-cell>
          <table:table-cell office:value-type="string" calcext:value-type="string">
            <text:p>The QA Testing Channel</text:p>
          </table:table-cell>
          <table:table-cell office:value-type="string" calcext:value-type="string">
            <text:p>https://www.youtube.com/watch?v=Y3khU1lrc-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4" calcext:value-type="float">
            <text:p>1393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otocolos</text:p>
          </table:table-cell>
          <table:table-cell office:value-type="string" calcext:value-type="string">
            <text:p>TICnoticos</text:p>
          </table:table-cell>
          <table:table-cell office:value-type="string" calcext:value-type="string">
            <text:p>https://www.youtube.com/watch?v=-NToJj1y9m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4" calcext:value-type="float">
            <text:p>14023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ja Blanca</text:p>
          </table:table-cell>
          <table:table-cell office:value-type="string" calcext:value-type="string">
            <text:p>TKTKASE</text:p>
          </table:table-cell>
          <table:table-cell office:value-type="string" calcext:value-type="string">
            <text:p>https://www.youtube.com/watch?v=9tJbunCrOm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11" calcext:value-type="float">
            <text:p>986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adas en la Experiencia</text:p>
          </table:table-cell>
          <table:table-cell office:value-type="string" calcext:value-type="string">
            <text:p>TKTKASE</text:p>
          </table:table-cell>
          <table:table-cell office:value-type="string" calcext:value-type="string">
            <text:p>https://www.youtube.com/watch?v=RQRkRLYujW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33" calcext:value-type="float">
            <text:p>986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tones de formularios y formulario de inicio</text:p>
          </table:table-cell>
          <table:table-cell office:value-type="string" calcext:value-type="string">
            <text:p>Todo en sistemas Computacionales</text:p>
          </table:table-cell>
          <table:table-cell office:value-type="string" calcext:value-type="string">
            <text:p>https://www.youtube.com/watch?v=elZzkzYluZ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47" calcext:value-type="float">
            <text:p>1081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omponentes</text:p>
          </table:table-cell>
          <table:table-cell office:value-type="string" calcext:value-type="string">
            <text:p>TodoCalls &amp; DataScience</text:p>
          </table:table-cell>
          <table:table-cell office:value-type="string" calcext:value-type="string">
            <text:p>https://www.youtube.com/watch?v=oLDoNwbptfE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0" calcext:value-type="float">
            <text:p>10041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operador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A9TBH7tKwVk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04" calcext:value-type="float">
            <text:p>99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entencias condicional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XYs3nHEKfe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790" calcext:value-type="float">
            <text:p>997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, modificar y eliminar branches</text:p>
          </table:table-cell>
          <table:table-cell office:value-type="string" calcext:value-type="string">
            <text:p>TodoCode</text:p>
          </table:table-cell>
          <table:table-cell office:value-type="string" calcext:value-type="string">
            <text:p>https://www.youtube.com/watch?v=gjKKtQVVCZU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277" calcext:value-type="float">
            <text:p>103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mail marketing con Shopify</text:p>
          </table:table-cell>
          <table:table-cell office:value-type="string" calcext:value-type="string">
            <text:p>TonyRodriz - Shopify</text:p>
          </table:table-cell>
          <table:table-cell office:value-type="string" calcext:value-type="string">
            <text:p>https://www.youtube.com/watch?v=kAtej8it4O0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0" calcext:value-type="float">
            <text:p>1599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nuncios en redes sociales</text:p>
          </table:table-cell>
          <table:table-cell office:value-type="string" calcext:value-type="string">
            <text:p>TonyRodriz - Shopify</text:p>
          </table:table-cell>
          <table:table-cell office:value-type="string" calcext:value-type="string">
            <text:p>https://www.youtube.com/watch?v=7_SJMmtVI8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1" calcext:value-type="float">
            <text:p>1599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datos de una hoja de cálculo de Excel a Access</text:p>
          </table:table-cell>
          <table:table-cell office:value-type="string" calcext:value-type="string">
            <text:p>TU CANAL EDUCATIVO BY AOLIVERO</text:p>
          </table:table-cell>
          <table:table-cell office:value-type="string" calcext:value-type="string">
            <text:p>https://www.youtube.com/watch?v=KXlkqaPZlYw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81" calcext:value-type="float">
            <text:p>10808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op-up menu y listbox [GUI]</text:p>
          </table:table-cell>
          <table:table-cell office:value-type="string" calcext:value-type="string">
            <text:p>Tutoingeniero</text:p>
          </table:table-cell>
          <table:table-cell office:value-type="string" calcext:value-type="string">
            <text:p>https://www.youtube.com/watch?v=QwcgZmI3i3s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4" calcext:value-type="float">
            <text:p>10158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lider [GUI]</text:p>
          </table:table-cell>
          <table:table-cell office:value-type="string" calcext:value-type="string">
            <text:p>Tutoingeniero</text:p>
          </table:table-cell>
          <table:table-cell office:value-type="string" calcext:value-type="string">
            <text:p>https://www.youtube.com/watch?v=c4O9FePmlhc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https://edutin.com/curso-de-matlab-4306</text:p>
          </table:table-cell>
          <table:table-cell office:value-type="float" office:value="4306" calcext:value-type="float">
            <text:p>4306</text:p>
          </table:table-cell>
          <table:table-cell office:value-type="float" office:value="101586" calcext:value-type="float">
            <text:p>10158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ómo crear base de datos en Access</text:p>
          </table:table-cell>
          <table:table-cell office:value-type="string" calcext:value-type="string">
            <text:p>Tutoriales Fáciles</text:p>
          </table:table-cell>
          <table:table-cell office:value-type="string" calcext:value-type="string">
            <text:p>https://www.youtube.com/watch?v=W-C5uFtocK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075" calcext:value-type="float">
            <text:p>1080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sistema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vTOGtc0mv7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4" calcext:value-type="float">
            <text:p>13929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funcionale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gumWQvvMygI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7" calcext:value-type="float">
            <text:p>13929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no funcionale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hqSX1DEwo4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8" calcext:value-type="float">
            <text:p>13929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estructurales y asociadas a cambios</text:p>
          </table:table-cell>
          <table:table-cell office:value-type="string" calcext:value-type="string">
            <text:p>Tyap Connectis</text:p>
          </table:table-cell>
          <table:table-cell office:value-type="string" calcext:value-type="string">
            <text:p>https://www.youtube.com/watch?v=40U8Ad3uSi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9" calcext:value-type="float">
            <text:p>13929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casos de uso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eStxoMGVqm8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2" calcext:value-type="float">
            <text:p>1004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agrama de interacción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jOXdN0ZkZt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4" calcext:value-type="float">
            <text:p>1004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ML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sxJEYOtkfj0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16" calcext:value-type="float">
            <text:p>1004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ado de software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jDaEx7OCztY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22" calcext:value-type="float">
            <text:p>1004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ociendo las pruebas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CSgdhH5gp_U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3" calcext:value-type="float">
            <text:p>13927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alidad del software</text:p>
          </table:table-cell>
          <table:table-cell office:value-type="string" calcext:value-type="string">
            <text:p>UCAM Universidad Católica de Murcia</text:p>
          </table:table-cell>
          <table:table-cell office:value-type="string" calcext:value-type="string">
            <text:p>https://www.youtube.com/watch?v=Hf-47kSvkHc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79" calcext:value-type="float">
            <text:p>13927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rabajo decente y crecimiento económico</text:p>
          </table:table-cell>
          <table:table-cell office:value-type="string" calcext:value-type="string">
            <text:p>UN Etxea - Asociación del País Vasco para la UNESCO</text:p>
          </table:table-cell>
          <table:table-cell office:value-type="string" calcext:value-type="string">
            <text:p>https://www.youtube.com/watch?v=UnVQRrxwkaQ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5" calcext:value-type="float">
            <text:p>14662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¿Por qué usar UML?</text:p>
          </table:table-cell>
          <table:table-cell office:value-type="string" calcext:value-type="string">
            <text:p>Uneduc | Gabriel Flores-Rozas</text:p>
          </table:table-cell>
          <table:table-cell office:value-type="string" calcext:value-type="string">
            <text:p>https://www.youtube.com/watch?v=Hn2VtYfPLtM</text:p>
          </table:table-cell>
          <table:table-cell office:value-type="string" calcext:value-type="string">
            <text:p>Diseño de software</text:p>
          </table:table-cell>
          <table:table-cell office:value-type="string" calcext:value-type="string">
            <text:p>https://edutin.com/curso-de-dise%C3%B1o-de-software-4296</text:p>
          </table:table-cell>
          <table:table-cell office:value-type="float" office:value="4296" calcext:value-type="float">
            <text:p>4296</text:p>
          </table:table-cell>
          <table:table-cell office:value-type="float" office:value="100401" calcext:value-type="float">
            <text:p>10040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objetivos de desarrollo sostenible</text:p>
          </table:table-cell>
          <table:table-cell office:value-type="string" calcext:value-type="string">
            <text:p>UNESCO en español</text:p>
          </table:table-cell>
          <table:table-cell office:value-type="string" calcext:value-type="string">
            <text:p>https://www.youtube.com/watch?v=MCKH5xk8X-g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22" calcext:value-type="float">
            <text:p>14662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istemas de gestión de base de datos</text:p>
          </table:table-cell>
          <table:table-cell office:value-type="string" calcext:value-type="string">
            <text:p>Uniremington Virtual</text:p>
          </table:table-cell>
          <table:table-cell office:value-type="string" calcext:value-type="string">
            <text:p>https://www.youtube.com/watch?v=L4WB2Tt55hs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3" calcext:value-type="float">
            <text:p>1092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efinición de variables y funciones</text:p>
          </table:table-cell>
          <table:table-cell office:value-type="string" calcext:value-type="string">
            <text:p>Universitat de les Illes Balears. Som UIB</text:p>
          </table:table-cell>
          <table:table-cell office:value-type="string" calcext:value-type="string">
            <text:p>https://www.youtube.com/watch?v=mHjLcDRKuz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58" calcext:value-type="float">
            <text:p>1011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Números complejos</text:p>
          </table:table-cell>
          <table:table-cell office:value-type="string" calcext:value-type="string">
            <text:p>Universitat de les Illes Balears. Som UIB</text:p>
          </table:table-cell>
          <table:table-cell office:value-type="string" calcext:value-type="string">
            <text:p>https://www.youtube.com/watch?v=eXb5WDwCUY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ttps://edutin.com/curso-de-r-4302</text:p>
          </table:table-cell>
          <table:table-cell office:value-type="float" office:value="4302" calcext:value-type="float">
            <text:p>4302</text:p>
          </table:table-cell>
          <table:table-cell office:value-type="float" office:value="101162" calcext:value-type="float">
            <text:p>10116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os tipos de datos en un ordenador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hkJUT2wgnXM</text:p>
          </table:table-cell>
          <table:table-cell office:value-type="string" calcext:value-type="string">
            <text:p>Computación y algoritmos</text:p>
          </table:table-cell>
          <table:table-cell office:value-type="string" calcext:value-type="string">
            <text:p>https://edutin.com/curso-de-computacion</text:p>
          </table:table-cell>
          <table:table-cell office:value-type="float" office:value="4586" calcext:value-type="float">
            <text:p>4586</text:p>
          </table:table-cell>
          <table:table-cell office:value-type="float" office:value="154453" calcext:value-type="float">
            <text:p>15445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oftware engineering (ingeniería del software)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2LRWpubRlLo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907" calcext:value-type="float">
            <text:p>9290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caja blanca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O6Cg4ing5b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98614" calcext:value-type="float">
            <text:p>986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unitarias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6EqQWVQNwlw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291" calcext:value-type="float">
            <text:p>13929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ruebas de caja negra</text:p>
          </table:table-cell>
          <table:table-cell office:value-type="string" calcext:value-type="string">
            <text:p>Universitat Politècnica de València - UPV</text:p>
          </table:table-cell>
          <table:table-cell office:value-type="string" calcext:value-type="string">
            <text:p>https://www.youtube.com/watch?v=pAVc6SY__cA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ttps://edutin.com/curso-de-tester-4275</text:p>
          </table:table-cell>
          <table:table-cell office:value-type="float" office:value="4275" calcext:value-type="float">
            <text:p>4275</text:p>
          </table:table-cell>
          <table:table-cell office:value-type="float" office:value="139318" calcext:value-type="float">
            <text:p>13931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rquitectura cliente-servidor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KA7Ngcgth0Q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6" calcext:value-type="float">
            <text:p>1593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láusula IN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bPDN6WBXCYg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6" calcext:value-type="float">
            <text:p>1014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Join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tXzMjIGbMxQ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7" calcext:value-type="float">
            <text:p>1014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Sum()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ZGZrEmWA2h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38" calcext:value-type="float">
            <text:p>1014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ón Avg()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q96vejXI0uM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43" calcext:value-type="float">
            <text:p>1014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r y ejecutar procedimiento almacenado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27GCC4Faodw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01458" calcext:value-type="float">
            <text:p>10145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structura Cliente / Servidor</text:p>
          </table:table-cell>
          <table:table-cell office:value-type="string" calcext:value-type="string">
            <text:p>UskoKruM2010</text:p>
          </table:table-cell>
          <table:table-cell office:value-type="string" calcext:value-type="string">
            <text:p>https://www.youtube.com/watch?v=KA7Ngcgth0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0" calcext:value-type="float">
            <text:p>1402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étodos abreviados en Access</text:p>
          </table:table-cell>
          <table:table-cell office:value-type="string" calcext:value-type="string">
            <text:p>VBA Access</text:p>
          </table:table-cell>
          <table:table-cell office:value-type="string" calcext:value-type="string">
            <text:p>https://www.youtube.com/watch?v=k511ABjheCA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4" calcext:value-type="float">
            <text:p>10811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r y exportar datos</text:p>
          </table:table-cell>
          <table:table-cell office:value-type="string" calcext:value-type="string">
            <text:p>VBA Access</text:p>
          </table:table-cell>
          <table:table-cell office:value-type="string" calcext:value-type="string">
            <text:p>https://www.youtube.com/watch?v=-OEYmysn9p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243" calcext:value-type="float">
            <text:p>10824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es CAST y CONVERT</text:p>
          </table:table-cell>
          <table:table-cell office:value-type="string" calcext:value-type="string">
            <text:p>Victor Cardenas</text:p>
          </table:table-cell>
          <table:table-cell office:value-type="string" calcext:value-type="string">
            <text:p>https://www.youtube.com/watch?v=3tDrGOei1xo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https://edutin.com/curso-de-sql-server-4304</text:p>
          </table:table-cell>
          <table:table-cell office:value-type="float" office:value="4304" calcext:value-type="float">
            <text:p>4304</text:p>
          </table:table-cell>
          <table:table-cell office:value-type="float" office:value="161277" calcext:value-type="float">
            <text:p>16127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dificación del contenido en HTTP</text:p>
          </table:table-cell>
          <table:table-cell office:value-type="string" calcext:value-type="string">
            <text:p>Victor Robles WEB</text:p>
          </table:table-cell>
          <table:table-cell office:value-type="string" calcext:value-type="string">
            <text:p>https://www.youtube.com/watch?v=_xid5rGIk8k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46" calcext:value-type="float">
            <text:p>14024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avanzada de temas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CCUI-JkuD-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290" calcext:value-type="float">
            <text:p>15929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rsonalización de componentes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CCUI-JkuD-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https://edutin.com/curso-de-bootstrap-4-3724</text:p>
          </table:table-cell>
          <table:table-cell office:value-type="float" office:value="3724" calcext:value-type="float">
            <text:p>3724</text:p>
          </table:table-cell>
          <table:table-cell office:value-type="float" office:value="159302" calcext:value-type="float">
            <text:p>15930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jemplo de Ajax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w8q0C2Fb-G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edutin.com/curso-de-javascript-4284</text:p>
          </table:table-cell>
          <table:table-cell office:value-type="float" office:value="4284" calcext:value-type="float">
            <text:p>4284</text:p>
          </table:table-cell>
          <table:table-cell office:value-type="float" office:value="99628" calcext:value-type="float">
            <text:p>9962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sulta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O76bVqXgP68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82393" calcext:value-type="float">
            <text:p>8239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exión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JhXfp8Hza7k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6" calcext:value-type="float">
            <text:p>15633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odelo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MlpOfInAEa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7" calcext:value-type="float">
            <text:p>15633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FJaBQLwtlgs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8" calcext:value-type="float">
            <text:p>15633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ctualiz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wnpIYZhZkaw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39" calcext:value-type="float">
            <text:p>1563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iminar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LPBmhblODeg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40" calcext:value-type="float">
            <text:p>15634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ront-end</text:p>
          </table:table-cell>
          <table:table-cell office:value-type="string" calcext:value-type="string">
            <text:p>Vida MRR - Programacion web</text:p>
          </table:table-cell>
          <table:table-cell office:value-type="string" calcext:value-type="string">
            <text:p>https://www.youtube.com/watch?v=xWoA8IEoO5o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https://edutin.com/curso-de-node-js-3760</text:p>
          </table:table-cell>
          <table:table-cell office:value-type="float" office:value="3760" calcext:value-type="float">
            <text:p>3760</text:p>
          </table:table-cell>
          <table:table-cell office:value-type="float" office:value="156341" calcext:value-type="float">
            <text:p>1563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troducir y filtrar datos</text:p>
          </table:table-cell>
          <table:table-cell office:value-type="string" calcext:value-type="string">
            <text:p>Videos HV 2020</text:p>
          </table:table-cell>
          <table:table-cell office:value-type="string" calcext:value-type="string">
            <text:p>https://www.youtube.com/watch?v=utDrL0FCxxQ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https://edutin.com/curso-de-access-4367</text:p>
          </table:table-cell>
          <table:table-cell office:value-type="float" office:value="4367" calcext:value-type="float">
            <text:p>4367</text:p>
          </table:table-cell>
          <table:table-cell office:value-type="float" office:value="108111" calcext:value-type="float">
            <text:p>10811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mportancia del análisis de datos</text:p>
          </table:table-cell>
          <table:table-cell office:value-type="string" calcext:value-type="string">
            <text:p>Virtual Training Lteam</text:p>
          </table:table-cell>
          <table:table-cell office:value-type="string" calcext:value-type="string">
            <text:p>https://www.youtube.com/watch?v=sv6yaVunVms</text:p>
          </table:table-cell>
          <table:table-cell office:value-type="string" calcext:value-type="string">
            <text:p>PowerBI</text:p>
          </table:table-cell>
          <table:table-cell office:value-type="string" calcext:value-type="string">
            <text:p>https://edutin.com/curso-de-power-bi-4345</text:p>
          </table:table-cell>
          <table:table-cell office:value-type="float" office:value="4345" calcext:value-type="float">
            <text:p>4345</text:p>
          </table:table-cell>
          <table:table-cell office:value-type="float" office:value="105350" calcext:value-type="float">
            <text:p>1053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takeholders</text:p>
          </table:table-cell>
          <table:table-cell office:value-type="string" calcext:value-type="string">
            <text:p>Virtual Training Lteam</text:p>
          </table:table-cell>
          <table:table-cell office:value-type="string" calcext:value-type="string">
            <text:p>https://www.youtube.com/watch?v=9AtaIAZEu0c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https://edutin.com/curso-de-gestion-de-proyectos-4414</text:p>
          </table:table-cell>
          <table:table-cell office:value-type="float" office:value="4414" calcext:value-type="float">
            <text:p>4414</text:p>
          </table:table-cell>
          <table:table-cell office:value-type="float" office:value="114327" calcext:value-type="float">
            <text:p>11432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Funcionamiento del micrófono</text:p>
          </table:table-cell>
          <table:table-cell office:value-type="string" calcext:value-type="string">
            <text:p>VirtualBrain</text:p>
          </table:table-cell>
          <table:table-cell office:value-type="string" calcext:value-type="string">
            <text:p>https://www.youtube.com/watch?v=Te1ZByiW4Fc</text:p>
          </table:table-cell>
          <table:table-cell office:value-type="string" calcext:value-type="string">
            <text:p>Introducción a la computación</text:p>
          </table:table-cell>
          <table:table-cell office:value-type="string" calcext:value-type="string">
            <text:p>https://edutin.com/curso-de-introduccion-a-la-computacion-4164</text:p>
          </table:table-cell>
          <table:table-cell office:value-type="float" office:value="4164" calcext:value-type="float">
            <text:p>4164</text:p>
          </table:table-cell>
          <table:table-cell office:value-type="float" office:value="92876" calcext:value-type="float">
            <text:p>928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écnicas avanzadas de SEO</text:p>
          </table:table-cell>
          <table:table-cell office:value-type="string" calcext:value-type="string">
            <text:p>VIVA! Conversion · Performance Marketing</text:p>
          </table:table-cell>
          <table:table-cell office:value-type="string" calcext:value-type="string">
            <text:p>https://www.youtube.com/watch?v=yXH6y5ayMWU</text:p>
          </table:table-cell>
          <table:table-cell office:value-type="string" calcext:value-type="string">
            <text:p>Shopify</text:p>
          </table:table-cell>
          <table:table-cell office:value-type="string" calcext:value-type="string">
            <text:p>https://edutin.com/curso-de-shopify-4311</text:p>
          </table:table-cell>
          <table:table-cell office:value-type="float" office:value="4311" calcext:value-type="float">
            <text:p>4311</text:p>
          </table:table-cell>
          <table:table-cell office:value-type="float" office:value="159952" calcext:value-type="float">
            <text:p>1599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probación y moderación de comentarios de usuarios</text:p>
          </table:table-cell>
          <table:table-cell office:value-type="string" calcext:value-type="string">
            <text:p>webempresa.com</text:p>
          </table:table-cell>
          <table:table-cell office:value-type="string" calcext:value-type="string">
            <text:p>https://www.youtube.com/watch?v=ICi8NgSnpr8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33" calcext:value-type="float">
            <text:p>1591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talación, activación y configuración de plugins</text:p>
          </table:table-cell>
          <table:table-cell office:value-type="string" calcext:value-type="string">
            <text:p>webempresa.com</text:p>
          </table:table-cell>
          <table:table-cell office:value-type="string" calcext:value-type="string">
            <text:p>https://www.youtube.com/watch?v=z31WaXbcQcc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50" calcext:value-type="float">
            <text:p>159150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xploración de plugins de seguridad populares</text:p>
          </table:table-cell>
          <table:table-cell office:value-type="string" calcext:value-type="string">
            <text:p>WORDPRESS EN ESPAÑOL (by GabiFlorensa)</text:p>
          </table:table-cell>
          <table:table-cell office:value-type="string" calcext:value-type="string">
            <text:p>https://www.youtube.com/watch?v=5NOqrGCzT70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01806" calcext:value-type="float">
            <text:p>10180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Diferencias entre WordPress.org y WordPress.com</text:p>
          </table:table-cell>
          <table:table-cell office:value-type="string" calcext:value-type="string">
            <text:p>WORDPRESS EN ESPAÑOL (by GabiFlorensa)</text:p>
          </table:table-cell>
          <table:table-cell office:value-type="string" calcext:value-type="string">
            <text:p>https://www.youtube.com/watch?v=jHUD9bYnAsQ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https://edutin.com/curso-de-wordpress-4309</text:p>
          </table:table-cell>
          <table:table-cell office:value-type="float" office:value="4309" calcext:value-type="float">
            <text:p>4309</text:p>
          </table:table-cell>
          <table:table-cell office:value-type="float" office:value="159116" calcext:value-type="float">
            <text:p>15911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HTML y su relevancia para CSS</text:p>
          </table:table-cell>
          <table:table-cell office:value-type="string" calcext:value-type="string">
            <text:p>Xk Web</text:p>
          </table:table-cell>
          <table:table-cell office:value-type="string" calcext:value-type="string">
            <text:p>https://www.youtube.com/watch?v=cWWQ-HIIg-Y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edutin.com/curso-de-css3-2960</text:p>
          </table:table-cell>
          <table:table-cell office:value-type="float" office:value="2960" calcext:value-type="float">
            <text:p>2960</text:p>
          </table:table-cell>
          <table:table-cell office:value-type="float" office:value="66131" calcext:value-type="float">
            <text:p>6613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El dato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mEeWiNwa_PI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ttps://edutin.com/curso-de-mysql-4303</text:p>
          </table:table-cell>
          <table:table-cell office:value-type="float" office:value="4303" calcext:value-type="float">
            <text:p>4303</text:p>
          </table:table-cell>
          <table:table-cell office:value-type="float" office:value="108664" calcext:value-type="float">
            <text:p>10866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Mi primera línea de código - "Hola mundo"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jxvgVTYcsnc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5" calcext:value-type="float">
            <text:p>10216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Variables y constante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E_CMFtj-YJA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7" calcext:value-type="float">
            <text:p>10216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ipos de datos primitivo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owxBT8bMv7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68" calcext:value-type="float">
            <text:p>102168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while - repeat while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XA2ePLxvuy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4" calcext:value-type="float">
            <text:p>1021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iclo for-in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8Yobo02yPws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https://edutin.com/curso-de-swift-4313</text:p>
          </table:table-cell>
          <table:table-cell office:value-type="float" office:value="4313" calcext:value-type="float">
            <text:p>4313</text:p>
          </table:table-cell>
          <table:table-cell office:value-type="float" office:value="102175" calcext:value-type="float">
            <text:p>10217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s fundamentales del dato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mEeWiNwa_PI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1" calcext:value-type="float">
            <text:p>10925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ases de datos</text:p>
          </table:table-cell>
          <table:table-cell office:value-type="string" calcext:value-type="string">
            <text:p>yacklyon</text:p>
          </table:table-cell>
          <table:table-cell office:value-type="string" calcext:value-type="string">
            <text:p>https://www.youtube.com/watch?v=eirNt2d9z6E</text:p>
          </table:table-cell>
          <table:table-cell office:value-type="string" calcext:value-type="string">
            <text:p>Curso de C#</text:p>
          </table:table-cell>
          <table:table-cell office:value-type="string" calcext:value-type="string">
            <text:p>https://edutin.com/curso-de-c-sharp-4294</text:p>
          </table:table-cell>
          <table:table-cell office:value-type="float" office:value="4294" calcext:value-type="float">
            <text:p>4294</text:p>
          </table:table-cell>
          <table:table-cell office:value-type="float" office:value="109252" calcext:value-type="float">
            <text:p>109252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cepto de plan de acción</text:p>
          </table:table-cell>
          <table:table-cell office:value-type="string" calcext:value-type="string">
            <text:p>Yeni Pérez Salazar</text:p>
          </table:table-cell>
          <table:table-cell office:value-type="string" calcext:value-type="string">
            <text:p>https://www.youtube.com/watch?v=u5hJEpgQ1iA</text:p>
          </table:table-cell>
          <table:table-cell office:value-type="string" calcext:value-type="string">
            <text:p>COBIT</text:p>
          </table:table-cell>
          <table:table-cell office:value-type="string" calcext:value-type="string">
            <text:p>https://edutin.com/curso-de-cobit-3923</text:p>
          </table:table-cell>
          <table:table-cell office:value-type="float" office:value="3923" calcext:value-type="float">
            <text:p>3923</text:p>
          </table:table-cell>
          <table:table-cell office:value-type="float" office:value="146615" calcext:value-type="float">
            <text:p>146615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Insertar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x8xFKP8peE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4" calcext:value-type="float">
            <text:p>15157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mando Eliminar 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zGPxY-d6tzU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https://edutin.com/curso-de-oracle-2351</text:p>
          </table:table-cell>
          <table:table-cell office:value-type="float" office:value="2351" calcext:value-type="float">
            <text:p>2351</text:p>
          </table:table-cell>
          <table:table-cell office:value-type="float" office:value="151576" calcext:value-type="float">
            <text:p>151576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nsertar registros en una tabla [Insert]</text:p>
          </table:table-cell>
          <table:table-cell office:value-type="string" calcext:value-type="string">
            <text:p>Yo Androide</text:p>
          </table:table-cell>
          <table:table-cell office:value-type="string" calcext:value-type="string">
            <text:p>https://www.youtube.com/watch?v=ANX6nDybTOM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edutin.com/curso-de-postgresql-4307</text:p>
          </table:table-cell>
          <table:table-cell office:value-type="float" office:value="4307" calcext:value-type="float">
            <text:p>4307</text:p>
          </table:table-cell>
          <table:table-cell office:value-type="float" office:value="101604" calcext:value-type="float">
            <text:p>101604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ndo nuevas colecciones a Firebase</text:p>
          </table:table-cell>
          <table:table-cell office:value-type="string" calcext:value-type="string">
            <text:p>YouTics</text:p>
          </table:table-cell>
          <table:table-cell office:value-type="string" calcext:value-type="string">
            <text:p>https://www.youtube.com/watch?v=xUT9hpujlKc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https://edutin.com/curso-de-angular-4298</text:p>
          </table:table-cell>
          <table:table-cell office:value-type="float" office:value="4298" calcext:value-type="float">
            <text:p>4298</text:p>
          </table:table-cell>
          <table:table-cell office:value-type="float" office:value="100761" calcext:value-type="float">
            <text:p>10076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Las herramientas de los servidores web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Uw9QdF-4qpc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3" calcext:value-type="float">
            <text:p>918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reación de un servidor FTP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TNL_6-Ia0P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39" calcext:value-type="float">
            <text:p>91839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Configuración de servidores web en Linux 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w7L2W1naSGQ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1" calcext:value-type="float">
            <text:p>91841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Ubuntu Terminal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DjveKGPe8F0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91847" calcext:value-type="float">
            <text:p>91847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spectos a tener en cuenta sobre los servidores web</text:p>
          </table:table-cell>
          <table:table-cell office:value-type="string" calcext:value-type="string">
            <text:p>ZoneClass</text:p>
          </table:table-cell>
          <table:table-cell office:value-type="string" calcext:value-type="string">
            <text:p>https://www.youtube.com/watch?v=tInf0cD9z7w</text:p>
          </table:table-cell>
          <table:table-cell office:value-type="string" calcext:value-type="string">
            <text:p>Servidores web</text:p>
          </table:table-cell>
          <table:table-cell office:value-type="string" calcext:value-type="string">
            <text:p>https://edutin.com/curso-de-servidores-web-4095</text:p>
          </table:table-cell>
          <table:table-cell office:value-type="float" office:value="4095" calcext:value-type="float">
            <text:p>4095</text:p>
          </table:table-cell>
          <table:table-cell office:value-type="float" office:value="140233" calcext:value-type="float">
            <text:p>140233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gregar colaboradores en Github</text:p>
          </table:table-cell>
          <table:table-cell office:value-type="string" calcext:value-type="string">
            <text:p>Zurck'z</text:p>
          </table:table-cell>
          <table:table-cell office:value-type="string" calcext:value-type="string">
            <text:p>https://www.youtube.com/watch?v=d5Af4FGM0c0</text:p>
          </table:table-cell>
          <table:table-cell office:value-type="string" calcext:value-type="string">
            <text:p>Curso de Git</text:p>
          </table:table-cell>
          <table:table-cell office:value-type="string" calcext:value-type="string">
            <text:p>https://edutin.com/curso-de-git-4324</text:p>
          </table:table-cell>
          <table:table-cell office:value-type="float" office:value="4324" calcext:value-type="float">
            <text:p>4324</text:p>
          </table:table-cell>
          <table:table-cell office:value-type="float" office:value="103305" calcext:value-type="float">
            <text:p>103305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'Canales-y-videos-afectados'.A1:'Canales-y-videos-afectados'.G1215" table:display-filter-buttons="true">
          <table:filter>
            <table:filter-and>
              <table:filter-condition table:value="TecnoBinaria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4T19:14:02.149907467</dc:date>
    <meta:editing-duration>PT59M18S</meta:editing-duration>
    <meta:editing-cycles>2</meta:editing-cycles>
    <meta:generator>LibreOffice/24.2.3.2$Linux_X86_64 LibreOffice_project/433d9c2ded56988e8a90e6b2e771ee4e6a5ab2ba</meta:generator>
    <meta:document-statistic meta:table-count="1" meta:cell-count="8505" meta:object-count="0"/>
  </office:meta>
</office:document-meta>
</file>